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10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3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75">
      <style:graphic-properties draw:fill="none" draw:stroke="solid" svg:stroke-width="0.0625in" svg:stroke-color="#e64823" draw:marker-end="a2074" svg:stroke-opacity="100%" svg:stroke-linecap="butt"/>
    </style:style>
    <style:style style:family="paragraph" style:name="a23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9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13">
      <style:graphic-properties draw:fill="none" draw:stroke="solid" svg:stroke-width="0.0625in" svg:stroke-color="#e64823" draw:marker-end="a2112" svg:stroke-opacity="100%" svg:stroke-linecap="butt"/>
    </style:style>
    <style:style style:family="text" style:name="a211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draw:fill="none" draw:stroke="solid" svg:stroke-width="0.0625in" svg:stroke-color="#e64823" draw:marker-end="a2080" svg:stroke-opacity="100%" svg:stroke-linecap="butt"/>
    </style:style>
    <style:style style:family="text" style:name="a208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7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9">
      <style:graphic-properties draw:fill="none" draw:stroke="solid" svg:stroke-width="0.0625in" svg:stroke-color="#e64823" draw:marker-end="a2088" svg:stroke-opacity="100%" svg:stroke-linecap="butt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7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2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2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6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28">
      <style:graphic-properties draw:fill="none" draw:stroke="solid" svg:stroke-width="0.0625in" svg:stroke-color="#e64823" draw:marker-end="a2127" svg:stroke-opacity="100%" svg:stroke-linecap="butt"/>
    </style:style>
    <style:style style:family="text" style:name="a209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0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95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98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325">
      <style:graphic-properties draw:fill="none" draw:stroke="solid" svg:stroke-width="0.0625in" svg:stroke-color="#e64823" draw:marker-end="a2324" svg:stroke-opacity="100%" svg:stroke-linecap="butt"/>
    </style:style>
    <style:style style:family="graphic" style:name="a2328">
      <style:graphic-properties draw:fill="none" draw:stroke="solid" svg:stroke-width="0.0625in" svg:stroke-color="#e64823" draw:marker-start="a2326" draw:marker-end="a2327" svg:stroke-opacity="100%" svg:stroke-linecap="butt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94">
      <style:graphic-properties draw:fill="none" draw:stroke="solid" svg:stroke-width="0.01389in" svg:stroke-color="#000000" svg:stroke-opacity="100%"/>
    </style:style>
    <style:style style:family="presentation" style:name="a2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9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5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1">
      <style:graphic-properties draw:fill="none" draw:stroke="solid" svg:stroke-width="0.0625in" svg:stroke-color="#e64823" draw:marker-end="a2150" svg:stroke-opacity="100%" svg:stroke-linecap="butt"/>
    </style:style>
    <style:style style:family="graphic" style:name="a2153">
      <style:graphic-properties draw:fill="none" draw:stroke="solid" svg:stroke-width="0.0625in" svg:stroke-color="#e64823" draw:marker-end="a2152" svg:stroke-opacity="100%" svg:stroke-linecap="butt"/>
    </style:style>
    <style:style style:family="text" style:name="a215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7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59">
      <style:graphic-properties draw:fill="none" draw:stroke="solid" svg:stroke-width="0.0625in" svg:stroke-color="#e64823" draw:marker-end="a2158" svg:stroke-opacity="100%" svg:stroke-linecap="butt"/>
    </style:style>
    <style:style style:family="paragraph" style:name="a2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7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69">
      <style:graphic-properties draw:fill="none" draw:stroke="solid" svg:stroke-width="0.0625in" svg:stroke-color="#e64823" draw:marker-end="a2168" svg:stroke-opacity="100%" svg:stroke-linecap="butt"/>
    </style:style>
    <style:style style:family="paragraph" style:name="a2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1">
      <style:graphic-properties draw:fill="none" draw:stroke="solid" svg:stroke-width="0.0625in" svg:stroke-color="#e64823" draw:marker-end="a2200" svg:stroke-opacity="100%" svg:stroke-linecap="butt"/>
    </style:style>
    <style:style style:family="graphic" style:name="a2204">
      <style:graphic-properties draw:fill="none" draw:stroke="solid" svg:stroke-width="0.0625in" svg:stroke-color="#e64823" draw:marker-start="a2202" draw:marker-end="a2203" svg:stroke-opacity="100%" svg:stroke-linecap="butt"/>
    </style:style>
    <style:style style:family="graphic" style:name="a2207">
      <style:graphic-properties draw:fill="none" draw:stroke="solid" svg:stroke-width="0.0625in" svg:stroke-color="#e64823" draw:marker-start="a2205" draw:marker-end="a2206" svg:stroke-opacity="100%" svg:stroke-linecap="butt"/>
    </style:style>
    <style:style style:family="graphic" style:name="a2171">
      <style:graphic-properties draw:fill="none" draw:stroke="solid" svg:stroke-width="0.0625in" svg:stroke-color="#e64823" draw:marker-end="a2170" svg:stroke-opacity="100%" svg:stroke-linecap="butt"/>
    </style:style>
    <style:style style:family="text" style:name="a217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79">
      <style:graphic-properties draw:fill="none" draw:stroke="solid" svg:stroke-width="0.0625in" svg:stroke-color="#e64823" draw:marker-end="a2178" svg:stroke-opacity="100%" svg:stroke-linecap="butt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5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210">
      <style:graphic-properties draw:fill="none" draw:stroke="solid" svg:stroke-width="0.0625in" svg:stroke-color="#e64823" draw:marker-start="a2208" draw:marker-end="a2209" svg:stroke-opacity="100%" svg:stroke-linecap="butt"/>
    </style:style>
    <style:style style:family="graphic" style:name="a2212">
      <style:graphic-properties draw:fill="none" draw:stroke="solid" svg:stroke-width="0.0625in" svg:stroke-color="#e64823" draw:marker-end="a2211" svg:stroke-opacity="100%" svg:stroke-linecap="butt"/>
    </style:style>
    <style:style style:family="graphic" style:name="a2215">
      <style:graphic-properties draw:fill="none" draw:stroke="solid" svg:stroke-width="0.0625in" svg:stroke-color="#e64823" draw:marker-start="a2213" draw:marker-end="a2214" svg:stroke-opacity="100%" svg:stroke-linecap="butt"/>
    </style:style>
    <style:style style:family="text" style:name="a221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1">
      <style:graphic-properties draw:fill="none" draw:stroke="solid" svg:stroke-width="0.0625in" svg:stroke-color="#e64823" draw:marker-end="a2180" svg:stroke-opacity="100%" svg:stroke-linecap="butt"/>
    </style:style>
    <style:style style:family="graphic" style:name="a2183">
      <style:graphic-properties draw:fill="none" draw:stroke="solid" svg:stroke-width="0.0625in" svg:stroke-color="#e64823" draw:marker-end="a2182" svg:stroke-opacity="100%" svg:stroke-linecap="butt"/>
    </style:style>
    <style:style style:family="graphic" style:name="a2185">
      <style:graphic-properties draw:fill="none" draw:stroke="solid" svg:stroke-width="0.0625in" svg:stroke-color="#e64823" draw:marker-end="a2184" svg:stroke-opacity="100%" svg:stroke-linecap="butt"/>
    </style:style>
    <style:style style:family="text" style:name="a218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9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20">
      <style:graphic-properties draw:fill="none" draw:stroke="solid" svg:stroke-width="0.0625in" svg:stroke-color="#e64823" draw:marker-end="a2019" svg:stroke-opacity="100%" svg:stroke-linecap="butt"/>
    </style:style>
    <style:style style:family="text" style:name="a202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28">
      <style:graphic-properties draw:fill="none" draw:stroke="solid" svg:stroke-width="0.0625in" svg:stroke-color="#e64823" draw:marker-end="a2027" svg:stroke-opacity="100%" svg:stroke-linecap="butt"/>
    </style:style>
    <style:style style:family="text" style:name="a202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1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223">
      <style:graphic-properties draw:fill="none" draw:stroke="solid" svg:stroke-width="0.0625in" svg:stroke-color="#e64823" draw:marker-end="a2222" svg:stroke-opacity="100%" svg:stroke-linecap="butt"/>
    </style:style>
    <style:style style:family="text" style:name="a222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9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30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0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232">
      <style:graphic-properties draw:fill="none" draw:stroke="solid" svg:stroke-width="0.0625in" svg:stroke-color="#e64823" draw:marker-end="a2231" svg:stroke-opacity="100%" svg:stroke-linecap="butt"/>
    </style:style>
    <style:style style:family="graphic" style:name="a2233" style:parent-style-name="Graphics">
      <style:graphic-properties draw:fill="none" draw:stroke="none"/>
    </style:style>
    <style:style style:family="presentation" style:name="a2234">
      <style:graphic-properties draw:fill="none" draw:stroke="solid" svg:stroke-width="0.01389in" svg:stroke-color="#000000" svg:stroke-opacity="100%"/>
    </style:style>
    <style:style style:family="presentation" style:name="a2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3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0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42">
      <style:graphic-properties draw:fill="none" draw:stroke="solid" svg:stroke-width="0.0625in" svg:stroke-color="#e64823" draw:marker-end="a2041" svg:stroke-opacity="100%" svg:stroke-linecap="butt"/>
    </style:style>
    <style:style style:family="text" style:name="a204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5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4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8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0">
      <style:graphic-properties draw:fill="none" draw:stroke="solid" svg:stroke-width="0.0625in" svg:stroke-color="#e64823" draw:marker-end="a2049" svg:stroke-opacity="100%" svg:stroke-linecap="butt"/>
    </style:style>
    <style:style style:family="text" style:name="a2051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1">
      <style:graphic-properties draw:fill="none" draw:stroke="solid" svg:stroke-width="0.0625in" svg:stroke-color="#e64823" draw:marker-end="a2060" svg:stroke-opacity="100%" svg:stroke-linecap="butt"/>
    </style:style>
    <style:style style:family="text" style:name="a206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wrap" fo:padding-top="0.05in" fo:padding-bottom="0.05in" fo:padding-left="0.1in" fo:padding-right="0.1in" draw:textarea-vertical-align="middle" draw:textarea-horizontal-align="center" draw:fill="solid" draw:fill-color="#fee9d2" draw:opacity="100%" draw:stroke="solid" svg:stroke-width="0.01736in" svg:stroke-color="#bc940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0">
      <style:graphic-properties draw:fill="none" draw:stroke="solid" svg:stroke-width="0.0625in" svg:stroke-color="#e64823" draw:marker-end="a2099" svg:stroke-opacity="100%" svg:stroke-linecap="butt"/>
    </style:style>
    <style:style style:family="graphic" style:name="a2102">
      <style:graphic-properties draw:fill="none" draw:stroke="solid" svg:stroke-width="0.0625in" svg:stroke-color="#e64823" draw:marker-end="a2101" svg:stroke-opacity="100%" svg:stroke-linecap="butt"/>
    </style:style>
    <style:style style:family="graphic" style:name="a2104">
      <style:graphic-properties draw:fill="none" draw:stroke="solid" svg:stroke-width="0.0625in" svg:stroke-color="#e64823" draw:marker-end="a2103" svg:stroke-opacity="100%" svg:stroke-linecap="butt"/>
    </style:style>
  </office:automatic-styles>
  <office:body>
    <office:presentation>
      <draw:page draw:name="Slide122" draw:style-name="a2005" draw:master-page-name="Master1-Layout4-titleOnly-タイトルのみ" presentation:presentation-page-layout-name="Master1-PPL4" draw:id="Slide-377">
        <draw:frame draw:id="id228" presentation:style-name="a2008" draw:name="タイトル 4" svg:x="1.2in" svg:y="0.15294in" svg:width="11in" svg:height="0.92941in" presentation:class="title" presentation:placeholder="false">
          <draw:text-box>
            <text:p text:style-name="a2007" text:class-names="" text:cond-style-name=""><text:span text:style-name="a2006" text:class-names="">プロセスフローダイアグラム</text:span></text:p>
          </draw:text-box>
          <svg:title/>
          <svg:desc/>
        </draw:frame>
        <draw:frame draw:id="id229" draw:style-name="a2012" draw:name="スライド番号プレースホルダー 3" svg:x="10.35314in" svg:y="7.06451in" svg:width="1.98072in" svg:height="0.39931in">
          <draw:text-box>
            <text:p text:style-name="a2011" text:class-names="" text:cond-style-name=""><text:span text:style-name="a2009" text:class-names=""><text:page-number style:num-format="1" text:fixed="false">1</text:page-number></text:span><text:span text:style-name="a2010" text:class-names=""/></text:p>
          </draw:text-box>
          <svg:title/>
          <svg:desc/>
        </draw:frame>
        <draw:custom-shape svg:x="0.18061in" svg:y="1.16658in" svg:width="1.20813in" svg:height="0.75359in" draw:id="id230" draw:style-name="a2015" draw:name="フローチャート: 書類 5">
          <svg:title/>
          <svg:desc/>
          <text:p text:style-name="a2014" text:class-names="" text:cond-style-name=""><text:span text:style-name="a2013" text:class-names="">ナレッジ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1.7701in" svg:y="1.35648in" svg:width="1.23122in" svg:height="0.63808in" draw:id="id231" draw:style-name="a2018" draw:name="フローチャート: 代替処理 6">
          <svg:title/>
          <svg:desc/>
          <text:p text:style-name="a2017" text:class-names="" text:cond-style-name=""><text:span text:style-name="a2016" text:class-names="">フォールト出し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1.38874in" svg:y1="1.54337in" draw:start-shape="id230" draw:start-glue-point="1" svg:x2="1.7701in" svg:y2="1.67552in" draw:end-shape="id231" draw:end-glue-point="3" draw:id="id232" draw:style-name="a2020" draw:name="曲線コネクタ 7">
          <svg:title/>
          <svg:desc/>
        </draw:connector>
        <draw:custom-shape svg:x="2.77696in" svg:y="2.40021in" svg:width="1.20813in" svg:height="0.75359in" draw:id="id233" draw:style-name="a2026" draw:name="フローチャート: 書類 10">
          <svg:title/>
          <svg:desc/>
          <text:p text:style-name="a2023" text:class-names="" text:cond-style-name=""><text:span text:style-name="a2021" text:class-names="">フォールト</text:span><text:span text:style-name="a2022" text:class-names=""/></text:p>
          <text:p text:style-name="a2025" text:class-names="" text:cond-style-name=""><text:span text:style-name="a2024" text:class-names="">リスト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2.97256in" svg:y1="2.19016in" draw:start-shape="id231" draw:start-glue-point="2" svg:x2="2.19011in" svg:y2="2.5814in" draw:end-shape="id233" draw:end-glue-point="3" draw:id="id234" draw:style-name="a2028" draw:transform="translate(-2.58134in -2.38578in) rotate(-4.71239) translate(2.58134in 2.38578in)" draw:name="曲線コネクタ 11">
          <svg:title/>
          <svg:desc/>
        </draw:connector>
        <draw:custom-shape svg:x="4.77752in" svg:y="2.39124in" svg:width="1.23122in" svg:height="0.75359in" draw:id="id235" draw:style-name="a2040" draw:name="フローチャート: 代替処理 16">
          <svg:title/>
          <svg:desc/>
          <text:p text:style-name="a2031" text:class-names="" text:cond-style-name=""><text:span text:style-name="a2029" text:class-names="">フォールト</text:span><text:span text:style-name="a2030" text:class-names=""/></text:p>
          <text:p text:style-name="a2034" text:class-names="" text:cond-style-name=""><text:span text:style-name="a2032" text:class-names="">ツリー</text:span><text:span text:style-name="a2033" text:class-names=""/></text:p>
          <text:p text:style-name="a2037" text:class-names="" text:cond-style-name=""><text:span text:style-name="a2035" text:class-names="">フレーム</text:span><text:span text:style-name="a2036" text:class-names=""/></text:p>
          <text:p text:style-name="a2039" text:class-names="" text:cond-style-name=""><text:span text:style-name="a2038" text:class-names="">づくり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3.98509in" svg:y1="2.77701in" draw:start-shape="id233" draw:start-glue-point="1" svg:x2="4.77752in" svg:y2="2.76803in" draw:end-shape="id235" draw:end-glue-point="3" draw:id="id236" draw:style-name="a2042" draw:name="曲線コネクタ 17">
          <svg:title/>
          <svg:desc/>
        </draw:connector>
        <draw:custom-shape svg:x="2.78278in" svg:y="3.44296in" svg:width="1.23122in" svg:height="0.63808in" draw:id="id237" draw:style-name="a2045" draw:name="フローチャート: 代替処理 20">
          <svg:title/>
          <svg:desc/>
          <text:p text:style-name="a2044" text:class-names="" text:cond-style-name=""><text:span text:style-name="a2043" text:class-names="">被害額評価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4.67137in" svg:y="3.6032in" svg:width="1.20813in" svg:height="0.75359in" draw:id="id238" draw:style-name="a2048" draw:name="フローチャート: 書類 21">
          <svg:title/>
          <svg:desc/>
          <text:p text:style-name="a2047" text:class-names="" text:cond-style-name=""><text:span text:style-name="a2046" text:class-names="">被害額一覧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4.014in" svg:y1="3.762in" draw:start-shape="id237" draw:start-glue-point="1" svg:x2="4.67137in" svg:y2="3.98in" draw:end-shape="id238" draw:end-glue-point="3" draw:id="id239" draw:style-name="a2050" draw:name="曲線コネクタ 22">
          <svg:title/>
          <svg:desc/>
        </draw:connector>
        <draw:custom-shape svg:x="6.50379in" svg:y="2.39164in" svg:width="1.20813in" svg:height="0.75359in" draw:id="id240" draw:style-name="a2059" draw:name="フローチャート: 書類 25">
          <svg:title/>
          <svg:desc/>
          <text:p text:style-name="a2053" text:class-names="" text:cond-style-name=""><text:span text:style-name="a2051" text:class-names="">フォールト</text:span><text:span text:style-name="a2052" text:class-names=""/></text:p>
          <text:p text:style-name="a2056" text:class-names="" text:cond-style-name=""><text:span text:style-name="a2054" text:class-names="">ツリー</text:span><text:span text:style-name="a2055" text:class-names=""/></text:p>
          <text:p text:style-name="a2058" text:class-names="" text:cond-style-name=""><text:span text:style-name="a2057" text:class-names="">フレーム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6.00875in" svg:y1="2.76803in" draw:start-shape="id235" draw:start-glue-point="1" svg:x2="6.50379in" svg:y2="2.76843in" draw:end-shape="id240" draw:end-glue-point="3" draw:id="id241" draw:style-name="a2061" draw:name="曲線コネクタ 26">
          <svg:title/>
          <svg:desc/>
        </draw:connector>
        <draw:custom-shape svg:x="1.35717in" svg:y="5.29962in" svg:width="1.09534in" svg:height="0.75132in" draw:id="id242" draw:style-name="a2067" draw:name="フローチャート: 複数書類 30">
          <svg:title/>
          <svg:desc/>
          <text:p text:style-name="a2064" text:class-names="" text:cond-style-name=""><text:span text:style-name="a2062" text:class-names="">ソース</text:span><text:span text:style-name="a2063" text:class-names=""/></text:p>
          <text:p text:style-name="a2066" text:class-names="" text:cond-style-name=""><text:span text:style-name="a2065" text:class-names="">コード</text:span></text:p>
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4 * 3675 / 21600"/>
            <draw:equation draw:name="f9" draw:formula="?f4 * 20782 / 21600"/>
            <draw:equation draw:name="f10" draw:formula="?f5 * 9298 / 21600"/>
            <draw:equation draw:name="f11" draw:formula="?f5 * 12286 / 21600"/>
            <draw:equation draw:name="f12" draw:formula="?f5 * 18595 / 21600"/>
            <draw:equation draw:name="f13" draw:formula="?f11 / ?f6"/>
            <draw:equation draw:name="f14" draw:formula="?f2 / ?f7"/>
            <draw:equation draw:name="f15" draw:formula="?f10 / ?f6"/>
            <draw:equation draw:name="f16" draw:formula="?f9 / ?f7"/>
            <draw:equation draw:name="f17" draw:formula="?f0 / ?f6"/>
            <draw:equation draw:name="f18" draw:formula="?f12 / ?f6"/>
            <draw:equation draw:name="f19" draw:formula="?f8 / ?f7"/>
          </draw:enhanced-geometry>
        </draw:custom-shape>
        <draw:custom-shape svg:x="2.78107in" svg:y="5.35204in" svg:width="1.23122in" svg:height="0.63808in" draw:id="id243" draw:style-name="a2073" draw:name="フローチャート: 代替処理 42">
          <svg:title/>
          <svg:desc/>
          <text:p text:style-name="a2070" text:class-names="" text:cond-style-name=""><text:span text:style-name="a2068" text:class-names="">Bugspots</text:span><text:span text:style-name="a2069" text:class-names=""/></text:p>
          <text:p text:style-name="a2072" text:class-names="" text:cond-style-name=""><text:span text:style-name="a2071" text:class-names="">解析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2.45251in" svg:y1="5.67527in" draw:start-shape="id242" draw:start-glue-point="1" svg:x2="2.78107in" svg:y2="5.67108in" draw:end-shape="id243" draw:end-glue-point="3" draw:id="id244" draw:style-name="a2075" draw:name="曲線コネクタ 43">
          <svg:title/>
          <svg:desc/>
        </draw:connector>
        <draw:custom-shape svg:x="2.81021in" svg:y="4.33388in" svg:width="1.20813in" svg:height="0.75359in" draw:id="id245" draw:style-name="a2079" draw:name="フローチャート: 書類 46">
          <svg:title/>
          <svg:desc/>
          <text:p text:style-name="a2078" text:class-names="" text:cond-style-name=""><text:span text:style-name="a2076" text:class-names="">Bugspots</text:span><text:span text:style-name="a2077" text:class-names="">結果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3.56267in" svg:y1="5.20364in" draw:start-shape="id243" draw:start-glue-point="0" svg:x2="3.24828in" svg:y2="5.18604in" draw:end-shape="id245" draw:end-glue-point="4" draw:id="id246" draw:style-name="a2081" draw:transform="translate(-3.40548in -5.19484in) rotate(-1.5708) translate(3.40548in 5.19484in)" draw:name="曲線コネクタ 47">
          <svg:title/>
          <svg:desc/>
        </draw:connector>
        <draw:custom-shape svg:x="4.54318in" svg:y="4.54407in" svg:width="1.23122in" svg:height="0.63808in" draw:id="id247" draw:style-name="a2087" draw:name="フローチャート: 代替処理 51">
          <svg:title/>
          <svg:desc/>
          <text:p text:style-name="a2084" text:class-names="" text:cond-style-name=""><text:span text:style-name="a2082" text:class-names="">リスク値</text:span><text:span text:style-name="a2083" text:class-names=""/></text:p>
          <text:p text:style-name="a2086" text:class-names="" text:cond-style-name=""><text:span text:style-name="a2085" text:class-names="">判断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4.01834in" svg:y1="4.71067in" draw:start-shape="id245" draw:start-glue-point="1" svg:x2="4.54318in" svg:y2="4.86311in" draw:end-shape="id247" draw:end-glue-point="3" draw:id="id248" draw:style-name="a2089" draw:name="曲線コネクタ 52">
          <svg:title/>
          <svg:desc/>
        </draw:connector>
        <draw:custom-shape svg:x="6.53141in" svg:y="4.75957in" svg:width="1.20813in" svg:height="0.75359in" draw:id="id249" draw:style-name="a2095" draw:name="フローチャート: 書類 55">
          <svg:title/>
          <svg:desc/>
          <text:p text:style-name="a2092" text:class-names="" text:cond-style-name=""><text:span text:style-name="a2090" text:class-names="">リスク値</text:span><text:span text:style-name="a2091" text:class-names=""/></text:p>
          <text:p text:style-name="a2094" text:class-names="" text:cond-style-name=""><text:span text:style-name="a2093" text:class-names="">一覧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6.50379in" svg:y="3.65384in" svg:width="1.23122in" svg:height="0.63808in" draw:id="id250" draw:style-name="a2098" draw:name="フローチャート: 代替処理 99">
          <svg:title/>
          <svg:desc/>
          <text:p text:style-name="a2097" text:class-names="" text:cond-style-name=""><text:span text:style-name="a2096" text:class-names="">影響とリスクの割り当て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5.8795in" svg:y1="3.98in" draw:start-shape="id238" draw:start-glue-point="1" svg:x2="6.50379in" svg:y2="3.97288in" draw:end-shape="id250" draw:end-glue-point="3" draw:id="id251" draw:style-name="a2100" draw:name="曲線コネクタ 100">
          <svg:title/>
          <svg:desc/>
        </draw:connector>
        <draw:connector draw:type="curve" svg:x1="7.39285in" svg:y1="3.36885in" draw:start-shape="id240" draw:start-glue-point="4" svg:x2="6.83441in" svg:y2="3.38039in" draw:end-shape="id250" draw:end-glue-point="0" draw:id="id252" draw:style-name="a2102" draw:transform="translate(-7.11363in -3.37462in) rotate(-4.71239) translate(7.11363in 3.37462in)" draw:name="曲線コネクタ 103">
          <svg:title/>
          <svg:desc/>
        </draw:connector>
        <draw:connector draw:type="curve" svg:x1="6.89361in" svg:y1="4.53378in" draw:start-shape="id249" draw:start-glue-point="0" svg:x2="7.36127in" svg:y2="4.51771in" draw:end-shape="id250" draw:end-glue-point="2" draw:id="id253" draw:style-name="a2104" draw:transform="translate(-7.12744in -4.52574in) rotate(-4.71239) translate(7.12744in 4.52574in)" draw:name="曲線コネクタ 106">
          <svg:title/>
          <svg:desc/>
        </draw:connector>
        <draw:custom-shape svg:x="8.96825in" svg:y="3.8682in" svg:width="1.20813in" svg:height="0.75359in" draw:id="id254" draw:style-name="a2111" draw:name="フローチャート: 書類 112">
          <svg:title/>
          <svg:desc/>
          <text:p text:style-name="a2107" text:class-names="" text:cond-style-name=""><text:span text:style-name="a2105" text:class-names="">フォールト</text:span><text:span text:style-name="a2106" text:class-names=""/></text:p>
          <text:p text:style-name="a2110" text:class-names="" text:cond-style-name=""><text:span text:style-name="a2108" text:class-names="">ツリー図</text:span><text:span text:style-name="a2109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7.73501in" svg:y1="3.97288in" draw:start-shape="id250" draw:start-glue-point="1" svg:x2="8.96825in" svg:y2="4.24499in" draw:end-shape="id254" draw:end-glue-point="3" draw:id="id255" draw:style-name="a2113" draw:name="曲線コネクタ 113">
          <svg:title/>
          <svg:desc/>
        </draw:connector>
        <draw:custom-shape svg:x="9.64517in" svg:y="2.46291in" svg:width="1.23122in" svg:height="0.63808in" draw:id="id256" draw:style-name="a2122" draw:name="フローチャート: 代替処理 116">
          <svg:title/>
          <svg:desc/>
          <text:p text:style-name="a2116" text:class-names="" text:cond-style-name=""><text:span text:style-name="a2114" text:class-names="">対処する</text:span><text:span text:style-name="a2115" text:class-names=""/></text:p>
          <text:p text:style-name="a2119" text:class-names="" text:cond-style-name=""><text:span text:style-name="a2117" text:class-names="">フォールト</text:span><text:span text:style-name="a2118" text:class-names=""/></text:p>
          <text:p text:style-name="a2121" text:class-names="" text:cond-style-name=""><text:span text:style-name="a2120" text:class-names="">選定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7.91385in" svg:y="2.38412in" svg:width="1.20813in" svg:height="0.75359in" draw:id="id257" draw:style-name="a2126" draw:name="フローチャート: 書類 146">
          <svg:title/>
          <svg:desc/>
          <text:p text:style-name="a2125" text:class-names="" text:cond-style-name=""><text:span text:style-name="a2123" text:class-names="">テスト種類表</text:span><text:span text:style-name="a2124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9.12199in" svg:y1="2.76091in" draw:start-shape="id257" draw:start-glue-point="1" svg:x2="9.64517in" svg:y2="2.78195in" draw:end-shape="id256" draw:end-glue-point="3" draw:id="id258" draw:style-name="a2128" draw:name="曲線コネクタ 147">
          <svg:title/>
          <svg:desc/>
        </draw:connector>
        <draw:custom-shape svg:x="11.12095in" svg:y="3.92735in" svg:width="1.23122in" svg:height="0.63808in" draw:id="id259" draw:style-name="a2135" draw:name="フローチャート: 代替処理 156">
          <svg:title/>
          <svg:desc/>
          <text:p text:style-name="a2131" text:class-names="" text:cond-style-name=""><text:span text:style-name="a2129" text:class-names="">対処方法の</text:span><text:span text:style-name="a2130" text:class-names=""/></text:p>
          <text:p text:style-name="a2134" text:class-names="" text:cond-style-name=""><text:span text:style-name="a2132" text:class-names="">決定</text:span><text:span text:style-name="a2133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ustom-shape svg:x="11.98399in" svg:y="5.32572in" svg:width="1.20813in" svg:height="0.75359in" draw:id="id260" draw:style-name="a2145" draw:name="フローチャート: 書類 160">
          <svg:title/>
          <svg:desc/>
          <text:p text:style-name="a2138" text:class-names="" text:cond-style-name=""><text:span text:style-name="a2136" text:class-names="">フォールト</text:span><text:span text:style-name="a2137" text:class-names=""/></text:p>
          <text:p text:style-name="a2141" text:class-names="" text:cond-style-name=""><text:span text:style-name="a2139" text:class-names="">テスト</text:span><text:span text:style-name="a2140" text:class-names=""/></text:p>
          <text:p text:style-name="a2144" text:class-names="" text:cond-style-name=""><text:span text:style-name="a2142" text:class-names="">の重み表</text:span><text:span text:style-name="a2143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8.88433in" svg:y="5.32572in" svg:width="1.23122in" svg:height="0.63808in" draw:id="id261" draw:style-name="a2149" draw:name="フローチャート: 代替処理 176">
          <svg:title/>
          <svg:desc/>
          <text:p text:style-name="a2148" text:class-names="" text:cond-style-name=""><text:span text:style-name="a2146" text:class-names="">テストケースの作成</text:span><text:span text:style-name="a2147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11.78216in" svg:y1="5.37132in" draw:start-shape="id260" draw:start-glue-point="0" svg:x2="12.54245in" svg:y2="4.51983in" draw:end-shape="id259" draw:end-glue-point="2" draw:id="id262" draw:style-name="a2151" draw:transform="translate(-12.16231in -4.94558in) rotate(-4.71239) translate(12.16231in 4.94558in)" draw:name="曲線コネクタ 177">
          <svg:title/>
          <svg:desc/>
        </draw:connector>
        <draw:connector draw:type="curve" svg:x1="9.27338in" svg:y1="6.19036in" draw:start-shape="id261" draw:start-glue-point="2" svg:x2="9.7265in" svg:y2="6.20425in" draw:end-shape="id263" draw:end-glue-point="4" draw:id="id264" draw:style-name="a2153" draw:transform="translate(-9.49994in -6.1973in) rotate(-1.5708) translate(9.49994in 6.1973in)" draw:name="曲線コネクタ 184">
          <svg:title/>
          <svg:desc/>
        </draw:connector>
        <draw:custom-shape svg:x="6.40925in" svg:y="6.53891in" svg:width="1.23122in" svg:height="0.63808in" draw:id="id265" draw:style-name="a2157" draw:name="フローチャート: 代替処理 187">
          <svg:title/>
          <svg:desc/>
          <text:p text:style-name="a2156" text:class-names="" text:cond-style-name=""><text:span text:style-name="a2154" text:class-names="">テストケースの実行</text:span><text:span text:style-name="a2155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7.64048in" svg:y1="6.85795in" draw:start-shape="id263" draw:start-glue-point="3" svg:x2="8.70087in" svg:y2="6.83596in" draw:end-shape="id265" draw:end-glue-point="1" draw:id="id266" draw:style-name="a2159" draw:transform="translate(-8.17067in -6.84696in) rotate(-3.14159) translate(8.17067in 6.84696in)" draw:name="曲線コネクタ 188">
          <svg:title/>
          <svg:desc/>
        </draw:connector>
        <draw:custom-shape svg:x="4.64022in" svg:y="5.66333in" svg:width="1.20813in" svg:height="0.75359in" draw:id="id267" draw:style-name="a2163" draw:name="フローチャート: 書類 192">
          <svg:title/>
          <svg:desc/>
          <text:p text:style-name="a2162" text:class-names="" text:cond-style-name=""><text:span text:style-name="a2160" text:class-names="">テスト結果</text:span><text:span text:style-name="a2161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0.18061in" svg:y="6.18097in" svg:width="1.20813in" svg:height="0.75359in" draw:id="id268" draw:style-name="a2167" draw:name="フローチャート: 書類 193">
          <svg:title/>
          <svg:desc/>
          <text:p text:style-name="a2166" text:class-names="" text:cond-style-name=""><text:span text:style-name="a2164" text:class-names="">バグ票一覧</text:span><text:span text:style-name="a2165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4.96095in" svg:y1="5.46549in" draw:start-shape="id267" draw:start-glue-point="0" svg:x2="5.44213in" svg:y2="5.37999in" draw:end-shape="id247" draw:end-glue-point="2" draw:id="id269" draw:style-name="a2169" draw:transform="translate(-5.20154in -5.42274in) rotate(-4.71239) translate(5.20154in 5.42274in)" draw:name="曲線コネクタ 200">
          <svg:title/>
          <svg:desc/>
        </draw:connector>
        <draw:connector draw:type="curve" svg:x1="3.53012in" svg:y1="4.42096in" draw:start-shape="id268" draw:start-glue-point="0" svg:x2="-0.97534in" svg:y2="3.43553in" draw:end-shape="id231" draw:end-glue-point="3" draw:id="id270" draw:style-name="a2171" draw:transform="translate(-1.27739in -3.92824in) rotate(-1.5708) translate(1.27739in 3.92824in)" draw:name="曲線コネクタ 230">
          <svg:title/>
          <svg:desc/>
        </draw:connector>
        <draw:custom-shape svg:x="8.70087in" svg:y="6.41692in" svg:width="1.40485in" svg:height="0.83809in" draw:id="id263" draw:style-name="a2177" draw:name="フローチャート: 複数書類 56">
          <svg:title/>
          <svg:desc/>
          <text:p text:style-name="a2174" text:class-names="" text:cond-style-name=""><text:span text:style-name="a2172" text:class-names="">フォールト</text:span><text:span text:style-name="a2173" text:class-names=""/></text:p>
          <text:p text:style-name="a2176" text:class-names="" text:cond-style-name=""><text:span text:style-name="a2175" text:class-names="">テストケース</text:span></text:p>
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4 * 3675 / 21600"/>
            <draw:equation draw:name="f9" draw:formula="?f4 * 20782 / 21600"/>
            <draw:equation draw:name="f10" draw:formula="?f5 * 9298 / 21600"/>
            <draw:equation draw:name="f11" draw:formula="?f5 * 12286 / 21600"/>
            <draw:equation draw:name="f12" draw:formula="?f5 * 18595 / 21600"/>
            <draw:equation draw:name="f13" draw:formula="?f11 / ?f6"/>
            <draw:equation draw:name="f14" draw:formula="?f2 / ?f7"/>
            <draw:equation draw:name="f15" draw:formula="?f10 / ?f6"/>
            <draw:equation draw:name="f16" draw:formula="?f9 / ?f7"/>
            <draw:equation draw:name="f17" draw:formula="?f0 / ?f6"/>
            <draw:equation draw:name="f18" draw:formula="?f12 / ?f6"/>
            <draw:equation draw:name="f19" draw:formula="?f8 / ?f7"/>
          </draw:enhanced-geometry>
        </draw:custom-shape>
        <draw:connector draw:type="curve" svg:x1="1.38874in" svg:y1="6.55776in" draw:start-shape="id265" draw:start-glue-point="3" svg:x2="6.40926in" svg:y2="6.85795in" draw:end-shape="id268" draw:end-glue-point="1" draw:id="id271" draw:style-name="a2179" draw:transform="translate(-3.899in -6.70786in) rotate(-3.14159) translate(3.899in 6.70786in)" draw:name="曲線コネクタ 57">
          <svg:title/>
          <svg:desc/>
        </draw:connector>
        <draw:connector draw:type="curve" svg:x1="5.24429in" svg:y1="6.3671in" draw:start-shape="id265" draw:start-glue-point="3" svg:x2="6.40925in" svg:y2="6.85795in" draw:end-shape="id267" draw:end-glue-point="4" draw:id="id272" draw:style-name="a2181" draw:transform="translate(-5.82677in -6.61253in) rotate(-3.14159) translate(5.82677in 6.61253in)" draw:name="曲線コネクタ 60">
          <svg:title/>
          <svg:desc/>
        </draw:connector>
        <draw:connector draw:type="curve" svg:x1="5.7744in" svg:y1="4.86311in" draw:start-shape="id247" draw:start-glue-point="1" svg:x2="6.53141in" svg:y2="5.13636in" draw:end-shape="id249" draw:end-glue-point="3" draw:id="id273" draw:style-name="a2183" draw:name="曲線コネクタ 63">
          <svg:title/>
          <svg:desc/>
        </draw:connector>
        <draw:connector draw:type="curve" svg:x1="0.0631in" svg:y1="3.59261in" draw:start-shape="id242" draw:start-glue-point="4" svg:x2="3.6872in" svg:y2="3.38252in" draw:end-shape="id231" draw:end-glue-point="3" draw:id="id274" draw:style-name="a2185" draw:transform="translate(-1.87515in -3.48756in) rotate(-4.71239) translate(1.87515in 3.48756in)" draw:name="曲線コネクタ 58">
          <svg:title/>
          <svg:desc/>
        </draw:connector>
        <draw:custom-shape svg:x="11.60803in" svg:y="2.41083in" svg:width="1.20813in" svg:height="0.75359in" draw:id="id275" draw:style-name="a2189" draw:name="フローチャート: 書類 146">
          <svg:title/>
          <svg:desc/>
          <text:p text:style-name="a2188" text:class-names="" text:cond-style-name=""><text:span text:style-name="a2186" text:class-names="">テスト俯瞰表</text:span><text:span text:style-name="a2187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10.50531in" svg:y="5.32572in" svg:width="1.20813in" svg:height="0.75359in" draw:id="id276" draw:style-name="a2199" draw:name="フローチャート: 書類 160">
          <svg:title/>
          <svg:desc/>
          <text:p text:style-name="a2192" text:class-names="" text:cond-style-name=""><text:span text:style-name="a2190" text:class-names="">バグ分類</text:span><text:span text:style-name="a2191" text:class-names="">×</text:span></text:p>
          <text:p text:style-name="a2195" text:class-names="" text:cond-style-name=""><text:span text:style-name="a2193" text:class-names="">テストタイプ</text:span><text:span text:style-name="a2194" text:class-names=""/></text:p>
          <text:p text:style-name="a2198" text:class-names="" text:cond-style-name=""><text:span text:style-name="a2196" text:class-names="">対応表</text:span><text:span text:style-name="a2197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11.80312in" svg:y1="5.25917in" draw:start-shape="id276" draw:start-glue-point="0" svg:x2="11.04283in" svg:y2="4.63199in" draw:end-shape="id259" draw:end-glue-point="2" draw:id="id277" draw:style-name="a2201" draw:transform="translate(-11.42297in -4.94558in) rotate(-1.5708) translate(11.42297in 4.94558in)" draw:name="曲線コネクタ 66">
          <svg:title/>
          <svg:desc/>
        </draw:connector>
        <draw:connector draw:type="curve" svg:x1="9.53295in" svg:y1="3.14036in" draw:start-shape="id256" draw:start-glue-point="2" svg:x2="10.30016in" svg:y2="3.82883in" draw:end-shape="id254" draw:end-glue-point="0" draw:id="id278" draw:style-name="a2204" draw:transform="translate(-9.91655in -3.4846in) rotate(-1.5708) translate(9.91655in 3.4846in)" draw:name="曲線コネクタ 67">
          <svg:title/>
          <svg:desc/>
        </draw:connector>
        <draw:connector draw:type="curve" svg:x1="10.17639in" svg:y1="4.24499in" draw:start-shape="id254" draw:start-glue-point="1" svg:x2="11.12095in" svg:y2="4.24639in" draw:end-shape="id259" draw:end-glue-point="3" draw:id="id279" draw:style-name="a2207" draw:name="曲線コネクタ 67">
          <svg:title/>
          <svg:desc/>
        </draw:connector>
        <draw:connector draw:type="curve" svg:x1="10.8764in" svg:y1="2.78195in" draw:start-shape="id256" draw:start-glue-point="1" svg:x2="11.60803in" svg:y2="2.78763in" draw:end-shape="id275" draw:end-glue-point="3" draw:id="id280" draw:style-name="a2210" draw:name="曲線コネクタ 67">
          <svg:title/>
          <svg:desc/>
        </draw:connector>
        <draw:connector draw:type="curve" svg:x1="9.15925in" svg:y1="4.91266in" draw:start-shape="id254" draw:start-glue-point="4" svg:x2="9.91301in" svg:y2="4.98503in" draw:end-shape="id261" draw:end-glue-point="0" draw:id="id281" draw:style-name="a2212" draw:transform="translate(-9.53613in -4.94884in) rotate(-1.5708) translate(9.53613in 4.94884in)" draw:name="曲線コネクタ 147">
          <svg:title/>
          <svg:desc/>
        </draw:connector>
        <draw:connector draw:type="curve" svg:x1="12.3807in" svg:y1="3.75875in" draw:start-shape="id259" draw:start-glue-point="0" svg:x2="11.56795in" svg:y2="3.28321in" draw:end-shape="id275" draw:end-glue-point="4" draw:id="id282" draw:style-name="a2215" draw:transform="translate(-11.97433in -3.52098in) rotate(-1.5708) translate(11.97433in 3.52098in)" draw:name="曲線コネクタ 67">
          <svg:title/>
          <svg:desc/>
        </draw:connector>
        <draw:custom-shape svg:x="4.80061in" svg:y="1.31068in" svg:width="1.20813in" svg:height="0.75359in" draw:id="id283" draw:style-name="a2221" draw:name="フローチャート: 書類 210">
          <svg:title/>
          <svg:desc/>
          <text:p text:style-name="a2218" text:class-names="" text:cond-style-name=""><text:span text:style-name="a2216" text:class-names="">システム</text:span><text:span text:style-name="a2217" text:class-names=""/></text:p>
          <text:p text:style-name="a2220" text:class-names="" text:cond-style-name=""><text:span text:style-name="a2219" text:class-names="">分析結果</text:span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onnector draw:type="curve" svg:x1="5.21051in" svg:y1="2.19707in" draw:start-shape="id283" draw:start-glue-point="4" svg:x2="5.5873in" svg:y2="2.20861in" draw:end-shape="id235" draw:end-glue-point="0" draw:id="id284" draw:style-name="a2223" draw:transform="translate(-5.39891in -2.20284in) rotate(-1.5708) translate(5.39891in 2.20284in)" draw:name="曲線コネクタ 26">
          <svg:title/>
          <svg:desc/>
        </draw:connector>
        <draw:custom-shape svg:x="3.23234in" svg:y="1.33274in" svg:width="1.23122in" svg:height="0.63808in" draw:id="id285" draw:style-name="a2230" draw:name="フローチャート: 代替処理 342">
          <svg:title/>
          <svg:desc/>
          <text:p text:style-name="a2226" text:class-names="" text:cond-style-name=""><text:span text:style-name="a2224" text:class-names="">システム</text:span><text:span text:style-name="a2225" text:class-names=""/></text:p>
          <text:p text:style-name="a2229" text:class-names="" text:cond-style-name=""><text:span text:style-name="a2227" text:class-names="">構成</text:span><text:span text:style-name="a2228" text:class-names="">分析</text:span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4.46357in" svg:y1="1.65178in" draw:start-shape="id285" draw:start-glue-point="1" svg:x2="4.80061in" svg:y2="1.68747in" draw:end-shape="id283" draw:end-glue-point="3" draw:id="id286" draw:style-name="a2232" draw:name="曲線コネクタ 17">
          <svg:title/>
          <svg:desc/>
        </draw:connector>
        <draw:frame draw:id="id287" draw:style-name="a2233" draw:name="図 389" svg:x="7.93179in" svg:y="1.21556in" svg:width="5.04649in" svg:height="0.8998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236">
          <draw:page-thumbnail draw:page-number="1" svg:x="0.75in" svg:y="1.25in" svg:width="6in" svg:height="3.375in" presentation:class="page" draw:id="id288" presentation:style-name="a2234" draw:name="スライド イメージ プレースホルダー 1">
            <svg:title/>
            <svg:desc/>
          </draw:page-thumbnail>
          <draw:frame draw:id="id289" presentation:style-name="a2235" draw:name="ノート プレースホルダー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06" draw:style-name="a2237" draw:master-page-name="Master1-Layout8-blank-白紙" presentation:presentation-page-layout-name="Master1-PPL8" draw:id="Slide-361">
        <draw:frame draw:id="id290" draw:style-name="a2243" draw:name="スライド番号プレースホルダー 2" svg:x="10.35314in" svg:y="7.06451in" svg:width="1.98072in" svg:height="0.39931in">
          <draw:text-box>
            <text:p text:style-name="a2242" text:class-names="" text:cond-style-name=""><text:span text:style-name="a2238" text:class-names=""><text:page-number style:num-format="1" text:fixed="false">2</text:page-number></text:span><text:span text:style-name="a2239" text:class-names=""><text:s text:c="1"/></text:span><text:span text:style-name="a2240" text:class-names="">/30</text:span><text:span text:style-name="a2241" text:class-names=""/></text:p>
          </draw:text-box>
          <svg:title/>
          <svg:desc/>
        </draw:frame>
        <draw:frame draw:id="id291" draw:style-name="a2247" draw:name="テキスト ボックス 3" svg:x="0.25373in" svg:y="0.23881in" svg:width="1.21172in" svg:height="0.40391in">
          <draw:text-box>
            <text:p text:style-name="a2246" text:class-names="" text:cond-style-name=""><text:span text:style-name="a2244" text:class-names="">変更</text:span><text:span text:style-name="a2245" text:class-names="">履歴</text:span></text:p>
          </draw:text-box>
          <svg:title/>
          <svg:desc/>
        </draw:frame>
        <draw:frame draw:id="id292" draw:style-name="a2293" draw:name="テキスト ボックス 4" svg:x="0.54665in" svg:y="0.7665in" svg:width="12.03897in" svg:height="2.52441in">
          <draw:text-box>
            <text:p text:style-name="a2254" text:class-names="" text:cond-style-name=""><text:span text:style-name="a2248" text:class-names="">版</text:span><text:span text:style-name="a2249" text:class-names=""><text:tab/>:</text:span><text:span text:style-name="a2250" text:class-names="">内容</text:span><text:span text:style-name="a2251" text:class-names=""><text:tab/><text:tab/><text:tab/><text:tab/><text:tab/><text:tab/><text:tab/>:</text:span><text:span text:style-name="a2252" text:class-names="">作成者</text:span><text:span text:style-name="a2253" text:class-names=""/></text:p>
            <text:p text:style-name="a2261" text:class-names="" text:cond-style-name=""><text:span text:style-name="a2255" text:class-names="">R01<text:tab/>:</text:span><text:span text:style-name="a2256" text:class-names="">初版</text:span><text:span text:style-name="a2257" text:class-names=""><text:tab/><text:tab/><text:tab/><text:tab/><text:tab/><text:tab/><text:tab/>:</text:span><text:span text:style-name="a2258" text:class-names="">おー</text:span><text:span text:style-name="a2259" text:class-names="">だん</text:span><text:span text:style-name="a2260" text:class-names=""/></text:p>
            <text:p text:style-name="a2268" text:class-names="" text:cond-style-name=""><text:span text:style-name="a2262" text:class-names="">R02<text:tab/>:</text:span><text:span text:style-name="a2263" text:class-names="">シンプルにするために⇔を削除</text:span><text:span text:style-name="a2264" text:class-names=""><text:tab/><text:tab/><text:tab/><text:tab/>:</text:span><text:span text:style-name="a2265" text:class-names="">おー</text:span><text:span text:style-name="a2266" text:class-names="">だん</text:span><text:span text:style-name="a2267" text:class-names=""/></text:p>
            <text:p text:style-name="a2274" text:class-names="" text:cond-style-name=""><text:span text:style-name="a2269" text:class-names=""><text:tab/></text:span><text:span text:style-name="a2270" text:class-names=""><text:s text:c="1"/></text:span><text:span text:style-name="a2271" text:class-names="">フォールトの対処方法一覧</text:span><text:span text:style-name="a2272" text:class-names="">追加映</text:span><text:span text:style-name="a2273" text:class-names=""/></text:p>
            <text:p text:style-name="a2281" text:class-names="" text:cond-style-name=""><text:span text:style-name="a2275" text:class-names="">R03<text:tab/>:</text:span><text:span text:style-name="a2276" text:class-names="">テスト俯瞰表を追加、誤記修正</text:span><text:span text:style-name="a2277" text:class-names=""><text:tab/><text:tab/><text:tab/><text:tab/>:</text:span><text:span text:style-name="a2278" text:class-names="">おー</text:span><text:span text:style-name="a2279" text:class-names="">だん</text:span><text:span text:style-name="a2280" text:class-names=""/></text:p>
            <text:p text:style-name="a2288" text:class-names="" text:cond-style-name=""><text:span text:style-name="a2282" text:class-names="">R04<text:tab/>:</text:span><text:span text:style-name="a2283" text:class-names="">誤記修正</text:span><text:span text:style-name="a2284" text:class-names=""><text:tab/><text:tab/><text:tab/><text:tab/><text:tab/><text:tab/>:</text:span><text:span text:style-name="a2285" text:class-names="">おー</text:span><text:span text:style-name="a2286" text:class-names="">だん</text:span><text:span text:style-name="a2287" text:class-names=""/></text:p>
            <text:p text:style-name="a2290" text:class-names="" text:cond-style-name=""><text:span text:style-name="a2289" text:class-names=""/></text:p>
            <text:p text:style-name="a2292" text:class-names="" text:cond-style-name=""><text:span text:style-name="a2291" text:class-names=""/></text:p>
          </draw:text-box>
          <svg:title/>
          <svg:desc/>
        </draw:frame>
        <presentation:notes draw:style-name="a2296">
          <draw:page-thumbnail draw:page-number="2" svg:x="0.75in" svg:y="1.25in" svg:width="6in" svg:height="3.375in" presentation:class="page" draw:id="id293" presentation:style-name="a2294" draw:name="スライド イメージ プレースホルダー 1">
            <svg:title/>
            <svg:desc/>
          </draw:page-thumbnail>
          <draw:frame draw:id="id294" presentation:style-name="a2295" draw:name="ノート プレースホルダー 2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20" draw:style-name="a2297" draw:master-page-name="Master2-Layout3-secHead-セクション見出し" presentation:presentation-page-layout-name="Master2-PPL3" draw:id="Slide-375">
        <draw:frame draw:id="id295" presentation:style-name="a2301" draw:name="タイトル 4" svg:x="1.2in" svg:y="0.83in" svg:width="11in" svg:height="3.9in" presentation:class="title" presentation:placeholder="false">
          <draw:text-box>
            <text:p text:style-name="a2300" text:class-names="" text:cond-style-name=""><text:span text:style-name="a2298" text:class-names="">APPENDIX</text:span><text:span text:style-name="a2299" text:class-names=""/></text:p>
          </draw:text-box>
          <svg:title/>
          <svg:desc/>
        </draw:frame>
        <draw:frame draw:id="id296" presentation:style-name="a2302" draw:name="テキスト プレースホルダー 5" svg:x="1.2in" svg:y="4.87in" svg:width="11in" svg:height="1.25in" presentation:class="outline" presentation:placeholder="true">
          <draw:text-box/>
          <svg:title/>
          <svg:desc/>
        </draw:frame>
        <draw:frame draw:id="id297" draw:style-name="a2306" draw:name="スライド番号プレースホルダー 2" svg:x="10.35314in" svg:y="7.06451in" svg:width="1.98072in" svg:height="0.39931in">
          <draw:text-box>
            <text:p text:style-name="a2305" text:class-names="" text:cond-style-name=""><text:span text:style-name="a2303" text:class-names=""><text:page-number style:num-format="1" text:fixed="false">3</text:page-number></text:span><text:span text:style-name="a2304" text:class-names=""/></text:p>
          </draw:text-box>
          <svg:title/>
          <svg:desc/>
        </draw:frame>
      </draw:page>
      <draw:page draw:name="Slide121" draw:style-name="a2307" draw:master-page-name="Master1-Layout4-titleOnly-タイトルのみ" presentation:presentation-page-layout-name="Master1-PPL4" draw:id="Slide-376">
        <draw:frame draw:id="id298" presentation:style-name="a2310" draw:name="タイトル 5" svg:x="1.2in" svg:y="0.15294in" svg:width="11in" svg:height="0.92941in" presentation:class="title" presentation:placeholder="false">
          <draw:text-box>
            <text:p text:style-name="a2309" text:class-names="" text:cond-style-name=""><text:span text:style-name="a2308" text:class-names="">要素</text:span></text:p>
          </draw:text-box>
          <svg:title/>
          <svg:desc/>
        </draw:frame>
        <draw:frame draw:id="id299" draw:style-name="a2314" draw:name="スライド番号プレースホルダー 3" svg:x="10.35314in" svg:y="7.06451in" svg:width="1.98072in" svg:height="0.39931in">
          <draw:text-box>
            <text:p text:style-name="a2313" text:class-names="" text:cond-style-name=""><text:span text:style-name="a2311" text:class-names=""><text:page-number style:num-format="1" text:fixed="false">4</text:page-number></text:span><text:span text:style-name="a2312" text:class-names=""/></text:p>
          </draw:text-box>
          <svg:title/>
          <svg:desc/>
        </draw:frame>
        <draw:custom-shape svg:x="2.01869in" svg:y="2.88869in" svg:width="1.45789in" svg:height="1in" draw:id="id300" draw:style-name="a2317" draw:name="フローチャート: 複数書類 6">
          <svg:title/>
          <svg:desc/>
          <text:p text:style-name="a2316" text:class-names="" text:cond-style-name=""><text:span text:style-name="a2315" text:class-names=""/></text:p>
          <draw:enhanced-geometry xmlns:dr3d="urn:oasis:names:tc:opendocument:xmlns:dr3d:1.0" draw:type="non-primitive" svg:viewBox="0 0 21600 21600" draw:enhanced-path="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" draw:text-areas="?f17 ?f19 ?f18 ?f16" draw:glue-points="?f13 ?f14 ?f15 ?f16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4 * 3675 / 21600"/>
            <draw:equation draw:name="f9" draw:formula="?f4 * 20782 / 21600"/>
            <draw:equation draw:name="f10" draw:formula="?f5 * 9298 / 21600"/>
            <draw:equation draw:name="f11" draw:formula="?f5 * 12286 / 21600"/>
            <draw:equation draw:name="f12" draw:formula="?f5 * 18595 / 21600"/>
            <draw:equation draw:name="f13" draw:formula="?f11 / ?f6"/>
            <draw:equation draw:name="f14" draw:formula="?f2 / ?f7"/>
            <draw:equation draw:name="f15" draw:formula="?f10 / ?f6"/>
            <draw:equation draw:name="f16" draw:formula="?f9 / ?f7"/>
            <draw:equation draw:name="f17" draw:formula="?f0 / ?f6"/>
            <draw:equation draw:name="f18" draw:formula="?f12 / ?f6"/>
            <draw:equation draw:name="f19" draw:formula="?f8 / ?f7"/>
          </draw:enhanced-geometry>
        </draw:custom-shape>
        <draw:custom-shape svg:x="3.95027in" svg:y="2.97422in" svg:width="1.32895in" svg:height="0.82895in" draw:id="id301" draw:style-name="a2320" draw:name="フローチャート: 書類 7">
          <svg:title/>
          <svg:desc/>
          <text:p text:style-name="a2319" text:class-names="" text:cond-style-name=""><text:span text:style-name="a2318" text:class-names=""/></text:p>
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draw:custom-shape svg:x="5.73406in" svg:y="2.96976in" svg:width="1.48978in" svg:height="0.77207in" draw:id="id302" draw:style-name="a2323" draw:name="フローチャート: 代替処理 8">
          <svg:title/>
          <svg:desc/>
          <text:p text:style-name="a2322" text:class-names="" text:cond-style-name=""><text:span text:style-name="a2321" text:class-names=""/></text:p>
          <draw:enhanced-geometry xmlns:dr3d="urn:oasis:names:tc:opendocument:xmlns:dr3d:1.0" draw:path-stretchpoint-x="21600" draw:path-stretchpoint-y="21600" draw:type="non-primitive" svg:viewBox="0 0 21600 21600" draw:enhanced-path="M ?f3 ?f10 A ?f56 ?f57 ?f58 ?f59 ?f3 ?f10 ?f53 ?f55  W ?f60 ?f61 ?f62 ?f63 ?f3 ?f10 ?f53 ?f55 L ?f12 ?f5 A ?f99 ?f100 ?f101 ?f102 ?f12 ?f5 ?f96 ?f98  W ?f103 ?f104 ?f105 ?f106 ?f12 ?f5 ?f96 ?f98 L ?f4 ?f13 A ?f142 ?f143 ?f144 ?f145 ?f4 ?f13 ?f139 ?f141  W ?f146 ?f147 ?f148 ?f149 ?f4 ?f13 ?f139 ?f141 L ?f10 ?f6 A ?f185 ?f186 ?f187 ?f188 ?f10 ?f6 ?f182 ?f184  W ?f189 ?f190 ?f191 ?f192 ?f10 ?f6 ?f182 ?f184 Z N" draw:text-areas="?f14 ?f14 ?f15 ?f16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?f9 / 6"/>
            <draw:equation draw:name="f11" draw:formula="5419351 / 1725033"/>
            <draw:equation draw:name="f12" draw:formula="?f4 - ?f10"/>
            <draw:equation draw:name="f13" draw:formula="?f6 - ?f10"/>
            <draw:equation draw:name="f14" draw:formula="?f10 * 29289 / 100000"/>
            <draw:equation draw:name="f15" draw:formula="?f4 - ?f14"/>
            <draw:equation draw:name="f16" draw:formula="?f6 - ?f14"/>
            <draw:equation draw:name="f17" draw:formula="21550000 - ?f2"/>
            <draw:equation draw:name="f18" draw:formula="if(?f17, ?f2, 21550000)"/>
            <draw:equation draw:name="f19" draw:formula="-21550000 - ?f18"/>
            <draw:equation draw:name="f20" draw:formula="if(?f19, -21550000, ?f18)"/>
            <draw:equation draw:name="f21" draw:formula="?f1 + ?f20"/>
            <draw:equation draw:name="f22" draw:formula="?f1 + ?f2"/>
            <draw:equation draw:name="f23" draw:formula="?f22 * ?f11 / ?f1"/>
            <draw:equation draw:name="f24" draw:formula="0 - ?f23"/>
            <draw:equation draw:name="f25" draw:formula="cos(?f24)"/>
            <draw:equation draw:name="f26" draw:formula="0 - ?f25"/>
            <draw:equation draw:name="f27" draw:formula="?f26 * ?f10"/>
            <draw:equation draw:name="f28" draw:formula="sin(?f24)"/>
            <draw:equation draw:name="f29" draw:formula="0 - ?f28"/>
            <draw:equation draw:name="f30" draw:formula="?f29 * ?f10"/>
            <draw:equation draw:name="f31" draw:formula="sqrt(?f27 * ?f27 + ?f30 * ?f30 + 0 * 0)"/>
            <draw:equation draw:name="f32" draw:formula="?f10 * ?f10 / ?f31"/>
            <draw:equation draw:name="f33" draw:formula="?f29 * ?f32"/>
            <draw:equation draw:name="f34" draw:formula="?f3 - ?f33"/>
            <draw:equation draw:name="f35" draw:formula="?f26 * ?f32"/>
            <draw:equation draw:name="f36" draw:formula="?f10 - ?f35"/>
            <draw:equation draw:name="f37" draw:formula="?f34 - ?f10"/>
            <draw:equation draw:name="f38" draw:formula="?f36 - ?f10"/>
            <draw:equation draw:name="f39" draw:formula="?f34 + ?f10"/>
            <draw:equation draw:name="f40" draw:formula="?f36 + ?f10"/>
            <draw:equation draw:name="f41" draw:formula="?f21 + ?f2"/>
            <draw:equation draw:name="f42" draw:formula="?f41 * ?f11 / ?f1"/>
            <draw:equation draw:name="f43" draw:formula="0 - ?f42"/>
            <draw:equation draw:name="f44" draw:formula="cos(?f43)"/>
            <draw:equation draw:name="f45" draw:formula="0 - ?f44"/>
            <draw:equation draw:name="f46" draw:formula="?f45 * ?f10"/>
            <draw:equation draw:name="f47" draw:formula="sin(?f43)"/>
            <draw:equation draw:name="f48" draw:formula="0 - ?f47"/>
            <draw:equation draw:name="f49" draw:formula="?f48 * ?f10"/>
            <draw:equation draw:name="f50" draw:formula="sqrt(?f46 * ?f46 + ?f49 * ?f49 + 0 * 0)"/>
            <draw:equation draw:name="f51" draw:formula="?f10 * ?f10 / ?f50"/>
            <draw:equation draw:name="f52" draw:formula="?f48 * ?f51"/>
            <draw:equation draw:name="f53" draw:formula="?f34 + ?f52"/>
            <draw:equation draw:name="f54" draw:formula="?f45 * ?f51"/>
            <draw:equation draw:name="f55" draw:formula="?f36 + ?f54"/>
            <draw:equation draw:name="f56" draw:formula="if(?f20, ?f3, ?f37)"/>
            <draw:equation draw:name="f57" draw:formula="if(?f20, ?f10, ?f38)"/>
            <draw:equation draw:name="f58" draw:formula="if(?f20, ?f3, ?f39)"/>
            <draw:equation draw:name="f59" draw:formula="if(?f20, ?f10, ?f40)"/>
            <draw:equation draw:name="f60" draw:formula="if(?f20, ?f37, ?f53)"/>
            <draw:equation draw:name="f61" draw:formula="if(?f20, ?f38, ?f55)"/>
            <draw:equation draw:name="f62" draw:formula="if(?f20, ?f39, ?f53)"/>
            <draw:equation draw:name="f63" draw:formula="if(?f20, ?f40, ?f55)"/>
            <draw:equation draw:name="f64" draw:formula="?f0 + ?f20"/>
            <draw:equation draw:name="f65" draw:formula="?f0 + ?f2"/>
            <draw:equation draw:name="f66" draw:formula="?f65 * ?f11 / ?f1"/>
            <draw:equation draw:name="f67" draw:formula="0 - ?f66"/>
            <draw:equation draw:name="f68" draw:formula="cos(?f67)"/>
            <draw:equation draw:name="f69" draw:formula="0 - ?f68"/>
            <draw:equation draw:name="f70" draw:formula="?f69 * ?f10"/>
            <draw:equation draw:name="f71" draw:formula="sin(?f67)"/>
            <draw:equation draw:name="f72" draw:formula="0 - ?f71"/>
            <draw:equation draw:name="f73" draw:formula="?f72 * ?f10"/>
            <draw:equation draw:name="f74" draw:formula="sqrt(?f70 * ?f70 + ?f73 * ?f73 + 0 * 0)"/>
            <draw:equation draw:name="f75" draw:formula="?f10 * ?f10 / ?f74"/>
            <draw:equation draw:name="f76" draw:formula="?f72 * ?f75"/>
            <draw:equation draw:name="f77" draw:formula="?f12 - ?f76"/>
            <draw:equation draw:name="f78" draw:formula="?f69 * ?f75"/>
            <draw:equation draw:name="f79" draw:formula="?f5 - ?f78"/>
            <draw:equation draw:name="f80" draw:formula="?f77 - ?f10"/>
            <draw:equation draw:name="f81" draw:formula="?f79 - ?f10"/>
            <draw:equation draw:name="f82" draw:formula="?f77 + ?f10"/>
            <draw:equation draw:name="f83" draw:formula="?f79 + ?f10"/>
            <draw:equation draw:name="f84" draw:formula="?f64 + ?f2"/>
            <draw:equation draw:name="f85" draw:formula="?f84 * ?f11 / ?f1"/>
            <draw:equation draw:name="f86" draw:formula="0 - ?f85"/>
            <draw:equation draw:name="f87" draw:formula="cos(?f86)"/>
            <draw:equation draw:name="f88" draw:formula="0 - ?f87"/>
            <draw:equation draw:name="f89" draw:formula="?f88 * ?f10"/>
            <draw:equation draw:name="f90" draw:formula="sin(?f86)"/>
            <draw:equation draw:name="f91" draw:formula="0 - ?f90"/>
            <draw:equation draw:name="f92" draw:formula="?f91 * ?f10"/>
            <draw:equation draw:name="f93" draw:formula="sqrt(?f89 * ?f89 + ?f92 * ?f92 + 0 * 0)"/>
            <draw:equation draw:name="f94" draw:formula="?f10 * ?f10 / ?f93"/>
            <draw:equation draw:name="f95" draw:formula="?f91 * ?f94"/>
            <draw:equation draw:name="f96" draw:formula="?f77 + ?f95"/>
            <draw:equation draw:name="f97" draw:formula="?f88 * ?f94"/>
            <draw:equation draw:name="f98" draw:formula="?f79 + ?f97"/>
            <draw:equation draw:name="f99" draw:formula="if(?f20, ?f12, ?f80)"/>
            <draw:equation draw:name="f100" draw:formula="if(?f20, ?f5, ?f81)"/>
            <draw:equation draw:name="f101" draw:formula="if(?f20, ?f12, ?f82)"/>
            <draw:equation draw:name="f102" draw:formula="if(?f20, ?f5, ?f83)"/>
            <draw:equation draw:name="f103" draw:formula="if(?f20, ?f80, ?f96)"/>
            <draw:equation draw:name="f104" draw:formula="if(?f20, ?f81, ?f98)"/>
            <draw:equation draw:name="f105" draw:formula="if(?f20, ?f82, ?f96)"/>
            <draw:equation draw:name="f106" draw:formula="if(?f20, ?f83, ?f98)"/>
            <draw:equation draw:name="f107" draw:formula="0 + ?f20"/>
            <draw:equation draw:name="f108" draw:formula="0 + ?f2"/>
            <draw:equation draw:name="f109" draw:formula="?f108 * ?f11 / ?f1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10"/>
            <draw:equation draw:name="f117" draw:formula="sqrt(?f113 * ?f113 + ?f116 * ?f116 + 0 * 0)"/>
            <draw:equation draw:name="f118" draw:formula="?f10 * ?f10 / ?f117"/>
            <draw:equation draw:name="f119" draw:formula="?f115 * ?f118"/>
            <draw:equation draw:name="f120" draw:formula="?f4 - ?f119"/>
            <draw:equation draw:name="f121" draw:formula="?f112 * ?f118"/>
            <draw:equation draw:name="f122" draw:formula="?f13 - ?f121"/>
            <draw:equation draw:name="f123" draw:formula="?f120 - ?f10"/>
            <draw:equation draw:name="f124" draw:formula="?f122 - ?f10"/>
            <draw:equation draw:name="f125" draw:formula="?f120 + ?f10"/>
            <draw:equation draw:name="f126" draw:formula="?f122 + ?f10"/>
            <draw:equation draw:name="f127" draw:formula="?f107 + ?f2"/>
            <draw:equation draw:name="f128" draw:formula="?f127 * ?f11 / ?f1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10"/>
            <draw:equation draw:name="f133" draw:formula="sin(?f129)"/>
            <draw:equation draw:name="f134" draw:formula="0 - ?f133"/>
            <draw:equation draw:name="f135" draw:formula="?f134 * ?f10"/>
            <draw:equation draw:name="f136" draw:formula="sqrt(?f132 * ?f132 + ?f135 * ?f135 + 0 * 0)"/>
            <draw:equation draw:name="f137" draw:formula="?f10 * ?f10 / ?f136"/>
            <draw:equation draw:name="f138" draw:formula="?f134 * ?f137"/>
            <draw:equation draw:name="f139" draw:formula="?f120 + ?f138"/>
            <draw:equation draw:name="f140" draw:formula="?f131 * ?f137"/>
            <draw:equation draw:name="f141" draw:formula="?f122 + ?f140"/>
            <draw:equation draw:name="f142" draw:formula="if(?f20, ?f4, ?f123)"/>
            <draw:equation draw:name="f143" draw:formula="if(?f20, ?f13, ?f124)"/>
            <draw:equation draw:name="f144" draw:formula="if(?f20, ?f4, ?f125)"/>
            <draw:equation draw:name="f145" draw:formula="if(?f20, ?f13, ?f126)"/>
            <draw:equation draw:name="f146" draw:formula="if(?f20, ?f123, ?f139)"/>
            <draw:equation draw:name="f147" draw:formula="if(?f20, ?f124, ?f141)"/>
            <draw:equation draw:name="f148" draw:formula="if(?f20, ?f125, ?f139)"/>
            <draw:equation draw:name="f149" draw:formula="if(?f20, ?f126, ?f141)"/>
            <draw:equation draw:name="f150" draw:formula="?f2 + ?f20"/>
            <draw:equation draw:name="f151" draw:formula="?f2 + ?f2"/>
            <draw:equation draw:name="f152" draw:formula="?f151 * ?f11 / ?f1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10"/>
            <draw:equation draw:name="f157" draw:formula="sin(?f153)"/>
            <draw:equation draw:name="f158" draw:formula="0 - ?f157"/>
            <draw:equation draw:name="f159" draw:formula="?f158 * ?f10"/>
            <draw:equation draw:name="f160" draw:formula="sqrt(?f156 * ?f156 + ?f159 * ?f159 + 0 * 0)"/>
            <draw:equation draw:name="f161" draw:formula="?f10 * ?f10 / ?f160"/>
            <draw:equation draw:name="f162" draw:formula="?f158 * ?f161"/>
            <draw:equation draw:name="f163" draw:formula="?f10 - ?f162"/>
            <draw:equation draw:name="f164" draw:formula="?f155 * ?f161"/>
            <draw:equation draw:name="f165" draw:formula="?f6 - ?f164"/>
            <draw:equation draw:name="f166" draw:formula="?f163 - ?f10"/>
            <draw:equation draw:name="f167" draw:formula="?f165 - ?f10"/>
            <draw:equation draw:name="f168" draw:formula="?f163 + ?f10"/>
            <draw:equation draw:name="f169" draw:formula="?f165 + ?f10"/>
            <draw:equation draw:name="f170" draw:formula="?f150 + ?f2"/>
            <draw:equation draw:name="f171" draw:formula="?f170 * ?f11 / ?f1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0"/>
            <draw:equation draw:name="f176" draw:formula="sin(?f172)"/>
            <draw:equation draw:name="f177" draw:formula="0 - ?f176"/>
            <draw:equation draw:name="f178" draw:formula="?f177 * ?f10"/>
            <draw:equation draw:name="f179" draw:formula="sqrt(?f175 * ?f175 + ?f178 * ?f178 + 0 * 0)"/>
            <draw:equation draw:name="f180" draw:formula="?f10 * ?f10 / ?f179"/>
            <draw:equation draw:name="f181" draw:formula="?f177 * ?f180"/>
            <draw:equation draw:name="f182" draw:formula="?f163 + ?f181"/>
            <draw:equation draw:name="f183" draw:formula="?f174 * ?f180"/>
            <draw:equation draw:name="f184" draw:formula="?f165 + ?f183"/>
            <draw:equation draw:name="f185" draw:formula="if(?f20, ?f10, ?f166)"/>
            <draw:equation draw:name="f186" draw:formula="if(?f20, ?f6, ?f167)"/>
            <draw:equation draw:name="f187" draw:formula="if(?f20, ?f10, ?f168)"/>
            <draw:equation draw:name="f188" draw:formula="if(?f20, ?f6, ?f169)"/>
            <draw:equation draw:name="f189" draw:formula="if(?f20, ?f166, ?f182)"/>
            <draw:equation draw:name="f190" draw:formula="if(?f20, ?f167, ?f184)"/>
            <draw:equation draw:name="f191" draw:formula="if(?f20, ?f168, ?f182)"/>
            <draw:equation draw:name="f192" draw:formula="if(?f20, ?f169, ?f184)"/>
          </draw:enhanced-geometry>
        </draw:custom-shape>
        <draw:connector draw:type="curve" svg:x1="8.09588in" svg:y1="2.95947in" svg:x2="9.24062in" svg:y2="3.78735in" draw:id="id303" draw:style-name="a2325" draw:name="曲線コネクタ 10">
          <svg:title/>
          <svg:desc/>
        </draw:connector>
        <draw:connector draw:type="curve" svg:x1="10.3722in" svg:y1="2.95947in" svg:x2="11.38536in" svg:y2="3.62946in" draw:id="id304" draw:style-name="a2328" draw:name="曲線コネクタ 12">
          <svg:title/>
          <svg:desc/>
        </draw:connector>
        <draw:frame draw:id="id305" draw:style-name="a2331" draw:name="テキスト ボックス 13" svg:x="2.268in" svg:y="2.27458in" svg:width="0.95928in" svg:height="0.40391in">
          <draw:text-box>
            <text:p text:style-name="a2330" text:class-names="" text:cond-style-name=""><text:span text:style-name="a2329" text:class-names="">文書群</text:span></text:p>
          </draw:text-box>
          <svg:title/>
          <svg:desc/>
        </draw:frame>
        <draw:frame draw:id="id306" draw:style-name="a2334" draw:name="テキスト ボックス 14" svg:x="4.26133in" svg:y="2.27458in" svg:width="0.70684in" svg:height="0.40391in">
          <draw:text-box>
            <text:p text:style-name="a2333" text:class-names="" text:cond-style-name=""><text:span text:style-name="a2332" text:class-names="">文書</text:span></text:p>
          </draw:text-box>
          <svg:title/>
          <svg:desc/>
        </draw:frame>
        <draw:frame draw:id="id307" draw:style-name="a2337" draw:name="テキスト ボックス 15" svg:x="5.96763in" svg:y="2.27458in" svg:width="1.21172in" svg:height="0.40391in">
          <draw:text-box>
            <text:p text:style-name="a2336" text:class-names="" text:cond-style-name=""><text:span text:style-name="a2335" text:class-names="">プロセス</text:span></text:p>
          </draw:text-box>
          <svg:title/>
          <svg:desc/>
        </draw:frame>
        <draw:frame draw:id="id308" draw:style-name="a2344" draw:name="テキスト ボックス 16" svg:x="9.91971in" svg:y="2.27458in" svg:width="1.87087in" svg:height="0.40391in">
          <draw:text-box>
            <text:p text:style-name="a2343" text:class-names="" text:cond-style-name=""><text:span text:style-name="a2338" text:class-names="">繰り返し</text:span><text:span text:style-name="a2339" text:class-names="">(</text:span><text:span text:style-name="a2340" text:class-names="">更新</text:span><text:span text:style-name="a2341" text:class-names="">)</text:span><text:span text:style-name="a2342" text:class-names=""/></text:p>
          </draw:text-box>
          <svg:title/>
          <svg:desc/>
        </draw:frame>
        <draw:frame draw:id="id309" draw:style-name="a2358" draw:name="テキスト ボックス 17" svg:x="7.75344in" svg:y="4.20681in" svg:width="2.22148in" svg:height="1.3127in">
          <draw:text-box>
            <text:p text:style-name="a2347" text:class-names="" text:cond-style-name=""><text:span text:style-name="a2345" text:class-names="">文書群→プロセス</text:span><text:span text:style-name="a2346" text:class-names=""/></text:p>
            <text:p text:style-name="a2350" text:class-names="" text:cond-style-name=""><text:span text:style-name="a2348" text:class-names="">文書→プロセス</text:span><text:span text:style-name="a2349" text:class-names=""/></text:p>
            <text:p text:style-name="a2355" text:class-names="" text:cond-style-name=""><text:span text:style-name="a2351" text:class-names="">プロセス</text:span><text:span text:style-name="a2352" text:class-names="">→</text:span><text:span text:style-name="a2353" text:class-names="">文書群</text:span><text:span text:style-name="a2354" text:class-names=""/></text:p>
            <text:p text:style-name="a2357" text:class-names="" text:cond-style-name=""><text:span text:style-name="a2356" text:class-names="">プロセス→文書</text:span></text:p>
          </draw:text-box>
          <svg:title/>
          <svg:desc/>
        </draw:frame>
        <draw:frame draw:id="id310" draw:style-name="a2361" draw:name="テキスト ボックス 18" svg:x="8.3746in" svg:y="2.27458in" svg:width="0.70684in" svg:height="0.40391in">
          <draw:text-box>
            <text:p text:style-name="a2360" text:class-names="" text:cond-style-name=""><text:span text:style-name="a2359" text:class-names="">流れ</text:span></text:p>
          </draw:text-box>
          <svg:title/>
          <svg:desc/>
        </draw:frame>
        <draw:frame draw:id="id311" draw:style-name="a2375" draw:name="テキスト ボックス 19" svg:x="10.09368in" svg:y="4.19143in" svg:width="2.22148in" svg:height="1.3127in">
          <draw:text-box>
            <text:p text:style-name="a2364" text:class-names="" text:cond-style-name=""><text:span text:style-name="a2362" text:class-names="">文書群⇔プロセス</text:span><text:span text:style-name="a2363" text:class-names=""/></text:p>
            <text:p text:style-name="a2367" text:class-names="" text:cond-style-name=""><text:span text:style-name="a2365" text:class-names="">文書⇔プロセス</text:span><text:span text:style-name="a2366" text:class-names=""/></text:p>
            <text:p text:style-name="a2372" text:class-names="" text:cond-style-name=""><text:span text:style-name="a2368" text:class-names="">プロセス</text:span><text:span text:style-name="a2369" text:class-names="">⇔</text:span><text:span text:style-name="a2370" text:class-names="">文書群</text:span><text:span text:style-name="a2371" text:class-names=""/></text:p>
            <text:p text:style-name="a2374" text:class-names="" text:cond-style-name=""><text:span text:style-name="a2373" text:class-names="">プロセス⇔文書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1.2in" svg:y="0.83in" svg:width="11in" svg:height="3.9in"/>
      <presentation:placeholder presentation:object="subtitle" svg:x="6.87059in" svg:y="4.87272in" svg:width="5.33244in" svg:height="1.32406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2" style:display-name="タイトルとコンテンツ">
      <presentation:placeholder presentation:object="object" svg:x="1.2in" svg:y="1.18856in" svg:width="11in" svg:height="5.22996in"/>
      <presentation:placeholder presentation:object="date-time" svg:x="1.2in" svg:y="7.06451in" svg:width="2.70371in" svg:height="0.39931in"/>
      <presentation:placeholder presentation:object="page-number" svg:x="10.35314in" svg:y="7.06451in" svg:width="1.98072in" svg:height="0.39931in"/>
      <presentation:placeholder presentation:object="title" svg:x="1.2in" svg:y="0.15294in" svg:width="11in" svg:height="0.92941in"/>
    </style:presentation-page-layout>
    <style:presentation-page-layout style:name="Master1-PPL3" style:display-name="セクション見出し">
      <presentation:placeholder presentation:object="title" svg:x="1.2in" svg:y="0.83in" svg:width="11in" svg:height="3.9in"/>
      <presentation:placeholder presentation:object="outline" svg:x="1.2in" svg:y="4.87in" svg:width="11in" svg:height="1.93in"/>
      <presentation:placeholder presentation:object="date-time" svg:x="1.2in" svg:y="7.06451in" svg:width="2.70371in" svg:height="0.39931in"/>
      <presentation:placeholder presentation:object="footer" svg:x="4.06286in" svg:y="7.06051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4" style:display-name="タイトルのみ">
      <presentation:placeholder presentation:object="title" svg:x="1.2in" svg:y="0.15294in" svg:width="11in" svg:height="0.92941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5" style:display-name="謝辞">
      <presentation:placeholder presentation:object="title" svg:x="1.2in" svg:y="1.18295in" svg:width="11in" svg:height="2.57706in"/>
      <presentation:placeholder presentation:object="date-time" svg:x="1.2in" svg:y="7.06451in" svg:width="2.70371in" svg:height="0.39931in"/>
      <presentation:placeholder presentation:object="page-number" svg:x="10.35314in" svg:y="7.06451in" svg:width="1.98072in" svg:height="0.39931in"/>
    </style:presentation-page-layout>
    <style:presentation-page-layout style:name="Master1-PPL6" style:display-name="2 つのコンテンツ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7" style:display-name="比較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8" style:display-name="白紙">
      <presentation:placeholder presentation:object="date-time" svg:x="1.2in" svg:y="7.06451in" svg:width="2.70371in" svg:height="0.39931in"/>
      <presentation:placeholder presentation:object="footer" svg:x="4.06286in" svg:y="7.01345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9" style:display-name="タイトル付きの&#10;コンテンツ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35314in" svg:y="7.06451in" svg:width="1.98072in" svg:height="0.39931in"/>
    </style:presentation-page-layout>
    <style:presentation-page-layout style:name="Master1-PPL10" style:display-name="タイトルと&#10;縦書きテキスト">
      <presentation:placeholder presentation:object="title" svg:x="1.2in" svg:y="0.15294in" svg:width="11in" svg:height="0.92941in"/>
      <presentation:placeholder presentation:object="outline" svg:x="1.2in" svg:y="1.18856in" svg:width="11in" svg:height="5.22996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1-PPL11" style:display-name="縦書きタイトルと&#10;縦書きテキスト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1" style:display-name="タイトル スライド">
      <presentation:placeholder presentation:object="title" svg:x="1.2in" svg:y="0.83in" svg:width="11in" svg:height="3.9in"/>
      <presentation:placeholder presentation:object="subtitle" svg:x="6.87059in" svg:y="4.87272in" svg:width="5.33244in" svg:height="1.32406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2" style:display-name="タイトルとコンテンツ">
      <presentation:placeholder presentation:object="object" svg:x="1.2in" svg:y="1.18856in" svg:width="11in" svg:height="5.22996in"/>
      <presentation:placeholder presentation:object="date-time" svg:x="1.2in" svg:y="7.06451in" svg:width="2.70371in" svg:height="0.39931in"/>
      <presentation:placeholder presentation:object="page-number" svg:x="10.35314in" svg:y="7.06451in" svg:width="1.98072in" svg:height="0.39931in"/>
      <presentation:placeholder presentation:object="title" svg:x="1.2in" svg:y="0.15294in" svg:width="11in" svg:height="0.92941in"/>
    </style:presentation-page-layout>
    <style:presentation-page-layout style:name="Master2-PPL3" style:display-name="セクション見出し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4" style:display-name="タイトルのみ">
      <presentation:placeholder presentation:object="title" svg:x="1.2in" svg:y="0.15294in" svg:width="11in" svg:height="0.92941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5" style:display-name="謝辞">
      <presentation:placeholder presentation:object="title" svg:x="1.2in" svg:y="1.18295in" svg:width="11in" svg:height="2.57706in"/>
      <presentation:placeholder presentation:object="date-time" svg:x="1.2in" svg:y="7.06451in" svg:width="2.70371in" svg:height="0.39931in"/>
      <presentation:placeholder presentation:object="page-number" svg:x="10.35314in" svg:y="7.06451in" svg:width="1.98072in" svg:height="0.39931in"/>
    </style:presentation-page-layout>
    <style:presentation-page-layout style:name="Master2-PPL6" style:display-name="2 つのコンテンツ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7" style:display-name="比較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8" style:display-name="白紙"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9" style:display-name="タイトル付きの&#10;コンテンツ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35314in" svg:y="7.06451in" svg:width="1.98072in" svg:height="0.39931in"/>
    </style:presentation-page-layout>
    <style:presentation-page-layout style:name="Master2-PPL10" style:display-name="タイトルと&#10;縦書きテキスト">
      <presentation:placeholder presentation:object="title" svg:x="1.2in" svg:y="0.15294in" svg:width="11in" svg:height="0.92941in"/>
      <presentation:placeholder presentation:object="outline" svg:x="1.2in" svg:y="1.18856in" svg:width="11in" svg:height="5.22996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presentation-page-layout style:name="Master2-PPL11" style:display-name="縦書きタイトルと&#10;縦書きテキスト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6286in" svg:y="6.64874in" svg:width="5.27428in" svg:height="0.39931in"/>
      <presentation:placeholder presentation:object="page-number" svg:x="10.35314in" svg:y="7.06451in" svg:width="1.98072in" svg:height="0.39931in"/>
    </style:presentation-page-layout>
    <style:style style:family="table-cell" style:name="a200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0">
      <style:table-cell-properties fo:border-left="0.00347in solid #ed7d31" fo:border-right="0.00347in solid #ed7d31"/>
    </style:style>
    <style:style style:family="table-cell" style:name="a2004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1">
      <style:table-cell-properties fo:border-top="0.00347in solid #ed7d31" fo:border-bottom="0.00347in solid #ed7d31"/>
    </style:style>
    <style:style style:family="table-cell" style:name="a1992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93">
      <style:table-cell-properties fo:border-top="0.05556in double #ed7d31"/>
      <style:text-properties fo:font-weight="bold" style:font-weight-asian="bold" style:font-weight-complex="bold"/>
    </style:style>
    <style:style style:family="table-cell" style:name="a1994">
      <style:table-cell-properties/>
      <style:text-properties fo:font-weight="bold" style:font-weight-asian="bold" style:font-weight-complex="bold"/>
    </style:style>
    <style:style style:family="table-cell" style:name="a1995">
      <style:table-cell-properties/>
      <style:text-properties fo:font-weight="bold" style:font-weight-asian="bold" style:font-weight-complex="bold"/>
    </style:style>
    <style:style style:family="table-cell" style:name="a1996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997">
      <style:table-cell-properties/>
    </style:style>
    <style:style style:family="table-cell" style:name="a1998">
      <style:table-cell-properties fo:background-color="#f8d7cd"/>
    </style:style>
    <style:style style:family="table-cell" style:name="a1999">
      <style:table-cell-properties/>
    </style:style>
    <style:style style:family="graphic" style:name="Graphics"/>
    <style:style style:family="table-cell" style:name="a1980">
      <style:table-cell-properties/>
    </style:style>
    <style:style style:family="table-cell" style:name="a1981">
      <style:table-cell-properties fo:background-color="#d2deef"/>
    </style:style>
    <style:style style:family="table-cell" style:name="a1982">
      <style:table-cell-properties/>
    </style:style>
    <style:style style:family="table-cell" style:name="a1983">
      <style:table-cell-properties fo:background-color="#d2deef"/>
    </style:style>
    <style:style style:family="table-cell" style:name="a1984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5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988">
      <style:table-cell-properties fo:background-color="transparent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1989">
      <style:table-cell-properties fo:border-left="0.00347in solid #ed7d31" fo:border-right="0.00347in solid #ed7d31"/>
    </style:style>
    <style:style style:family="table-cell" style:name="a1979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000">
      <style:table-cell-properties fo:background-color="#f8d7cd"/>
    </style:style>
    <style:style style:family="table-cell" style:name="a2001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002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ffca08" draw:opacity="100%" draw:stroke="solid" svg:stroke-width="0.01736in" svg:stroke-color="#bc9404" svg:stroke-opacity="100%" svg:stroke-linecap="butt"/>
    </style:default-style>
    <draw:marker draw:name="a2041" svg:viewBox="0 0 20 30" svg:d="m10 0-10 30h20z"/>
    <draw:marker draw:name="a2099" svg:viewBox="0 0 20 30" svg:d="m10 0-10 30h20z"/>
    <draw:marker draw:name="a2168" svg:viewBox="0 0 20 30" svg:d="m10 0-10 30h20z"/>
    <draw:marker draw:name="a2112" svg:viewBox="0 0 20 30" svg:d="m10 0-10 30h20z"/>
    <draw:marker draw:name="a2080" svg:viewBox="0 0 20 30" svg:d="m10 0-10 30h20z"/>
    <draw:marker draw:name="a2150" svg:viewBox="0 0 20 30" svg:d="m10 0-10 30h20z"/>
    <draw:marker draw:name="a2152" svg:viewBox="0 0 20 30" svg:d="m10 0-10 30h20z"/>
    <draw:marker draw:name="a2222" svg:viewBox="0 0 20 30" svg:d="m10 0-10 30h20z"/>
    <draw:marker draw:name="a2049" svg:viewBox="0 0 20 30" svg:d="m10 0-10 30h20z"/>
    <draw:marker draw:name="a2088" svg:viewBox="0 0 20 30" svg:d="m10 0-10 30h20z"/>
    <draw:marker draw:name="a2158" svg:viewBox="0 0 20 30" svg:d="m10 0-10 30h20z"/>
    <draw:marker draw:name="a2101" svg:viewBox="0 0 20 30" svg:d="m10 0-10 30h20z"/>
    <draw:marker draw:name="a2103" svg:viewBox="0 0 20 30" svg:d="m10 0-10 30h20z"/>
    <draw:marker draw:name="a2211" svg:viewBox="0 0 20 30" svg:d="m10 0-10 30h20z"/>
    <draw:marker draw:name="a2074" svg:viewBox="0 0 20 30" svg:d="m10 0-10 30h20z"/>
    <draw:marker draw:name="a2180" svg:viewBox="0 0 20 30" svg:d="m10 0-10 30h20z"/>
    <draw:marker draw:name="a2213" svg:viewBox="0 0 20 30" svg:d="m10 0-10 30h20z"/>
    <draw:marker draw:name="a2182" svg:viewBox="0 0 20 30" svg:d="m10 0-10 30h20z"/>
    <draw:marker draw:name="a2214" svg:viewBox="0 0 20 30" svg:d="m10 0-10 30h20z"/>
    <draw:marker draw:name="a2184" svg:viewBox="0 0 20 30" svg:d="m10 0-10 30h20z"/>
    <draw:marker draw:name="a2060" svg:viewBox="0 0 20 30" svg:d="m10 0-10 30h20z"/>
    <draw:marker draw:name="a2324" svg:viewBox="0 0 20 30" svg:d="m10 0-10 30h20z"/>
    <draw:marker draw:name="a2200" svg:viewBox="0 0 20 30" svg:d="m10 0-10 30h20z"/>
    <draw:marker draw:name="a2326" svg:viewBox="0 0 20 30" svg:d="m10 0-10 30h20z"/>
    <draw:marker draw:name="a2327" svg:viewBox="0 0 20 30" svg:d="m10 0-10 30h20z"/>
    <draw:marker draw:name="a2027" svg:viewBox="0 0 20 30" svg:d="m10 0-10 30h20z"/>
    <draw:marker draw:name="a2202" svg:viewBox="0 0 20 30" svg:d="m10 0-10 30h20z"/>
    <draw:marker draw:name="a2170" svg:viewBox="0 0 20 30" svg:d="m10 0-10 30h20z"/>
    <draw:marker draw:name="a2203" svg:viewBox="0 0 20 30" svg:d="m10 0-10 30h20z"/>
    <draw:marker draw:name="a2205" svg:viewBox="0 0 20 30" svg:d="m10 0-10 30h20z"/>
    <draw:marker draw:name="a2206" svg:viewBox="0 0 20 30" svg:d="m10 0-10 30h20z"/>
    <draw:marker draw:name="a2208" svg:viewBox="0 0 20 30" svg:d="m10 0-10 30h20z"/>
    <draw:marker draw:name="a2209" svg:viewBox="0 0 20 30" svg:d="m10 0-10 30h20z"/>
    <draw:marker draw:name="a2178" svg:viewBox="0 0 20 30" svg:d="m10 0-10 30h20z"/>
    <draw:marker draw:name="a2019" svg:viewBox="0 0 20 30" svg:d="m10 0-10 30h20z"/>
    <draw:marker draw:name="a2231" svg:viewBox="0 0 20 30" svg:d="m10 0-10 30h20z"/>
    <draw:marker draw:name="a2127" svg:viewBox="0 0 20 30" svg:d="m10 0-10 30h20z"/>
    <table:table-template table:name="{5C22544A-7EE6-4342-B048-85BDC9FD1C3A}">
      <table:first-row table:style-name="a1984" table:paragraph-style-name=""/>
      <table:last-row table:style-name="a1985" table:paragraph-style-name=""/>
      <table:first-column table:style-name="a1986" table:paragraph-style-name=""/>
      <table:last-column table:style-name="a1987" table:paragraph-style-name=""/>
      <table:body table:style-name="a1979" table:paragraph-style-name=""/>
      <table:even-rows table:style-name="a1982" table:paragraph-style-name=""/>
      <table:odd-rows table:style-name="a1983" table:paragraph-style-name=""/>
      <table:even-columns table:style-name="a1980" table:paragraph-style-name=""/>
      <table:odd-columns table:style-name="a1981" table:paragraph-style-name=""/>
    </table:table-template>
    <table:table-template table:name="{21E4AEA4-8DFA-4A89-87EB-49C32662AFE0}">
      <table:first-row table:style-name="a2001" table:paragraph-style-name=""/>
      <table:last-row table:style-name="a2002" table:paragraph-style-name=""/>
      <table:first-column table:style-name="a2003" table:paragraph-style-name=""/>
      <table:last-column table:style-name="a2004" table:paragraph-style-name=""/>
      <table:body table:style-name="a1996" table:paragraph-style-name=""/>
      <table:even-rows table:style-name="a1999" table:paragraph-style-name=""/>
      <table:odd-rows table:style-name="a2000" table:paragraph-style-name=""/>
      <table:even-columns table:style-name="a1997" table:paragraph-style-name=""/>
      <table:odd-columns table:style-name="a1998" table:paragraph-style-name=""/>
    </table:table-template>
    <table:table-template table:name="{72833802-FEF1-4C79-8D5D-14CF1EAF98D9}">
      <table:first-row table:style-name="a1992" table:paragraph-style-name=""/>
      <table:last-row table:style-name="a1993" table:paragraph-style-name=""/>
      <table:first-column table:style-name="a1994" table:paragraph-style-name=""/>
      <table:last-column table:style-name="a1995" table:paragraph-style-name=""/>
      <table:body table:style-name="a1988" table:paragraph-style-name=""/>
      <table:odd-rows table:style-name="a1991" table:paragraph-style-name=""/>
      <table:even-columns table:style-name="a1989" table:paragraph-style-name=""/>
      <table:odd-columns table:style-name="a199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draw:fill="none" draw:stroke="solid" svg:stroke-width="0.00694in" svg:stroke-color="#7f7f7f" svg:stroke-opacity="100%" svg:stroke-linecap="butt"/>
    </style:style>
    <style:style style:family="presentation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 style:parent-style-name="Graphics">
      <style:graphic-properties draw:fill="none" draw:stroke="non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" style:parent-style-name="Graphics">
      <style:graphic-properties draw:fill="none" draw:stroke="non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 style:parent-style-name="Graphics">
      <style:graphic-properties draw:fill="none" draw:stroke="none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43">
      <style:graphic-properties draw:fill="solid" draw:fill-color="#fff4ce" draw:opacity="100%" draw:stroke="none"/>
    </style:style>
    <style:style style:family="graphic" style:name="a1144">
      <style:graphic-properties draw:fill="none" draw:stroke="solid" svg:stroke-width="0.00694in" svg:stroke-color="#7f7f7f" svg:stroke-opacity="100%" svg:stroke-linecap="butt"/>
    </style:style>
    <style:style style:family="graphic" style:name="a1145" style:parent-style-name="Graphics">
      <style:graphic-properties draw:fill="none" draw:stroke="none"/>
    </style:style>
    <style:style style:family="graphic" style:name="a1146" style:parent-style-name="Graphics">
      <style:graphic-properties draw:fill="none" draw:stroke="non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>
      <style:graphic-properties draw:fill="solid" draw:fill-color="#fff4ce" draw:opacity="100%" draw:stroke="none"/>
    </style:style>
    <style:style style:family="paragraph" style:name="a15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draw:fill="none" draw:stroke="solid" svg:stroke-width="0.00694in" svg:stroke-color="#7f7f7f" svg:stroke-opacity="100%" svg:stroke-linecap="butt"/>
    </style:style>
    <style:style style:family="graphic" style:name="a311" style:parent-style-name="Graphics">
      <style:graphic-properties draw:fill="none" draw:stroke="non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" style:parent-style-name="Graphics">
      <style:graphic-properties draw:fill="none" draw:stroke="non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7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8">
      <style:graphic-properties draw:fill="solid" draw:fill-color="#fff4ce" draw:opacity="100%" draw:stroke="none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9">
      <style:graphic-properties draw:fill="none" draw:stroke="solid" svg:stroke-width="0.00694in" svg:stroke-color="#7f7f7f" svg:stroke-opacity="100%" svg:stroke-linecap="but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3">
      <style:graphic-properties draw:fill="solid" draw:fill-color="#ffdf6b" draw:opacity="100%" draw:stroke="non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54">
      <style:graphic-properties draw:fill="solid" draw:fill-color="#ffea9c" draw:opacity="100%" draw:stroke="none"/>
    </style:style>
    <style:style style:family="drawing-page" style:name="a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3">
      <style:graphic-properties draw:fill="solid" draw:fill-color="#ffdf6b" draw:opacity="100%" draw:stroke="non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4">
      <style:graphic-properties draw:fill="solid" draw:fill-color="#ffea9c" draw:opacity="100%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5in" style:font-size-asian="0.5in" style:font-size-complex="0.5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0" style:parent-style-name="Graphics">
      <style:graphic-properties draw:fill="none" draw:stroke="non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1" style:parent-style-name="Graphics">
      <style:graphic-properties draw:fill="none" draw:stroke="none"/>
    </style:style>
    <style:style style:family="text" style:name="a1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36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draw:fill="solid" draw:fill-color="#fff4ce" draw:opacity="100%" draw:stroke="none"/>
    </style:style>
    <style:style style:family="presentation" style:name="a1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">
      <style:graphic-properties draw:fill="none" draw:stroke="solid" svg:stroke-width="0.00694in" svg:stroke-color="#7f7f7f" svg:stroke-opacity="100%" svg:stroke-linecap="butt"/>
    </style:style>
    <style:style style:family="graphic" style:name="a162" style:parent-style-name="Graphics">
      <style:graphic-properties draw:fill="none" draw:stroke="non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" style:parent-style-name="Graphics">
      <style:graphic-properties draw:fill="none" draw:stroke="non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8">
      <style:graphic-properties draw:fill="none" draw:stroke="solid" svg:stroke-width="0.00694in" svg:stroke-color="#7f7f7f" svg:stroke-opacity="100%" svg:stroke-linecap="butt"/>
    </style:style>
    <style:style style:family="graphic" style:name="a1369" style:parent-style-name="Graphics">
      <style:graphic-properties draw:fill="none" fo:clip="rect(0in, 0in, 0in, 0in)" draw:stroke="non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0833in" style:font-size-asian="0.20833in" style:font-size-complex="0.208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solid" draw:fill-color="#fff4ce" draw:opacity="100%" draw:stroke="non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draw:fill="none" draw:stroke="solid" svg:stroke-width="0.00694in" svg:stroke-color="#7f7f7f" svg:stroke-opacity="100%" svg:stroke-linecap="butt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 style:parent-style-name="Graphics">
      <style:graphic-properties draw:fill="none" draw:stroke="none"/>
    </style:style>
    <style:style style:family="text" style:name="a174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 style:parent-style-name="Graphics">
      <style:graphic-properties draw:fill="none" draw:stroke="none"/>
    </style:style>
    <style:style style:family="text" style:name="a1747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draw:fill="solid" draw:fill-color="#ffdf6b" draw:opacity="100%" draw:stroke="none"/>
    </style:style>
    <style:style style:family="graphic" style:name="a371">
      <style:graphic-properties draw:fill="solid" draw:fill-color="#ffea9c" draw:opacity="100%" draw:stroke="none"/>
    </style:style>
    <style:style style:family="paragraph" style:name="a15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draw:fill="solid" draw:fill-color="#ffdf6b" draw:opacity="100%" draw:stroke="none"/>
    </style:style>
    <style:style style:family="paragraph" style:name="a1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draw:fill="solid" draw:fill-color="#ffea9c" draw:opacity="100%" draw:stroke="none"/>
    </style:style>
    <style:style style:family="presentation" style:name="a1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5in" style:font-size-asian="0.5in" style:font-size-complex="0.5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draw:fill="solid" draw:fill-color="#ffea9c" draw:opacity="100%" draw:stroke="non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draw:fill="none" draw:stroke="solid" svg:stroke-width="0.00694in" svg:stroke-color="#7f7f7f" svg:stroke-opacity="100%" svg:stroke-linecap="butt"/>
    </style:style>
    <style:style style:family="paragraph" style:name="a158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in, 0in, 0in, 0in)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5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0833in" style:font-size-asian="0.20833in" style:font-size-complex="0.208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3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4">
      <style:graphic-properties draw:fill="solid" draw:fill-color="#fff4ce" draw:opacity="100%" draw:stroke="none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none" draw:stroke="solid" svg:stroke-width="0.00694in" svg:stroke-color="#7f7f7f" svg:stroke-opacity="100%" svg:stroke-linecap="butt"/>
    </style:style>
    <style:style style:family="paragraph" style:name="a59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 style:parent-style-name="Graphics">
      <style:graphic-properties draw:fill="none" draw:stroke="none"/>
    </style:style>
    <style:style style:family="graphic" style:name="a1797" style:parent-style-name="Graphics">
      <style:graphic-properties draw:fill="none" draw:stroke="none"/>
    </style:style>
    <style:style style:family="text" style:name="a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6">
      <style:graphic-properties draw:fill="solid" draw:fill-color="#fff4ce" draw:opacity="100%" draw:stroke="non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0694in" svg:stroke-color="#7f7f7f" svg:stroke-opacity="100%" svg:stroke-linecap="butt"/>
    </style:style>
    <style:style style:family="graphic" style:name="a39" style:parent-style-name="Graphics">
      <style:graphic-properties draw:fill="none" draw:stroke="none"/>
    </style:style>
    <style:style style:family="graphic" style:name="a40" style:parent-style-name="Graphics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1">
      <style:graphic-properties draw:fill="none" draw:stroke="solid" svg:stroke-width="0.00694in" svg:stroke-color="#7f7f7f" svg:stroke-opacity="100%" svg:stroke-linecap="butt"/>
    </style:style>
    <style:style style:family="graphic" style:name="a1022" style:parent-style-name="Graphics">
      <style:graphic-properties draw:fill="none" draw:stroke="none"/>
    </style:style>
    <style:style style:family="graphic" style:name="a1023" style:parent-style-name="Graphics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draw:fill="solid" draw:fill-color="#ffea9c" draw:opacity="100%" draw:stroke="none"/>
    </style:style>
    <style:style style:family="text" style:name="a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33333in" style:font-size-asian="0.33333in" style:font-size-complex="0.33333in" fo:letter-spacing="0.02778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225">
      <style:graphic-properties draw:fill="solid" draw:fill-color="#ffdf6b" draw:opacity="100%" draw:stroke="none"/>
    </style:style>
    <style:style style:family="graphic" style:name="a1226">
      <style:graphic-properties draw:fill="solid" draw:fill-color="#ffea9c" draw:opacity="100%" draw:stroke="none"/>
    </style:style>
    <style:style style:family="text" style:name="a1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1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 Light" style:font-family-asian="みかちゃん" fo:font-size="0.33333in" style:font-size-asian="0.33333in" style:font-size-complex="0.33333in" fo:letter-spacing="0.02778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draw:fill="solid" draw:fill-color="#fff4ce" draw:opacity="100%" draw:stroke="non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none" draw:stroke="solid" svg:stroke-width="0.00694in" svg:stroke-color="#7f7f7f" svg:stroke-opacity="100%" svg:stroke-linecap="butt"/>
    </style:style>
    <style:style style:family="graphic" style:name="a1416" style:parent-style-name="Graphics">
      <style:graphic-properties draw:fill="none" draw:stroke="non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 style:parent-style-name="Graphics">
      <style:graphic-properties draw:fill="none" draw:stroke="non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">
      <style:graphic-properties draw:fill="solid" draw:fill-color="#fff4ce" draw:opacity="100%" draw:stroke="non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draw:fill="none" draw:stroke="solid" svg:stroke-width="0.00694in" svg:stroke-color="#7f7f7f" svg:stroke-opacity="100%" svg:stroke-linecap="butt"/>
    </style:style>
    <style:style style:family="presentation" style:name="a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ffca08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74">
      <style:graphic-properties draw:fill="solid" draw:fill-color="#ffea9c" draw:opacity="100%" draw:stroke="none"/>
    </style:style>
    <style:style style:family="text" style:name="a10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33333in" style:font-size-asian="0.33333in" style:font-size-complex="0.33333in" fo:letter-spacing="0.02778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draw:fill="none" draw:stroke="solid" svg:stroke-width="0.00694in" svg:stroke-color="#7f7f7f" svg:stroke-opacity="100%" svg:stroke-linecap="butt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6" style:parent-style-name="Graphics">
      <style:graphic-properties draw:fill="none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97" style:parent-style-name="Graphics">
      <style:graphic-properties draw:fill="none" draw:stroke="non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 style:parent-style-name="Graphics">
      <style:graphic-properties draw:fill="none" draw:stroke="non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draw:fill="solid" draw:fill-color="#ffdf6b" draw:opacity="100%" draw:stroke="none"/>
    </style:style>
    <style:style style:family="text" style:name="a1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>
      <style:graphic-properties draw:fill="solid" draw:fill-color="#ffea9c" draw:opacity="100%" draw:stroke="none"/>
    </style:style>
    <style:style style:family="text" style:name="a1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" style:font-family-asian="みかちゃん-P" style:font-pitch="variable" style:font-pitch-asian="variable" fo:font-size="1.11111in" style:font-size-asian="1.11111in" style:font-size-complex="1.11111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みかちゃん-P" style:font-family-asian="みかちゃん-P" style:font-pitch="variable" style:font-pitch-asian="variab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Calibri Light" style:font-family-asian="みかちゃん" fo:font-size="0.33333in" style:font-size-asian="0.33333in" style:font-size-complex="0.33333in" fo:letter-spacing="0.02778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solid" draw:fill-color="#fff4ce" draw:opacity="100%" draw:stroke="none"/>
    </style:style>
    <style:style style:family="paragraph" style:name="a16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draw:fill="none" draw:stroke="solid" svg:stroke-width="0.00694in" svg:stroke-color="#7f7f7f" svg:stroke-opacity="100%" svg:stroke-linecap="butt"/>
    </style:style>
    <style:style style:family="graphic" style:name="a433" style:parent-style-name="Graphics">
      <style:graphic-properties draw:fill="none" draw:stroke="non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 style:parent-style-name="Graphics">
      <style:graphic-properties draw:fill="none" draw:stroke="non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draw:fill="none" draw:stroke="solid" svg:stroke-width="0.00694in" svg:stroke-color="#7f7f7f" svg:stroke-opacity="100%" svg:stroke-linecap="butt"/>
    </style:style>
    <style:style style:family="paragraph" style:name="a14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2">
      <style:graphic-properties draw:fill="solid" draw:fill-color="#fff4ce" draw:opacity="100%" draw:stroke="non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draw:fill="none" draw:stroke="solid" svg:stroke-width="0.00694in" svg:stroke-color="#7f7f7f" svg:stroke-opacity="100%" svg:stroke-linecap="butt"/>
    </style:style>
    <style:style style:family="graphic" style:name="a1294" style:parent-style-name="Graphics">
      <style:graphic-properties draw:fill="none" draw:stroke="none"/>
    </style:style>
    <style:style style:family="text" style:name="a1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 style:parent-style-name="Graphics">
      <style:graphic-properties draw:fill="none" draw:stroke="non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7">
      <style:graphic-properties draw:fill="solid" draw:fill-color="#ffdf6b" draw:opacity="100%" draw:stroke="non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8">
      <style:graphic-properties draw:fill="solid" draw:fill-color="#ffea9c" draw:opacity="100%" draw:stroke="non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6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1" style:parent-style-name="Graphics">
      <style:graphic-properties draw:fill="none" draw:stroke="none"/>
    </style:style>
    <style:style style:family="presentation" style:name="a4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solid" draw:fill-color="#fff4ce" draw:opacity="100%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draw:fill="none" draw:stroke="solid" svg:stroke-width="0.00694in" svg:stroke-color="#7f7f7f" svg:stroke-opacity="100%" svg:stroke-linecap="butt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 style:parent-style-name="Graphics">
      <style:graphic-properties draw:fill="none" draw:stroke="non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 style:parent-style-name="Graphics">
      <style:graphic-properties draw:fill="none" draw:stroke="non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ffdf6b" draw:opacity="100%" draw:stroke="none" draw:auto-grow-width="false" draw:auto-grow-height="fals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9">
      <style:graphic-properties draw:fill="solid" draw:fill-color="#fff4ce" draw:opacity="100%" draw:stroke="none"/>
    </style:style>
    <style:style style:family="drawing-page" style:name="a18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みかちゃん" style:font-family-asian="みかちゃん" style:font-pitch="fixed" style:font-pitch-asian="fixed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 style:parent-style-name="Graphics">
      <style:graphic-properties draw:fill="none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0">
      <style:graphic-properties draw:fill="solid" draw:fill-color="#ffdf6b" draw:opacity="100%" draw:stroke="non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draw:fill="solid" draw:fill-color="#ffea9c" draw:opacity="100%" draw:stroke="non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みかちゃん-PB" style:font-family-asian="みかちゃん-PB" style:font-pitch="variable" style:font-pitch-asian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みかちゃん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99">
      <style:graphic-properties draw:fill="solid" draw:fill-color="#ffdf6b" draw:opacity="100%" draw:stroke="non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70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71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7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90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41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8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8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30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0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00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35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5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4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45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59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01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6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1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66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8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80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1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88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8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88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4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42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9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825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2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9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89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9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993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59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2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711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43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15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7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1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6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5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164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823">
      <text:list-level-style-bullet text:level="1" text:bullet-char=" ">
        <style:list-level-properties text:space-before="0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ffca08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ffca08" fo:font-family="Calibri" style:font-family-generic="swiss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3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828">
      <text:list-level-style-bullet text:level="1" text:bullet-char="◦">
        <style:list-level-properties text:space-before="0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ffca08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ffca08" fo:font-family="Calibri" style:font-family-generic="swiss" style:font-pitch="variable" fo:font-size="100%"/>
      </text:list-level-style-bullet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0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5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8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65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10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4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61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1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1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2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4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17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47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5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2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8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2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6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3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66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59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2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1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30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6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2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9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2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6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23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7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18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4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48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1_レトロスペクト" style:page-layout-name="pageLayout1" draw:style-name="a0">
      <draw:custom-shape svg:x="0in" svg:y="6.69969in" svg:width="13.33333in" svg:height="0.83134in" draw:id="id0" draw:style-name="a3" draw:name="正方形/長方形 14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1" draw:style-name="a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8" draw:name="Title Placeholder 1" svg:x="1.2in" svg:y="0.15294in" svg:width="11in" svg:height="0.92941in" presentation:class="title" presentation:placeholder="false">
        <draw:text-box>
          <text:p text:style-name="a7" text:class-names="" text:cond-style-name=""><text:span text:style-name="a5" text:class-names="">マスター タイトルの書式設定</text:span><text:span text:style-name="a6" text:class-names=""/></text:p>
        </draw:text-box>
        <svg:title/>
        <svg:desc/>
      </draw:frame>
      <draw:frame draw:id="id3" presentation:style-name="a33" draw:name="Text Placeholder 2" svg:x="1.2in" svg:y="1.18856in" svg:width="11in" svg:height="5.22996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マスター テキストの書式設定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2" text:class-names="">第<text:s text:c="1"/></text:span><text:span text:style-name="a13" text:class-names="">2<text:s text:c="1"/></text:span><text:span text:style-name="a14" text:class-names="">レベル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7" text:class-names="">第<text:s text:c="1"/></text:span><text:span text:style-name="a18" text:class-names="">3<text:s text:c="1"/></text:span><text:span text:style-name="a19" text:class-names="">レベル</text:span></text:p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p text:style-name="a25" text:class-names="" text:cond-style-name=""><text:span text:style-name="a22" text:class-names="">第<text:s text:c="1"/></text:span><text:span text:style-name="a23" text:class-names="">4<text:s text:c="1"/></text:span><text:span text:style-name="a2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7" text:class-names="">第<text:s text:c="1"/></text:span><text:span text:style-name="a28" text:class-names="">5<text:s text:c="1"/></text:span><text:span text:style-name="a29" text:class-names="">レベル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7" draw:name="Slide Number Placeholder 5" svg:x="10.35314in" svg:y="7.06451in" svg:width="1.98072in" svg:height="0.39931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>‹#›</text:page-number></text:span><text:span text:style-name="a35" text:class-names=""/></text:p>
        </draw:text-box>
        <svg:title/>
        <svg:desc/>
      </draw:frame>
      <draw:connector draw:type="line" svg:x1="1.30526in" svg:y1="1.12406in" svg:x2="12.20526in" svg:y2="1.12406in" draw:id="id5" draw:style-name="a38" draw:name="Straight Connector 9">
        <svg:title/>
        <svg:desc/>
      </draw:connector>
      <draw:frame draw:id="id6" draw:style-name="a39" draw:name="図 15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7" draw:style-name="a40" draw:name="図 11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presentation:notes style:page-layout-name="pageLayout2" draw:style-name="a80">
        <draw:frame draw:id="id8" presentation:style-name="a43" draw:name="ヘッダー プレースホルダー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8" draw:name="日付プレースホルダー 2" svg:x="4.24826in" svg:y="0in" svg:width="3.25in" svg:height="0.50174in" presentation:class="date-time" presentation:placeholder="false">
          <draw:text-box>
            <text:p text:style-name="a47" text:class-names="" text:cond-style-name=""><text:span text:style-name="a44" text:class-names=""><text:date text:fixed="false" style:data-style-name="a45">2018/1/15</text:date></text:span><text:span text:style-name="a4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9" draw:name="スライド イメージ プレースホルダー 3">
          <svg:title/>
          <svg:desc/>
        </draw:page-thumbnail>
        <draw:frame draw:id="id11" presentation:style-name="a72" draw:name="ノート プレースホルダー 4" svg:x="0.75in" svg:y="4.8125in" svg:width="6in" svg:height="3.9375in" presentation:class="notes" presentation:placeholder="false">
          <draw:text-box>
            <text:p text:style-name="a51" text:class-names="" text:cond-style-name=""><text:span text:style-name="a50" text:class-names="">マスター テキストの書式設定</text:span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2" text:class-names="">第<text:s text:c="1"/></text:span><text:span text:style-name="a53" text:class-names="">2<text:s text:c="1"/></text:span><text:span text:style-name="a54" text:class-names="">レベル</text:span></text:p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p text:style-name="a60" text:class-names="" text:cond-style-name=""><text:span text:style-name="a57" text:class-names="">第<text:s text:c="1"/></text:span><text:span text:style-name="a58" text:class-names="">3<text:s text:c="1"/></text:span><text:span text:style-name="a59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p text:style-name="a65" text:class-names="" text:cond-style-name=""><text:span text:style-name="a62" text:class-names="">第<text:s text:c="1"/></text:span><text:span text:style-name="a63" text:class-names="">4<text:s text:c="1"/></text:span><text:span text:style-name="a64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list text:style-name="a71">
                              <text:list-item>
                                <text:p text:style-name="a70" text:class-names="" text:cond-style-name=""><text:span text:style-name="a67" text:class-names="">第<text:s text:c="1"/></text:span><text:span text:style-name="a68" text:class-names="">5<text:s text:c="1"/></text:span><text:span text:style-name="a69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5" draw:name="フッター プレースホルダー 5" svg:x="0in" svg:y="9.49826in" svg:width="3.25in" svg:height="0.50174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3" presentation:style-name="a79" draw:name="スライド番号プレースホルダー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6" text:class-names=""><text:page-number style:num-format="1" text:fixed="false">‹#›</text:page-number></text:span><text:span text:style-name="a77" text:class-names=""/></text:p>
          </draw:text-box>
          <svg:title/>
          <svg:desc/>
        </draw:frame>
      </presentation:notes>
    </style:master-page>
    <style:master-page style:name="Master1-Layout1-title-タイトル-スライド" style:page-layout-name="pageLayout1" draw:style-name="a81">
      <draw:custom-shape svg:width="1.96181in" svg:height="1.89661in" draw:id="id14" draw:style-name="a84" draw:transform="translate(-0.9809in -0.94831in) rotate(-3.14159) translate(12.2in 1.06136in)" draw:name="直角三角形 12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width="1.78346in" svg:height="1.89661in" draw:id="id15" draw:style-name="a87" draw:transform="translate(-0.89173in -0.94831in) rotate(-1.5708) translate(1.10588in 1.00478in)" draw:name="直角三角形 9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in" svg:y="6.96898in" svg:width="13.33333in" svg:height="0.56205in" draw:id="id16" draw:style-name="a90" draw:name="正方形/長方形 11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" draw:style-name="a9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95" draw:name="Title 1" svg:x="1.2in" svg:y="0.83in" svg:width="11in" svg:height="3.9in" presentation:class="title" presentation:placeholder="false">
        <draw:text-box>
          <text:p text:style-name="a94" text:class-names="" text:cond-style-name=""><text:span text:style-name="a92" text:class-names="">マスター タイトルの書式設定</text:span><text:span text:style-name="a93" text:class-names=""/></text:p>
        </draw:text-box>
        <svg:title/>
        <svg:desc/>
      </draw:frame>
      <draw:frame draw:id="id19" presentation:style-name="a99" draw:name="Subtitle 2" svg:x="6.87059in" svg:y="4.87272in" svg:width="5.33244in" svg:height="1.32406in" presentation:class="subtitle" presentation:placeholder="false">
        <draw:text-box>
          <text:p text:style-name="a98" text:class-names="" text:cond-style-name=""><text:span text:style-name="a96" text:class-names="">マスター サブタイトルの書式設定</text:span><text:span text:style-name="a97" text:class-names=""/></text:p>
        </draw:text-box>
        <svg:title/>
        <svg:desc/>
      </draw:frame>
      <draw:frame draw:id="id20" presentation:style-name="a104" draw:name="Date Placeholder 3" svg:x="1.2in" svg:y="7.06451in" svg:width="2.70371in" svg:height="0.39931in" presentation:class="date-time" presentation:placeholder="false">
        <draw:text-box>
          <text:p text:style-name="a103" text:class-names="" text:cond-style-name=""><text:span text:style-name="a100" text:class-names=""><text:date text:fixed="false" style:data-style-name="a101">2018/1/15</text:date></text:span><text:span text:style-name="a102" text:class-names=""/></text:p>
        </draw:text-box>
        <svg:title/>
        <svg:desc/>
      </draw:frame>
      <draw:frame draw:id="id21" presentation:style-name="a107" draw:name="Footer Placeholder 4" svg:x="4.06286in" svg:y="6.64874in" svg:width="5.27428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2" presentation:style-name="a111" draw:name="Slide Number Placeholder 5" svg:x="10.35314in" svg:y="7.06451in" svg:width="1.98072in" svg:height="0.39931in" presentation:class="page-number" presentation:placeholder="false">
        <draw:text-box>
          <text:p text:style-name="a110" text:class-names="" text:cond-style-name=""><text:span text:style-name="a108" text:class-names=""><text:page-number style:num-format="1" text:fixed="false">‹#›</text:page-number></text:span><text:span text:style-name="a109" text:class-names=""/></text:p>
        </draw:text-box>
        <svg:title/>
        <svg:desc/>
      </draw:frame>
      <draw:connector draw:type="line" svg:x1="1.32071in" svg:y1="4.75in" svg:x2="12.12071in" svg:y2="4.75in" draw:id="id23" draw:style-name="a112" draw:name="Straight Connector 8">
        <svg:title/>
        <svg:desc/>
      </draw:connector>
      <draw:frame draw:id="id24" draw:style-name="a113" draw:name="図 16" svg:x="0.32344in" svg:y="0.26918in" svg:width="1.56487in" svg:height="1.4712in" style:rel-width="scale" style:rel-height="scale">
        <draw:image xlink:href="media/image4.png" xlink:type="simple" xlink:show="embed" xlink:actuate="onLoad"/>
        <svg:title/>
        <svg:desc/>
      </draw:frame>
      <draw:frame draw:id="id25" draw:style-name="a114" draw:name="図 18" svg:x="11.37907in" svg:y="0.29492in" svg:width="1.61832in" svg:height="1.56983in" style:rel-width="scale" style:rel-height="scale">
        <draw:image xlink:href="media/image5.png" xlink:type="simple" xlink:show="embed" xlink:actuate="onLoad"/>
        <svg:title/>
        <svg:desc/>
      </draw:frame>
      <draw:frame draw:id="id26" draw:style-name="a115" draw:name="図 10" svg:x="1.49843in" svg:y="4.97502in" svg:width="4.65692in" svg:height="2.15057in" style:rel-width="scale" style:rel-height="scale">
        <draw:image xlink:href="media/image3.png" xlink:type="simple" xlink:show="embed" xlink:actuate="onLoad"/>
        <svg:title/>
        <svg:desc/>
      </draw:frame>
      <presentation:notes style:page-layout-name="pageLayout2" draw:style-name="a155">
        <draw:frame draw:id="id8" presentation:style-name="a118" draw:name="ヘッダー プレースホルダー 1" svg:x="0in" svg:y="0in" svg:width="3.25in" svg:height="0.50174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9" presentation:style-name="a123" draw:name="日付プレースホルダー 2" svg:x="4.24826in" svg:y="0in" svg:width="3.25in" svg:height="0.50174in" presentation:class="date-time" presentation:placeholder="false">
          <draw:text-box>
            <text:p text:style-name="a122" text:class-names="" text:cond-style-name=""><text:span text:style-name="a119" text:class-names=""><text:date text:fixed="false" style:data-style-name="a120">2018/1/15</text:date></text:span><text:span text:style-name="a12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24" draw:name="スライド イメージ プレースホルダー 3">
          <svg:title/>
          <svg:desc/>
        </draw:page-thumbnail>
        <draw:frame draw:id="id11" presentation:style-name="a147" draw:name="ノート プレースホルダー 4" svg:x="0.75in" svg:y="4.8125in" svg:width="6in" svg:height="3.9375in" presentation:class="notes" presentation:placeholder="false">
          <draw:text-box>
            <text:p text:style-name="a126" text:class-names="" text:cond-style-name=""><text:span text:style-name="a125" text:class-names="">マスター テキストの書式設定</text:span></text:p>
            <text:list text:style-name="a131">
              <text:list-item>
                <text:list text:style-name="a131">
                  <text:list-item>
                    <text:p text:style-name="a130" text:class-names="" text:cond-style-name=""><text:span text:style-name="a127" text:class-names="">第<text:s text:c="1"/></text:span><text:span text:style-name="a128" text:class-names="">2<text:s text:c="1"/></text:span><text:span text:style-name="a129" text:class-names="">レベル</text:span></text:p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p text:style-name="a135" text:class-names="" text:cond-style-name=""><text:span text:style-name="a132" text:class-names="">第<text:s text:c="1"/></text:span><text:span text:style-name="a133" text:class-names="">3<text:s text:c="1"/></text:span><text:span text:style-name="a134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p text:style-name="a140" text:class-names="" text:cond-style-name=""><text:span text:style-name="a137" text:class-names="">第<text:s text:c="1"/></text:span><text:span text:style-name="a138" text:class-names="">4<text:s text:c="1"/></text:span><text:span text:style-name="a139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list text:style-name="a146">
                          <text:list-item>
                            <text:list text:style-name="a146">
                              <text:list-item>
                                <text:p text:style-name="a145" text:class-names="" text:cond-style-name=""><text:span text:style-name="a142" text:class-names="">第<text:s text:c="1"/></text:span><text:span text:style-name="a143" text:class-names="">5<text:s text:c="1"/></text:span><text:span text:style-name="a144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50" draw:name="フッター プレースホルダー 5" svg:x="0in" svg:y="9.49826in" svg:width="3.25in" svg:height="0.50174in" presentation:class="foot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3" presentation:style-name="a154" draw:name="スライド番号プレースホルダー 6" svg:x="4.24826in" svg:y="9.49826in" svg:width="3.25in" svg:height="0.50174in" presentation:class="page-number" presentation:placeholder="false">
          <draw:text-box>
  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  </draw:text-box>
          <svg:title/>
          <svg:desc/>
        </draw:frame>
      </presentation:notes>
    </style:master-page>
    <style:master-page style:name="Master1-Layout2-cust-タイトルとコンテンツ" style:page-layout-name="pageLayout1" draw:style-name="a156">
      <draw:custom-shape svg:x="0in" svg:y="6.69969in" svg:width="13.33333in" svg:height="0.83134in" draw:id="id27" draw:layer="Master1-bg" draw:style-name="a159" draw:name="正方形/長方形 5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28" draw:layer="Master1-bg" draw:style-name="a16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29" draw:layer="Master1-bg" draw:style-name="a161" draw:name="Straight Connector 9">
        <svg:title/>
        <svg:desc/>
      </draw:connector>
      <draw:frame draw:id="id30" draw:layer="Master1-bg" draw:style-name="a162" draw:name="図 11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31" draw:layer="Master1-bg" draw:style-name="a163" draw:name="図 12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32" presentation:style-name="a188" draw:name="Content Placeholder 2" svg:x="1.2in" svg:y="1.18856in" svg:width="11in" svg:height="5.2299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マスター テキストの書式設定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7" text:class-names="">第<text:s text:c="1"/></text:span><text:span text:style-name="a168" text:class-names="">2<text:s text:c="1"/></text:span><text:span text:style-name="a169" text:class-names="">レベル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2" text:class-names="">第<text:s text:c="1"/></text:span><text:span text:style-name="a173" text:class-names="">3<text:s text:c="1"/></text:span><text:span text:style-name="a174" text:class-names="">レベル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7" text:class-names="">第<text:s text:c="1"/></text:span><text:span text:style-name="a178" text:class-names="">4<text:s text:c="1"/></text:span><text:span text:style-name="a17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2" text:class-names="">第<text:s text:c="1"/></text:span><text:span text:style-name="a183" text:class-names="">5<text:s text:c="1"/></text:span><text:span text:style-name="a184" text:class-names="">レベル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3" draw:name="日付プレースホルダー 7" svg:x="1.2in" svg:y="7.06451in" svg:width="2.7037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2018/1/15</text:date></text:span><text:span text:style-name="a191" text:class-names=""/></text:p>
        </draw:text-box>
        <svg:title/>
        <svg:desc/>
      </draw:frame>
      <draw:frame draw:id="id34" presentation:style-name="a197" draw:name="スライド番号プレースホルダー 8" svg:x="10.35314in" svg:y="7.06451in" svg:width="1.98072in" svg:height="0.39931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>‹#›</text:page-number></text:span><text:span text:style-name="a195" text:class-names=""/></text:p>
        </draw:text-box>
        <svg:title/>
        <svg:desc/>
      </draw:frame>
      <draw:frame draw:id="id35" presentation:style-name="a200" draw:name="タイトル 9" svg:x="1.2in" svg:y="0.15294in" svg:width="11in" svg:height="0.92941in" presentation:class="title" presentation:placeholder="false">
        <draw:text-box>
          <text:p text:style-name="a199" text:class-names="" text:cond-style-name=""><text:span text:style-name="a198" text:class-names="">マスター タイトルの書式設定</text:span></text:p>
        </draw:text-box>
        <svg:title/>
        <svg:desc/>
      </draw:frame>
      <presentation:notes style:page-layout-name="pageLayout2" draw:style-name="a240">
        <draw:frame draw:id="id8" presentation:style-name="a203" draw:name="ヘッダー プレースホルダー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9" presentation:style-name="a208" draw:name="日付プレースホルダー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>2018/1/15</text:date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09" draw:name="スライド イメージ プレースホルダー 3">
          <svg:title/>
          <svg:desc/>
        </draw:page-thumbnail>
        <draw:frame draw:id="id11" presentation:style-name="a232" draw:name="ノート プレースホルダー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マスター テキストの書式設定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2" text:class-names="">第<text:s text:c="1"/></text:span><text:span text:style-name="a213" text:class-names="">2<text:s text:c="1"/></text:span><text:span text:style-name="a214" text:class-names="">レベル</text:span></text:p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p text:style-name="a220" text:class-names="" text:cond-style-name=""><text:span text:style-name="a217" text:class-names="">第<text:s text:c="1"/></text:span><text:span text:style-name="a218" text:class-names="">3<text:s text:c="1"/></text:span><text:span text:style-name="a219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p text:style-name="a225" text:class-names="" text:cond-style-name=""><text:span text:style-name="a222" text:class-names="">第<text:s text:c="1"/></text:span><text:span text:style-name="a223" text:class-names="">4<text:s text:c="1"/></text:span><text:span text:style-name="a224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7" text:class-names="">第<text:s text:c="1"/></text:span><text:span text:style-name="a228" text:class-names="">5<text:s text:c="1"/></text:span><text:span text:style-name="a229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5" draw:name="フッター プレースホルダー 5" svg:x="0in" svg:y="9.49826in" svg:width="3.25in" svg:height="0.50174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3" presentation:style-name="a239" draw:name="スライド番号プレースホルダー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  </draw:text-box>
          <svg:title/>
          <svg:desc/>
        </draw:frame>
      </presentation:notes>
    </style:master-page>
    <style:master-page style:name="Master1-Layout3-secHead-セクション見出し" style:page-layout-name="pageLayout1" draw:style-name="a241">
      <draw:custom-shape svg:x="0.00347in" svg:y="7in" svg:width="13.32986in" svg:height="0.5in" draw:id="id36" draw:style-name="a2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7" draw:style-name="a2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47" draw:name="Title 1" svg:x="1.2in" svg:y="0.83in" svg:width="11in" svg:height="3.9in" presentation:class="title" presentation:placeholder="false">
        <draw:text-box>
          <text:p text:style-name="a246" text:class-names="" text:cond-style-name=""><text:span text:style-name="a244" text:class-names="">マスター タイトルの書式設定</text:span><text:span text:style-name="a245" text:class-names=""/></text:p>
        </draw:text-box>
        <svg:title/>
        <svg:desc/>
      </draw:frame>
      <draw:frame draw:id="id39" presentation:style-name="a251" draw:name="Text Placeholder 2" svg:x="1.2in" svg:y="4.87in" svg:width="11in" svg:height="1.93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マスター テキストの書式設定</text:span></text:p>
            </text:list-item>
          </text:list>
        </draw:text-box>
        <svg:title/>
        <svg:desc/>
      </draw:frame>
      <draw:frame draw:id="id40" presentation:style-name="a256" draw:name="Date Placeholder 3" svg:x="1.2in" svg:y="7.06451in" svg:width="2.70371in" svg:height="0.39931in" presentation:class="date-time" presentation:placeholder="false">
        <draw:text-box>
          <text:p text:style-name="a255" text:class-names="" text:cond-style-name=""><text:span text:style-name="a252" text:class-names=""><text:date text:fixed="false" style:data-style-name="a253">2018/1/15</text:date></text:span><text:span text:style-name="a254" text:class-names=""/></text:p>
        </draw:text-box>
        <svg:title/>
        <svg:desc/>
      </draw:frame>
      <draw:frame draw:id="id41" presentation:style-name="a259" draw:name="Footer Placeholder 4" svg:x="4.06286in" svg:y="7.06051in" svg:width="5.27428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2" presentation:style-name="a263" draw:name="Slide Number Placeholder 5" svg:x="10.35314in" svg:y="7.06451in" svg:width="1.98072in" svg:height="0.39931in" presentation:class="page-number" presentation:placeholder="false">
        <draw:text-box>
          <text:p text:style-name="a262" text:class-names="" text:cond-style-name=""><text:span text:style-name="a260" text:class-names=""><text:page-number style:num-format="1" text:fixed="false">‹#›</text:page-number></text:span><text:span text:style-name="a261" text:class-names=""/></text:p>
        </draw:text-box>
        <svg:title/>
        <svg:desc/>
      </draw:frame>
      <draw:connector draw:type="line" svg:x1="1.32071in" svg:y1="4.75in" svg:x2="12.12071in" svg:y2="4.75in" draw:id="id43" draw:style-name="a264" draw:name="Straight Connector 8">
        <svg:title/>
        <svg:desc/>
      </draw:connector>
      <presentation:notes style:page-layout-name="pageLayout2" draw:style-name="a304">
        <draw:frame draw:id="id8" presentation:style-name="a267" draw:name="ヘッダー プレースホルダー 1" svg:x="0in" svg:y="0in" svg:width="3.25in" svg:height="0.50174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9" presentation:style-name="a272" draw:name="日付プレースホルダー 2" svg:x="4.24826in" svg:y="0in" svg:width="3.25in" svg:height="0.50174in" presentation:class="date-time" presentation:placeholder="false">
          <draw:text-box>
            <text:p text:style-name="a271" text:class-names="" text:cond-style-name=""><text:span text:style-name="a268" text:class-names=""><text:date text:fixed="false" style:data-style-name="a269">2018/1/15</text:date></text:span><text:span text:style-name="a27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73" draw:name="スライド イメージ プレースホルダー 3">
          <svg:title/>
          <svg:desc/>
        </draw:page-thumbnail>
        <draw:frame draw:id="id11" presentation:style-name="a296" draw:name="ノート プレースホルダー 4" svg:x="0.75in" svg:y="4.8125in" svg:width="6in" svg:height="3.9375in" presentation:class="notes" presentation:placeholder="false">
          <draw:text-box>
            <text:p text:style-name="a275" text:class-names="" text:cond-style-name=""><text:span text:style-name="a274" text:class-names="">マスター テキストの書式設定</text:span></text:p>
            <text:list text:style-name="a280">
              <text:list-item>
                <text:list text:style-name="a280">
                  <text:list-item>
                    <text:p text:style-name="a279" text:class-names="" text:cond-style-name=""><text:span text:style-name="a276" text:class-names="">第<text:s text:c="1"/></text:span><text:span text:style-name="a277" text:class-names="">2<text:s text:c="1"/></text:span><text:span text:style-name="a278" text:class-names="">レベル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1" text:class-names="">第<text:s text:c="1"/></text:span><text:span text:style-name="a282" text:class-names="">3<text:s text:c="1"/></text:span><text:span text:style-name="a283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p text:style-name="a289" text:class-names="" text:cond-style-name=""><text:span text:style-name="a286" text:class-names="">第<text:s text:c="1"/></text:span><text:span text:style-name="a287" text:class-names="">4<text:s text:c="1"/></text:span><text:span text:style-name="a288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list text:style-name="a295">
                          <text:list-item>
                            <text:list text:style-name="a295">
                              <text:list-item>
                                <text:p text:style-name="a294" text:class-names="" text:cond-style-name=""><text:span text:style-name="a291" text:class-names="">第<text:s text:c="1"/></text:span><text:span text:style-name="a292" text:class-names="">5<text:s text:c="1"/></text:span><text:span text:style-name="a293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99" draw:name="フッター プレースホルダー 5" svg:x="0in" svg:y="9.49826in" svg:width="3.25in" svg:height="0.50174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3" presentation:style-name="a303" draw:name="スライド番号プレースホルダー 6" svg:x="4.24826in" svg:y="9.49826in" svg:width="3.25in" svg:height="0.50174in" presentation:class="page-number" presentation:placeholder="false">
          <draw:text-box>
  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  </draw:text-box>
          <svg:title/>
          <svg:desc/>
        </draw:frame>
      </presentation:notes>
    </style:master-page>
    <style:master-page style:name="Master1-Layout4-titleOnly-タイトルのみ" style:page-layout-name="pageLayout1" draw:style-name="a305">
      <draw:custom-shape svg:x="0in" svg:y="6.69969in" svg:width="13.33333in" svg:height="0.83134in" draw:id="id44" draw:layer="Master1-bg" draw:style-name="a308" draw:name="正方形/長方形 5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45" draw:layer="Master1-bg" draw:style-name="a30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46" draw:layer="Master1-bg" draw:style-name="a310" draw:name="Straight Connector 9">
        <svg:title/>
        <svg:desc/>
      </draw:connector>
      <draw:frame draw:id="id47" draw:layer="Master1-bg" draw:style-name="a311" draw:name="図 8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48" draw:layer="Master1-bg" draw:style-name="a312" draw:name="図 9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49" presentation:style-name="a316" draw:name="Title 1" svg:x="1.2in" svg:y="0.15294in" svg:width="11in" svg:height="0.92941in" presentation:class="title" presentation:placeholder="false">
        <draw:text-box>
          <text:p text:style-name="a315" text:class-names="" text:cond-style-name=""><text:span text:style-name="a313" text:class-names="">マスター タイトルの書式設定</text:span><text:span text:style-name="a314" text:class-names=""/></text:p>
        </draw:text-box>
        <svg:title/>
        <svg:desc/>
      </draw:frame>
      <draw:frame draw:id="id50" presentation:style-name="a321" draw:name="Date Placeholder 2" svg:x="1.2in" svg:y="7.06451in" svg:width="2.70371in" svg:height="0.39931in" presentation:class="date-time" presentation:placeholder="false">
        <draw:text-box>
          <text:p text:style-name="a320" text:class-names="" text:cond-style-name=""><text:span text:style-name="a317" text:class-names=""><text:date text:fixed="false" style:data-style-name="a318">2018/1/15</text:date></text:span><text:span text:style-name="a319" text:class-names=""/></text:p>
        </draw:text-box>
        <svg:title/>
        <svg:desc/>
      </draw:frame>
      <draw:frame draw:id="id51" presentation:style-name="a324" draw:name="Footer Placeholder 3" svg:x="4.06286in" svg:y="6.64874in" svg:width="5.27428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2" presentation:style-name="a328" draw:name="Slide Number Placeholder 4" svg:x="10.35314in" svg:y="7.06451in" svg:width="1.98072in" svg:height="0.39931in" presentation:class="page-number" presentation:placeholder="false">
        <draw:text-box>
          <text:p text:style-name="a327" text:class-names="" text:cond-style-name=""><text:span text:style-name="a325" text:class-names=""><text:page-number style:num-format="1" text:fixed="false">‹#›</text:page-number></text:span><text:span text:style-name="a326" text:class-names=""/></text:p>
        </draw:text-box>
        <svg:title/>
        <svg:desc/>
      </draw:frame>
      <presentation:notes style:page-layout-name="pageLayout2" draw:style-name="a368">
        <draw:frame draw:id="id8" presentation:style-name="a331" draw:name="ヘッダー プレースホルダー 1" svg:x="0in" svg:y="0in" svg:width="3.25in" svg:height="0.50174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6" draw:name="日付プレースホルダー 2" svg:x="4.24826in" svg:y="0in" svg:width="3.25in" svg:height="0.50174in" presentation:class="date-time" presentation:placeholder="false">
          <draw:text-box>
            <text:p text:style-name="a335" text:class-names="" text:cond-style-name=""><text:span text:style-name="a332" text:class-names=""><text:date text:fixed="false" style:data-style-name="a333">2018/1/15</text:date></text:span><text:span text:style-name="a33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37" draw:name="スライド イメージ プレースホルダー 3">
          <svg:title/>
          <svg:desc/>
        </draw:page-thumbnail>
        <draw:frame draw:id="id11" presentation:style-name="a360" draw:name="ノート プレースホルダー 4" svg:x="0.75in" svg:y="4.8125in" svg:width="6in" svg:height="3.9375in" presentation:class="notes" presentation:placeholder="false">
          <draw:text-box>
            <text:p text:style-name="a339" text:class-names="" text:cond-style-name=""><text:span text:style-name="a338" text:class-names="">マスター テキストの書式設定</text:span></text:p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40" text:class-names="">第<text:s text:c="1"/></text:span><text:span text:style-name="a341" text:class-names="">2<text:s text:c="1"/></text:span><text:span text:style-name="a342" text:class-names="">レベル</text:span></text:p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p text:style-name="a348" text:class-names="" text:cond-style-name=""><text:span text:style-name="a345" text:class-names="">第<text:s text:c="1"/></text:span><text:span text:style-name="a346" text:class-names="">3<text:s text:c="1"/></text:span><text:span text:style-name="a34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p text:style-name="a353" text:class-names="" text:cond-style-name=""><text:span text:style-name="a350" text:class-names="">第<text:s text:c="1"/></text:span><text:span text:style-name="a351" text:class-names="">4<text:s text:c="1"/></text:span><text:span text:style-name="a35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list text:style-name="a359">
                              <text:list-item>
                                <text:p text:style-name="a358" text:class-names="" text:cond-style-name=""><text:span text:style-name="a355" text:class-names="">第<text:s text:c="1"/></text:span><text:span text:style-name="a356" text:class-names="">5<text:s text:c="1"/></text:span><text:span text:style-name="a357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63" draw:name="フッター プレースホルダー 5" svg:x="0in" svg:y="9.49826in" svg:width="3.25in" svg:height="0.50174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3" presentation:style-name="a367" draw:name="スライド番号プレースホルダー 6" svg:x="4.24826in" svg:y="9.49826in" svg:width="3.25in" svg:height="0.50174in" presentation:class="page-number" presentation:placeholder="false">
          <draw:text-box>
            <text:p text:style-name="a366" text:class-names="" text:cond-style-name=""><text:span text:style-name="a364" text:class-names=""><text:page-number style:num-format="1" text:fixed="false">‹#›</text:page-number></text:span><text:span text:style-name="a365" text:class-names=""/></text:p>
          </draw:text-box>
          <svg:title/>
          <svg:desc/>
        </draw:frame>
      </presentation:notes>
    </style:master-page>
    <style:master-page style:name="Master1-Layout5-cust-謝辞" style:page-layout-name="pageLayout1" draw:style-name="a369">
      <draw:custom-shape svg:x="0.00347in" svg:y="7in" svg:width="13.32986in" svg:height="0.5in" draw:id="id53" draw:style-name="a37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4" draw:style-name="a37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75" draw:name="Title 1" svg:x="1.2in" svg:y="1.18295in" svg:width="11in" svg:height="2.57706in" presentation:class="title" presentation:placeholder="false">
        <draw:text-box>
          <text:p text:style-name="a374" text:class-names="" text:cond-style-name=""><text:span text:style-name="a372" text:class-names="">マスター タイトルの書式設定</text:span><text:span text:style-name="a373" text:class-names=""/></text:p>
        </draw:text-box>
        <svg:title/>
        <svg:desc/>
      </draw:frame>
      <draw:frame draw:id="id56" presentation:style-name="a380" draw:name="Date Placeholder 3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2018/1/15</text:date></text:span><text:span text:style-name="a378" text:class-names=""/></text:p>
        </draw:text-box>
        <svg:title/>
        <svg:desc/>
      </draw:frame>
      <draw:frame draw:id="id57" presentation:style-name="a384" draw:name="Slide Number Placeholder 5" svg:x="10.35314in" svg:y="7.06451in" svg:width="1.98072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draw:connector draw:type="line" svg:x1="1.32071in" svg:y1="3.77353in" svg:x2="12.12071in" svg:y2="3.77353in" draw:id="id58" draw:style-name="a385" draw:name="Straight Connector 8">
        <svg:title/>
        <svg:desc/>
      </draw:connector>
      <draw:frame draw:id="id59" draw:style-name="a386" draw:name="Picture 2" svg:x="5.54404in" svg:y="3.76in" svg:width="2.6089in" svg:height="3.11511in" style:rel-width="scale" style:rel-height="scale">
        <draw:image xlink:href="media/image6.png" xlink:type="simple" xlink:show="embed" xlink:actuate="onLoad"/>
        <svg:title/>
        <svg:desc>お辞儀をしている猫のイラスト</svg:desc>
      </draw:frame>
      <presentation:notes style:page-layout-name="pageLayout2" draw:style-name="a426">
        <draw:frame draw:id="id8" presentation:style-name="a389" draw:name="ヘッダー プレースホルダー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9" presentation:style-name="a394" draw:name="日付プレースホルダー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0" text:class-names=""><text:date text:fixed="false" style:data-style-name="a391">2018/1/15</text:date></text:span><text:span text:style-name="a39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95" draw:name="スライド イメージ プレースホルダー 3">
          <svg:title/>
          <svg:desc/>
        </draw:page-thumbnail>
        <draw:frame draw:id="id11" presentation:style-name="a418" draw:name="ノート プレースホルダー 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マスター テキストの書式設定</text:span></text:p>
            <text:list text:style-name="a402">
              <text:list-item>
                <text:list text:style-name="a402">
                  <text:list-item>
                    <text:p text:style-name="a401" text:class-names="" text:cond-style-name=""><text:span text:style-name="a398" text:class-names="">第<text:s text:c="1"/></text:span><text:span text:style-name="a399" text:class-names="">2<text:s text:c="1"/></text:span><text:span text:style-name="a400" text:class-names="">レベル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3" text:class-names="">第<text:s text:c="1"/></text:span><text:span text:style-name="a404" text:class-names="">3<text:s text:c="1"/></text:span><text:span text:style-name="a405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p text:style-name="a411" text:class-names="" text:cond-style-name=""><text:span text:style-name="a408" text:class-names="">第<text:s text:c="1"/></text:span><text:span text:style-name="a409" text:class-names="">4<text:s text:c="1"/></text:span><text:span text:style-name="a410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3" text:class-names="">第<text:s text:c="1"/></text:span><text:span text:style-name="a414" text:class-names="">5<text:s text:c="1"/></text:span><text:span text:style-name="a415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1" draw:name="フッター プレースホルダー 5" svg:x="0in" svg:y="9.49826in" svg:width="3.25in" svg:height="0.50174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3" presentation:style-name="a425" draw:name="スライド番号プレースホルダー 6" svg:x="4.24826in" svg:y="9.49826in" svg:width="3.25in" svg:height="0.50174in" presentation:class="page-number" presentation:placeholder="false">
          <draw:text-box>
            <text:p text:style-name="a424" text:class-names="" text:cond-style-name=""><text:span text:style-name="a422" text:class-names=""><text:page-number style:num-format="1" text:fixed="false">‹#›</text:page-number></text:span><text:span text:style-name="a423" text:class-names=""/></text:p>
          </draw:text-box>
          <svg:title/>
          <svg:desc/>
        </draw:frame>
      </presentation:notes>
    </style:master-page>
    <style:master-page style:name="Master1-Layout6-twoObj-2-つのコンテンツ" style:page-layout-name="pageLayout1" draw:style-name="a427">
      <draw:custom-shape svg:x="0in" svg:y="6.69969in" svg:width="13.33333in" svg:height="0.83134in" draw:id="id60" draw:layer="Master1-bg" draw:style-name="a430" draw:name="正方形/長方形 8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61" draw:layer="Master1-bg" draw:style-name="a43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62" draw:layer="Master1-bg" draw:style-name="a432" draw:name="Straight Connector 9">
        <svg:title/>
        <svg:desc/>
      </draw:connector>
      <draw:frame draw:id="id63" draw:layer="Master1-bg" draw:style-name="a433" draw:name="図 11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64" draw:layer="Master1-bg" draw:style-name="a434" draw:name="図 12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65" presentation:style-name="a438" draw:name="Title 7" svg:x="1.2in" svg:y="0.31343in" svg:width="11in" svg:height="1.58657in" presentation:class="title" presentation:placeholder="false">
        <draw:text-box>
          <text:p text:style-name="a437" text:class-names="" text:cond-style-name=""><text:span text:style-name="a435" text:class-names="">マスター タイトルの書式設定</text:span><text:span text:style-name="a436" text:class-names=""/></text:p>
        </draw:text-box>
        <svg:title/>
        <svg:desc/>
      </draw:frame>
      <draw:frame draw:id="id66" presentation:style-name="a463" draw:name="Content Placeholder 2" svg:x="1.2in" svg:y="2.01852in" svg:width="5.4in" svg:height="4.4in" presentation:class="object" presentation:placeholder="false">
        <draw:text-box>
          <text:list text:style-name="a441">
            <text:list-item>
              <text:p text:style-name="a440" text:class-names="" text:cond-style-name=""><text:span text:style-name="a439" text:class-names="">マスター テキストの書式設定</text:span></text:p>
            </text:list-item>
          </text:list>
          <text:list text:style-name="a446">
            <text:list-item>
              <text:list text:style-name="a446">
                <text:list-item>
                  <text:p text:style-name="a445" text:class-names="" text:cond-style-name=""><text:span text:style-name="a442" text:class-names="">第<text:s text:c="1"/></text:span><text:span text:style-name="a443" text:class-names="">2<text:s text:c="1"/></text:span><text:span text:style-name="a444" text:class-names="">レベル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7" text:class-names="">第<text:s text:c="1"/></text:span><text:span text:style-name="a448" text:class-names="">3<text:s text:c="1"/></text:span><text:span text:style-name="a449" text:class-names="">レベル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2" text:class-names="">第<text:s text:c="1"/></text:span><text:span text:style-name="a453" text:class-names="">4<text:s text:c="1"/></text:span><text:span text:style-name="a45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7" text:class-names="">第<text:s text:c="1"/></text:span><text:span text:style-name="a458" text:class-names="">5<text:s text:c="1"/></text:span><text:span text:style-name="a459" text:class-names="">レベル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88" draw:name="Content Placeholder 3" svg:x="6.8in" svg:y="2.01852in" svg:width="5.4in" svg:height="4.4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マスター テキストの書式設定</text:span></text:p>
            </text:list-item>
          </text:list>
          <text:list text:style-name="a471">
            <text:list-item>
              <text:list text:style-name="a471">
                <text:list-item>
                  <text:p text:style-name="a470" text:class-names="" text:cond-style-name=""><text:span text:style-name="a467" text:class-names="">第<text:s text:c="1"/></text:span><text:span text:style-name="a468" text:class-names="">2<text:s text:c="1"/></text:span><text:span text:style-name="a469" text:class-names="">レベル</text:span></text:p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p text:style-name="a475" text:class-names="" text:cond-style-name=""><text:span text:style-name="a472" text:class-names="">第<text:s text:c="1"/></text:span><text:span text:style-name="a473" text:class-names="">3<text:s text:c="1"/></text:span><text:span text:style-name="a474" text:class-names="">レベル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7" text:class-names="">第<text:s text:c="1"/></text:span><text:span text:style-name="a478" text:class-names="">4<text:s text:c="1"/></text:span><text:span text:style-name="a47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2" text:class-names="">第<text:s text:c="1"/></text:span><text:span text:style-name="a483" text:class-names="">5<text:s text:c="1"/></text:span><text:span text:style-name="a484" text:class-names="">レベル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93" draw:name="Date Placeholder 4" svg:x="1.2in" svg:y="7.06451in" svg:width="2.70371in" svg:height="0.39931in" presentation:class="date-time" presentation:placeholder="false">
        <draw:text-box>
          <text:p text:style-name="a492" text:class-names="" text:cond-style-name=""><text:span text:style-name="a489" text:class-names=""><text:date text:fixed="false" style:data-style-name="a490">2018/1/15</text:date></text:span><text:span text:style-name="a491" text:class-names=""/></text:p>
        </draw:text-box>
        <svg:title/>
        <svg:desc/>
      </draw:frame>
      <draw:frame draw:id="id69" presentation:style-name="a496" draw:name="Footer Placeholder 5" svg:x="4.06286in" svg:y="6.64874in" svg:width="5.27428in" svg:height="0.39931in" presentation:class="footer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70" presentation:style-name="a500" draw:name="Slide Number Placeholder 6" svg:x="10.35314in" svg:y="7.06451in" svg:width="1.98072in" svg:height="0.39931in" presentation:class="page-number" presentation:placeholder="false">
        <draw:text-box>
          <text:p text:style-name="a499" text:class-names="" text:cond-style-name=""><text:span text:style-name="a497" text:class-names=""><text:page-number style:num-format="1" text:fixed="false">‹#›</text:page-number></text:span><text:span text:style-name="a498" text:class-names=""/></text:p>
        </draw:text-box>
        <svg:title/>
        <svg:desc/>
      </draw:frame>
      <presentation:notes style:page-layout-name="pageLayout2" draw:style-name="a540">
        <draw:frame draw:id="id8" presentation:style-name="a503" draw:name="ヘッダー プレースホルダー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8" draw:name="日付プレースホルダー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2018/1/15</text:date></text:span><text:span text:style-name="a5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9" draw:name="スライド イメージ プレースホルダー 3">
          <svg:title/>
          <svg:desc/>
        </draw:page-thumbnail>
        <draw:frame draw:id="id11" presentation:style-name="a532" draw:name="ノート プレースホルダー 4" svg:x="0.75in" svg:y="4.8125in" svg:width="6in" svg:height="3.9375in" presentation:class="notes" presentation:placeholder="false">
          <draw:text-box>
            <text:p text:style-name="a511" text:class-names="" text:cond-style-name=""><text:span text:style-name="a510" text:class-names="">マスター テキストの書式設定</text:span></text:p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2" text:class-names="">第<text:s text:c="1"/></text:span><text:span text:style-name="a513" text:class-names="">2<text:s text:c="1"/></text:span><text:span text:style-name="a514" text:class-names="">レベル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7" text:class-names="">第<text:s text:c="1"/></text:span><text:span text:style-name="a518" text:class-names="">3<text:s text:c="1"/></text:span><text:span text:style-name="a519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p text:style-name="a525" text:class-names="" text:cond-style-name=""><text:span text:style-name="a522" text:class-names="">第<text:s text:c="1"/></text:span><text:span text:style-name="a523" text:class-names="">4<text:s text:c="1"/></text:span><text:span text:style-name="a524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7" text:class-names="">第<text:s text:c="1"/></text:span><text:span text:style-name="a528" text:class-names="">5<text:s text:c="1"/></text:span><text:span text:style-name="a529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5" draw:name="フッター プレースホルダー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3" presentation:style-name="a539" draw:name="スライド番号プレースホルダー 6" svg:x="4.24826in" svg:y="9.49826in" svg:width="3.25in" svg:height="0.50174in" presentation:class="page-number" presentation:placeholder="false">
          <draw:text-box>
            <text:p text:style-name="a538" text:class-names="" text:cond-style-name=""><text:span text:style-name="a536" text:class-names=""><text:page-number style:num-format="1" text:fixed="false">‹#›</text:page-number></text:span><text:span text:style-name="a537" text:class-names=""/></text:p>
          </draw:text-box>
          <svg:title/>
          <svg:desc/>
        </draw:frame>
      </presentation:notes>
    </style:master-page>
    <style:master-page style:name="Master1-Layout7-twoTxTwoObj-比較" style:page-layout-name="pageLayout1" draw:style-name="a541">
      <draw:custom-shape svg:x="0in" svg:y="6.69969in" svg:width="13.33333in" svg:height="0.83134in" draw:id="id71" draw:layer="Master1-bg" draw:style-name="a544" draw:name="正方形/長方形 10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72" draw:layer="Master1-bg" draw:style-name="a54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73" draw:layer="Master1-bg" draw:style-name="a546" draw:name="Straight Connector 9">
        <svg:title/>
        <svg:desc/>
      </draw:connector>
      <draw:frame draw:id="id74" draw:layer="Master1-bg" draw:style-name="a547" draw:name="図 13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75" draw:layer="Master1-bg" draw:style-name="a548" draw:name="図 14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76" presentation:style-name="a552" draw:name="Title 9" svg:x="1.2in" svg:y="0.31343in" svg:width="11in" svg:height="1.58657in" presentation:class="title" presentation:placeholder="false">
        <draw:text-box>
          <text:p text:style-name="a551" text:class-names="" text:cond-style-name=""><text:span text:style-name="a549" text:class-names="">マスター タイトルの書式設定</text:span><text:span text:style-name="a550" text:class-names=""/></text:p>
        </draw:text-box>
        <svg:title/>
        <svg:desc/>
      </draw:frame>
      <draw:frame draw:id="id77" presentation:style-name="a556" draw:name="Text Placeholder 2" svg:x="1.2in" svg:y="2.01887in" svg:width="5.4in" svg:height="0.80521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マスター テキストの書式設定</text:span></text:p>
            </text:list-item>
          </text:list>
        </draw:text-box>
        <svg:title/>
        <svg:desc/>
      </draw:frame>
      <draw:frame draw:id="id78" presentation:style-name="a581" draw:name="Content Placeholder 3" svg:x="1.2in" svg:y="2.82407in" svg:width="5.4in" svg:height="3.69444in" presentation:class="object" presentation:placeholder="false">
        <draw:text-box>
          <text:list text:style-name="a559">
            <text:list-item>
              <text:p text:style-name="a558" text:class-names="" text:cond-style-name=""><text:span text:style-name="a557" text:class-names="">マスター テキストの書式設定</text:span></text:p>
            </text:list-item>
          </text:list>
          <text:list text:style-name="a564">
            <text:list-item>
              <text:list text:style-name="a564">
                <text:list-item>
                  <text:p text:style-name="a563" text:class-names="" text:cond-style-name=""><text:span text:style-name="a560" text:class-names="">第<text:s text:c="1"/></text:span><text:span text:style-name="a561" text:class-names="">2<text:s text:c="1"/></text:span><text:span text:style-name="a562" text:class-names="">レベル</text:span></text:p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p text:style-name="a568" text:class-names="" text:cond-style-name=""><text:span text:style-name="a565" text:class-names="">第<text:s text:c="1"/></text:span><text:span text:style-name="a566" text:class-names="">3<text:s text:c="1"/></text:span><text:span text:style-name="a567" text:class-names="">レベル</text:span></text:p>
                    </text:list-item>
                  </text:list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list text:style-name="a574">
                        <text:list-item>
                          <text:p text:style-name="a573" text:class-names="" text:cond-style-name=""><text:span text:style-name="a570" text:class-names="">第<text:s text:c="1"/></text:span><text:span text:style-name="a571" text:class-names="">4<text:s text:c="1"/></text:span><text:span text:style-name="a57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5" text:class-names="">第<text:s text:c="1"/></text:span><text:span text:style-name="a576" text:class-names="">5<text:s text:c="1"/></text:span><text:span text:style-name="a577" text:class-names="">レベル</text:span><text:span text:style-name="a5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85" draw:name="Text Placeholder 4" svg:x="6.8in" svg:y="2.01887in" svg:width="5.4in" svg:height="0.80521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マスター テキストの書式設定</text:span></text:p>
            </text:list-item>
          </text:list>
        </draw:text-box>
        <svg:title/>
        <svg:desc/>
      </draw:frame>
      <draw:frame draw:id="id80" presentation:style-name="a610" draw:name="Content Placeholder 5" svg:x="6.8in" svg:y="2.82407in" svg:width="5.4in" svg:height="3.69444in" presentation:class="object" presentation:placeholder="false">
        <draw:text-box>
          <text:list text:style-name="a588">
            <text:list-item>
              <text:p text:style-name="a587" text:class-names="" text:cond-style-name=""><text:span text:style-name="a586" text:class-names="">マスター テキストの書式設定</text:span></text:p>
            </text:list-item>
          </text:list>
          <text:list text:style-name="a593">
            <text:list-item>
              <text:list text:style-name="a593">
                <text:list-item>
                  <text:p text:style-name="a592" text:class-names="" text:cond-style-name=""><text:span text:style-name="a589" text:class-names="">第<text:s text:c="1"/></text:span><text:span text:style-name="a590" text:class-names="">2<text:s text:c="1"/></text:span><text:span text:style-name="a591" text:class-names="">レベル</text:span></text:p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p text:style-name="a597" text:class-names="" text:cond-style-name=""><text:span text:style-name="a594" text:class-names="">第<text:s text:c="1"/></text:span><text:span text:style-name="a595" text:class-names="">3<text:s text:c="1"/></text:span><text:span text:style-name="a596" text:class-names="">レベル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599" text:class-names="">第<text:s text:c="1"/></text:span><text:span text:style-name="a600" text:class-names="">4<text:s text:c="1"/></text:span><text:span text:style-name="a60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list text:style-name="a609">
                            <text:list-item>
                              <text:p text:style-name="a608" text:class-names="" text:cond-style-name=""><text:span text:style-name="a604" text:class-names="">第<text:s text:c="1"/></text:span><text:span text:style-name="a605" text:class-names="">5<text:s text:c="1"/></text:span><text:span text:style-name="a606" text:class-names="">レベル</text:span><text:span text:style-name="a6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15" draw:name="Date Placeholder 6" svg:x="1.2in" svg:y="7.06451in" svg:width="2.70371in" svg:height="0.39931in" presentation:class="date-time" presentation:placeholder="false">
        <draw:text-box>
          <text:p text:style-name="a614" text:class-names="" text:cond-style-name=""><text:span text:style-name="a611" text:class-names=""><text:date text:fixed="false" style:data-style-name="a612">2018/1/15</text:date></text:span><text:span text:style-name="a613" text:class-names=""/></text:p>
        </draw:text-box>
        <svg:title/>
        <svg:desc/>
      </draw:frame>
      <draw:frame draw:id="id82" presentation:style-name="a618" draw:name="Footer Placeholder 7" svg:x="4.06286in" svg:y="6.64874in" svg:width="5.27428in" svg:height="0.39931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83" presentation:style-name="a622" draw:name="Slide Number Placeholder 8" svg:x="10.35314in" svg:y="7.06451in" svg:width="1.98072in" svg:height="0.39931in" presentation:class="page-number" presentation:placeholder="false">
        <draw:text-box>
          <text:p text:style-name="a621" text:class-names="" text:cond-style-name=""><text:span text:style-name="a619" text:class-names=""><text:page-number style:num-format="1" text:fixed="false">‹#›</text:page-number></text:span><text:span text:style-name="a620" text:class-names=""/></text:p>
        </draw:text-box>
        <svg:title/>
        <svg:desc/>
      </draw:frame>
      <presentation:notes style:page-layout-name="pageLayout2" draw:style-name="a662">
        <draw:frame draw:id="id8" presentation:style-name="a625" draw:name="ヘッダー プレースホルダー 1" svg:x="0in" svg:y="0in" svg:width="3.25in" svg:height="0.50174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9" presentation:style-name="a630" draw:name="日付プレースホルダー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6" text:class-names=""><text:date text:fixed="false" style:data-style-name="a627">2018/1/15</text:date></text:span><text:span text:style-name="a62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1" draw:name="スライド イメージ プレースホルダー 3">
          <svg:title/>
          <svg:desc/>
        </draw:page-thumbnail>
        <draw:frame draw:id="id11" presentation:style-name="a654" draw:name="ノート プレースホルダー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マスター テキストの書式設定</text:span></text:p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4" text:class-names="">第<text:s text:c="1"/></text:span><text:span text:style-name="a635" text:class-names="">2<text:s text:c="1"/></text:span><text:span text:style-name="a636" text:class-names="">レベル</text:span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p text:style-name="a642" text:class-names="" text:cond-style-name=""><text:span text:style-name="a639" text:class-names="">第<text:s text:c="1"/></text:span><text:span text:style-name="a640" text:class-names="">3<text:s text:c="1"/></text:span><text:span text:style-name="a641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4" text:class-names="">第<text:s text:c="1"/></text:span><text:span text:style-name="a645" text:class-names="">4<text:s text:c="1"/></text:span><text:span text:style-name="a646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list text:style-name="a653">
                          <text:list-item>
                            <text:list text:style-name="a653">
                              <text:list-item>
                                <text:p text:style-name="a652" text:class-names="" text:cond-style-name=""><text:span text:style-name="a649" text:class-names="">第<text:s text:c="1"/></text:span><text:span text:style-name="a650" text:class-names="">5<text:s text:c="1"/></text:span><text:span text:style-name="a651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7" draw:name="フッター プレースホルダー 5" svg:x="0in" svg:y="9.49826in" svg:width="3.25in" svg:height="0.50174in" presentation:class="foot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3" presentation:style-name="a661" draw:name="スライド番号プレースホルダー 6" svg:x="4.24826in" svg:y="9.49826in" svg:width="3.25in" svg:height="0.50174in" presentation:class="page-number" presentation:placeholder="false">
          <draw:text-box>
            <text:p text:style-name="a660" text:class-names="" text:cond-style-name=""><text:span text:style-name="a658" text:class-names=""><text:page-number style:num-format="1" text:fixed="false">‹#›</text:page-number></text:span><text:span text:style-name="a659" text:class-names=""/></text:p>
          </draw:text-box>
          <svg:title/>
          <svg:desc/>
        </draw:frame>
      </presentation:notes>
    </style:master-page>
    <style:master-page style:name="Master1-Layout8-blank-白紙" style:page-layout-name="pageLayout1" draw:style-name="a663">
      <draw:custom-shape svg:x="0in" svg:y="6.69969in" svg:width="13.33333in" svg:height="0.83134in" draw:id="id84" draw:style-name="a666" draw:name="正方形/長方形 1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671" draw:name="Date Placeholder 6" svg:x="1.2in" svg:y="7.06451in" svg:width="2.70371in" svg:height="0.39931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2018/1/15</text:date></text:span><text:span text:style-name="a669" text:class-names=""/></text:p>
        </draw:text-box>
        <svg:title/>
        <svg:desc/>
      </draw:frame>
      <draw:frame draw:id="id86" presentation:style-name="a674" draw:name="Footer Placeholder 7" svg:x="4.06286in" svg:y="7.01345in" svg:width="5.27428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7" presentation:style-name="a678" draw:name="Slide Number Placeholder 8" svg:x="10.35314in" svg:y="7.06451in" svg:width="1.98072in" svg:height="0.3993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</draw:text-box>
        <svg:title/>
        <svg:desc/>
      </draw:frame>
      <draw:custom-shape svg:x="0in" svg:y="6.69199in" svg:width="13.33333in" svg:height="0.07218in" draw:id="id88" draw:style-name="a67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9" draw:style-name="a680" draw:name="図 11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presentation:notes style:page-layout-name="pageLayout2" draw:style-name="a720">
        <draw:frame draw:id="id8" presentation:style-name="a683" draw:name="ヘッダー プレースホルダー 1" svg:x="0in" svg:y="0in" svg:width="3.25in" svg:height="0.50174in" presentation:class="head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8" draw:name="日付プレースホルダー 2" svg:x="4.24826in" svg:y="0in" svg:width="3.25in" svg:height="0.50174in" presentation:class="date-time" presentation:placeholder="false">
          <draw:text-box>
            <text:p text:style-name="a687" text:class-names="" text:cond-style-name=""><text:span text:style-name="a684" text:class-names=""><text:date text:fixed="false" style:data-style-name="a685">2018/1/15</text:date></text:span><text:span text:style-name="a68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89" draw:name="スライド イメージ プレースホルダー 3">
          <svg:title/>
          <svg:desc/>
        </draw:page-thumbnail>
        <draw:frame draw:id="id11" presentation:style-name="a712" draw:name="ノート プレースホルダー 4" svg:x="0.75in" svg:y="4.8125in" svg:width="6in" svg:height="3.9375in" presentation:class="notes" presentation:placeholder="false">
          <draw:text-box>
            <text:p text:style-name="a691" text:class-names="" text:cond-style-name=""><text:span text:style-name="a690" text:class-names="">マスター テキストの書式設定</text:span></text:p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2" text:class-names="">第<text:s text:c="1"/></text:span><text:span text:style-name="a693" text:class-names="">2<text:s text:c="1"/></text:span><text:span text:style-name="a694" text:class-names="">レベル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p text:style-name="a700" text:class-names="" text:cond-style-name=""><text:span text:style-name="a697" text:class-names="">第<text:s text:c="1"/></text:span><text:span text:style-name="a698" text:class-names="">3<text:s text:c="1"/></text:span><text:span text:style-name="a699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2" text:class-names="">第<text:s text:c="1"/></text:span><text:span text:style-name="a703" text:class-names="">4<text:s text:c="1"/></text:span><text:span text:style-name="a704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list text:style-name="a711">
                              <text:list-item>
                                <text:p text:style-name="a710" text:class-names="" text:cond-style-name=""><text:span text:style-name="a707" text:class-names="">第<text:s text:c="1"/></text:span><text:span text:style-name="a708" text:class-names="">5<text:s text:c="1"/></text:span><text:span text:style-name="a709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5" draw:name="フッター プレースホルダー 5" svg:x="0in" svg:y="9.49826in" svg:width="3.25in" svg:height="0.50174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3" presentation:style-name="a719" draw:name="スライド番号プレースホルダー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6" text:class-names=""><text:page-number style:num-format="1" text:fixed="false">‹#›</text:page-number></text:span><text:span text:style-name="a717" text:class-names=""/></text:p>
          </draw:text-box>
          <svg:title/>
          <svg:desc/>
        </draw:frame>
      </presentation:notes>
    </style:master-page>
    <style:master-page style:name="Master1-Layout9-objTx-タイトル付きの&#10;コンテンツ" style:page-layout-name="pageLayout1" draw:style-name="a721">
      <draw:custom-shape svg:x="0.00002in" svg:y="0in" svg:width="4.43in" svg:height="7.5in" draw:id="id90" draw:style-name="a72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91" draw:style-name="a7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27" draw:name="Title 1" svg:x="0.5in" svg:y="0.65in" svg:width="3.5in" svg:height="2.5in" presentation:class="title" presentation:placeholder="false">
        <draw:text-box>
          <text:p text:style-name="a726" text:class-names="" text:cond-style-name=""><text:span text:style-name="a724" text:class-names="">マスター タイトルの書式設定</text:span><text:span text:style-name="a725" text:class-names=""/></text:p>
        </draw:text-box>
        <svg:title/>
        <svg:desc/>
      </draw:frame>
      <draw:frame draw:id="id93" presentation:style-name="a752" draw:name="Content Placeholder 2" svg:x="5.25in" svg:y="0.8in" svg:width="7.1in" svg:height="5.75in" presentation:class="object" presentation:placeholder="false">
        <draw:text-box>
          <text:list text:style-name="a730">
            <text:list-item>
              <text:p text:style-name="a729" text:class-names="" text:cond-style-name=""><text:span text:style-name="a728" text:class-names="">マスター テキストの書式設定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1" text:class-names="">第<text:s text:c="1"/></text:span><text:span text:style-name="a732" text:class-names="">2<text:s text:c="1"/></text:span><text:span text:style-name="a733" text:class-names="">レベル</text:span></text:p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p text:style-name="a739" text:class-names="" text:cond-style-name=""><text:span text:style-name="a736" text:class-names="">第<text:s text:c="1"/></text:span><text:span text:style-name="a737" text:class-names="">3<text:s text:c="1"/></text:span><text:span text:style-name="a738" text:class-names="">レベル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1" text:class-names="">第<text:s text:c="1"/></text:span><text:span text:style-name="a742" text:class-names="">4<text:s text:c="1"/></text:span><text:span text:style-name="a74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list text:style-name="a751">
                            <text:list-item>
                              <text:p text:style-name="a750" text:class-names="" text:cond-style-name=""><text:span text:style-name="a746" text:class-names="">第<text:s text:c="1"/></text:span><text:span text:style-name="a747" text:class-names="">5<text:s text:c="1"/></text:span><text:span text:style-name="a748" text:class-names="">レベル</text:span><text:span text:style-name="a7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56" draw:name="Text Placeholder 3" svg:x="0.5in" svg:y="3.2in" svg:width="3.5in" svg:height="3.69545in" presentation:class="outline" presentation:placeholder="false">
        <draw:text-box>
          <text:list text:style-name="a755">
            <text:list-item>
              <text:p text:style-name="a754" text:class-names="" text:cond-style-name=""><text:span text:style-name="a753" text:class-names="">マスター テキストの書式設定</text:span></text:p>
            </text:list-item>
          </text:list>
        </draw:text-box>
        <svg:title/>
        <svg:desc/>
      </draw:frame>
      <draw:frame draw:id="id95" presentation:style-name="a761" draw:name="Date Placeholder 4" svg:x="0.50909in" svg:y="7.06451in" svg:width="2.86364in" svg:height="0.39931in" presentation:class="date-time" presentation:placeholder="false">
        <draw:text-box>
          <text:p text:style-name="a760" text:class-names="" text:cond-style-name=""><text:span text:style-name="a757" text:class-names=""><text:date text:fixed="false" style:data-style-name="a758">2018/1/15</text:date></text:span><text:span text:style-name="a759" text:class-names=""/></text:p>
        </draw:text-box>
        <svg:title/>
        <svg:desc/>
      </draw:frame>
      <draw:frame draw:id="id96" presentation:style-name="a764" draw:name="Footer Placeholder 5" svg:x="5.25in" svg:y="7.06451in" svg:width="5.08333in" svg:height="0.39931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7" presentation:style-name="a768" draw:name="Slide Number Placeholder 6" svg:x="10.35314in" svg:y="7.06451in" svg:width="1.98072in" svg:height="0.39931in" presentation:class="page-number" presentation:placeholder="false">
        <draw:text-box>
          <text:p text:style-name="a767" text:class-names="" text:cond-style-name=""><text:span text:style-name="a765" text:class-names=""><text:page-number style:num-format="1" text:fixed="false">‹#›</text:page-number></text:span><text:span text:style-name="a766" text:class-names=""/></text:p>
        </draw:text-box>
        <svg:title/>
        <svg:desc/>
      </draw:frame>
      <presentation:notes style:page-layout-name="pageLayout2" draw:style-name="a808">
        <draw:frame draw:id="id8" presentation:style-name="a771" draw:name="ヘッダー プレースホルダー 1" svg:x="0in" svg:y="0in" svg:width="3.25in" svg:height="0.50174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9" presentation:style-name="a776" draw:name="日付プレースホルダー 2" svg:x="4.24826in" svg:y="0in" svg:width="3.25in" svg:height="0.50174in" presentation:class="date-time" presentation:placeholder="false">
          <draw:text-box>
            <text:p text:style-name="a775" text:class-names="" text:cond-style-name=""><text:span text:style-name="a772" text:class-names=""><text:date text:fixed="false" style:data-style-name="a773">2018/1/15</text:date></text:span><text:span text:style-name="a7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7" draw:name="スライド イメージ プレースホルダー 3">
          <svg:title/>
          <svg:desc/>
        </draw:page-thumbnail>
        <draw:frame draw:id="id11" presentation:style-name="a800" draw:name="ノート プレースホルダー 4" svg:x="0.75in" svg:y="4.8125in" svg:width="6in" svg:height="3.9375in" presentation:class="notes" presentation:placeholder="false">
          <draw:text-box>
            <text:p text:style-name="a779" text:class-names="" text:cond-style-name=""><text:span text:style-name="a778" text:class-names="">マスター テキストの書式設定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0" text:class-names="">第<text:s text:c="1"/></text:span><text:span text:style-name="a781" text:class-names="">2<text:s text:c="1"/></text:span><text:span text:style-name="a782" text:class-names="">レベル</text:span></text:p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p text:style-name="a788" text:class-names="" text:cond-style-name=""><text:span text:style-name="a785" text:class-names="">第<text:s text:c="1"/></text:span><text:span text:style-name="a786" text:class-names="">3<text:s text:c="1"/></text:span><text:span text:style-name="a78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p text:style-name="a793" text:class-names="" text:cond-style-name=""><text:span text:style-name="a790" text:class-names="">第<text:s text:c="1"/></text:span><text:span text:style-name="a791" text:class-names="">4<text:s text:c="1"/></text:span><text:span text:style-name="a79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list text:style-name="a799">
                              <text:list-item>
                                <text:p text:style-name="a798" text:class-names="" text:cond-style-name=""><text:span text:style-name="a795" text:class-names="">第<text:s text:c="1"/></text:span><text:span text:style-name="a796" text:class-names="">5<text:s text:c="1"/></text:span><text:span text:style-name="a797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3" draw:name="フッター プレースホルダー 5" svg:x="0in" svg:y="9.49826in" svg:width="3.25in" svg:height="0.50174in" presentation:class="foot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3" presentation:style-name="a807" draw:name="スライド番号プレースホルダー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4" text:class-names=""><text:page-number style:num-format="1" text:fixed="false">‹#›</text:page-number></text:span><text:span text:style-name="a805" text:class-names=""/></text:p>
          </draw:text-box>
          <svg:title/>
          <svg:desc/>
        </draw:frame>
      </presentation:notes>
    </style:master-page>
    <style:master-page style:name="Master1-Layout10-vertTx-タイトルと&#10;縦書きテキスト" style:page-layout-name="pageLayout1" draw:style-name="a809">
      <draw:custom-shape svg:x="0in" svg:y="6.69969in" svg:width="13.33333in" svg:height="0.83134in" draw:id="id98" draw:layer="Master1-bg" draw:style-name="a812" draw:name="正方形/長方形 6">
        <svg:title/>
        <svg:desc/>
        <text:p text:style-name="a811" text:class-names="" text:cond-style-name=""><text:span text:style-name="a8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69199in" svg:width="13.33333in" svg:height="0.07218in" draw:id="id99" draw:layer="Master1-bg" draw:style-name="a81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00" draw:layer="Master1-bg" draw:style-name="a814" draw:name="Straight Connector 9">
        <svg:title/>
        <svg:desc/>
      </draw:connector>
      <draw:frame draw:id="id101" draw:layer="Master1-bg" draw:style-name="a815" draw:name="図 9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02" draw:layer="Master1-bg" draw:style-name="a816" draw:name="図 10" svg:x="0.01919in" svg:y="6.84096in" svg:width="1.4271in" svg:height="0.65904in" style:rel-width="scale" style:rel-height="scale">
        <draw:image xlink:href="media/image3.png" xlink:type="simple" xlink:show="embed" xlink:actuate="onLoad"/>
        <svg:title/>
        <svg:desc/>
      </draw:frame>
      <draw:frame draw:id="id103" presentation:style-name="a820" draw:name="Title 1" svg:x="1.2in" svg:y="0.15294in" svg:width="11in" svg:height="0.92941in" presentation:class="title" presentation:placeholder="false">
        <draw:text-box>
          <text:p text:style-name="a819" text:class-names="" text:cond-style-name=""><text:span text:style-name="a817" text:class-names="">マスター タイトルの書式設定</text:span><text:span text:style-name="a818" text:class-names=""/></text:p>
        </draw:text-box>
        <svg:title/>
        <svg:desc/>
      </draw:frame>
      <draw:frame draw:id="id104" presentation:style-name="a845" draw:name="Vertical Text Placeholder 2" svg:x="1.2in" svg:y="1.18856in" svg:width="11in" svg:height="5.22996in" presentation:class="outline" presentation:placeholder="false">
        <draw:text-box>
          <text:list text:style-name="a823">
            <text:list-item>
              <text:p text:style-name="a822" text:class-names="" text:cond-style-name=""><text:span text:style-name="a821" text:class-names="">マスター テキストの書式設定</text:span></text:p>
            </text:list-item>
          </text:list>
          <text:list text:style-name="a828">
            <text:list-item>
              <text:list text:style-name="a828">
                <text:list-item>
                  <text:p text:style-name="a827" text:class-names="" text:cond-style-name=""><text:span text:style-name="a824" text:class-names="">第<text:s text:c="1"/></text:span><text:span text:style-name="a825" text:class-names="">2<text:s text:c="1"/></text:span><text:span text:style-name="a826" text:class-names="">レベル</text:span></text:p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p text:style-name="a832" text:class-names="" text:cond-style-name=""><text:span text:style-name="a829" text:class-names="">第<text:s text:c="1"/></text:span><text:span text:style-name="a830" text:class-names="">3<text:s text:c="1"/></text:span><text:span text:style-name="a831" text:class-names="">レベル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4" text:class-names="">第<text:s text:c="1"/></text:span><text:span text:style-name="a835" text:class-names="">4<text:s text:c="1"/></text:span><text:span text:style-name="a83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39" text:class-names="">第<text:s text:c="1"/></text:span><text:span text:style-name="a840" text:class-names="">5<text:s text:c="1"/></text:span><text:span text:style-name="a841" text:class-names="">レベル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850" draw:name="Date Placeholder 3" svg:x="1.2in" svg:y="7.06451in" svg:width="2.70371in" svg:height="0.39931in" presentation:class="date-time" presentation:placeholder="false">
        <draw:text-box>
          <text:p text:style-name="a849" text:class-names="" text:cond-style-name=""><text:span text:style-name="a846" text:class-names=""><text:date text:fixed="false" style:data-style-name="a847">2018/1/15</text:date></text:span><text:span text:style-name="a848" text:class-names=""/></text:p>
        </draw:text-box>
        <svg:title/>
        <svg:desc/>
      </draw:frame>
      <draw:frame draw:id="id106" presentation:style-name="a853" draw:name="Footer Placeholder 4" svg:x="4.06286in" svg:y="6.64874in" svg:width="5.27428in" svg:height="0.39931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07" presentation:style-name="a857" draw:name="Slide Number Placeholder 5" svg:x="10.35314in" svg:y="7.06451in" svg:width="1.98072in" svg:height="0.39931in" presentation:class="page-number" presentation:placeholder="false">
        <draw:text-box>
          <text:p text:style-name="a856" text:class-names="" text:cond-style-name=""><text:span text:style-name="a854" text:class-names=""><text:page-number style:num-format="1" text:fixed="false">‹#›</text:page-number></text:span><text:span text:style-name="a855" text:class-names=""/></text:p>
        </draw:text-box>
        <svg:title/>
        <svg:desc/>
      </draw:frame>
      <presentation:notes style:page-layout-name="pageLayout2" draw:style-name="a897">
        <draw:frame draw:id="id8" presentation:style-name="a860" draw:name="ヘッダー プレースホルダー 1" svg:x="0in" svg:y="0in" svg:width="3.25in" svg:height="0.50174in" presentation:class="head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9" presentation:style-name="a865" draw:name="日付プレースホルダー 2" svg:x="4.24826in" svg:y="0in" svg:width="3.25in" svg:height="0.50174in" presentation:class="date-time" presentation:placeholder="false">
          <draw:text-box>
            <text:p text:style-name="a864" text:class-names="" text:cond-style-name=""><text:span text:style-name="a861" text:class-names=""><text:date text:fixed="false" style:data-style-name="a862">2018/1/15</text:date></text:span><text:span text:style-name="a86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66" draw:name="スライド イメージ プレースホルダー 3">
          <svg:title/>
          <svg:desc/>
        </draw:page-thumbnail>
        <draw:frame draw:id="id11" presentation:style-name="a889" draw:name="ノート プレースホルダー 4" svg:x="0.75in" svg:y="4.8125in" svg:width="6in" svg:height="3.9375in" presentation:class="notes" presentation:placeholder="false">
          <draw:text-box>
            <text:p text:style-name="a868" text:class-names="" text:cond-style-name=""><text:span text:style-name="a867" text:class-names="">マスター テキストの書式設定</text:span></text:p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69" text:class-names="">第<text:s text:c="1"/></text:span><text:span text:style-name="a870" text:class-names="">2<text:s text:c="1"/></text:span><text:span text:style-name="a871" text:class-names="">レベル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p text:style-name="a877" text:class-names="" text:cond-style-name=""><text:span text:style-name="a874" text:class-names="">第<text:s text:c="1"/></text:span><text:span text:style-name="a875" text:class-names="">3<text:s text:c="1"/></text:span><text:span text:style-name="a876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list text:style-name="a883">
                      <text:list-item>
                        <text:list text:style-name="a883">
                          <text:list-item>
                            <text:p text:style-name="a882" text:class-names="" text:cond-style-name=""><text:span text:style-name="a879" text:class-names="">第<text:s text:c="1"/></text:span><text:span text:style-name="a880" text:class-names="">4<text:s text:c="1"/></text:span><text:span text:style-name="a881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list text:style-name="a888">
                              <text:list-item>
                                <text:p text:style-name="a887" text:class-names="" text:cond-style-name=""><text:span text:style-name="a884" text:class-names="">第<text:s text:c="1"/></text:span><text:span text:style-name="a885" text:class-names="">5<text:s text:c="1"/></text:span><text:span text:style-name="a886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92" draw:name="フッター プレースホルダー 5" svg:x="0in" svg:y="9.49826in" svg:width="3.25in" svg:height="0.50174in" presentation:class="foot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3" presentation:style-name="a896" draw:name="スライド番号プレースホルダー 6" svg:x="4.24826in" svg:y="9.49826in" svg:width="3.25in" svg:height="0.50174in" presentation:class="page-number" presentation:placeholder="false">
          <draw:text-box>
            <text:p text:style-name="a895" text:class-names="" text:cond-style-name=""><text:span text:style-name="a893" text:class-names=""><text:page-number style:num-format="1" text:fixed="false">‹#›</text:page-number></text:span><text:span text:style-name="a894" text:class-names=""/></text:p>
          </draw:text-box>
          <svg:title/>
          <svg:desc/>
        </draw:frame>
      </presentation:notes>
    </style:master-page>
    <style:master-page style:name="Master1-Layout11-vertTitleAndTx-縦書きタイトルと&#10;縦書きテキスト" style:page-layout-name="pageLayout1" draw:style-name="a898">
      <draw:custom-shape svg:x="0.00347in" svg:y="7in" svg:width="13.32986in" svg:height="0.5in" draw:id="id108" draw:style-name="a8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09" draw:style-name="a9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904" draw:name="Vertical Title 1" svg:x="9.54167in" svg:y="0.45361in" svg:width="2.875in" svg:height="6.29639in" presentation:class="title" presentation:placeholder="false">
        <draw:text-box>
          <text:p text:style-name="a903" text:class-names="" text:cond-style-name=""><text:span text:style-name="a901" text:class-names="">マスター タイトルの書式設定</text:span><text:span text:style-name="a902" text:class-names=""/></text:p>
        </draw:text-box>
        <svg:title/>
        <svg:desc/>
      </draw:frame>
      <draw:frame draw:id="id111" presentation:style-name="a929" draw:name="Vertical Text Placeholder 2" svg:x="0.91667in" svg:y="0.45361in" svg:width="8.45833in" svg:height="6.29639in" presentation:class="outline" presentation:placeholder="false">
        <draw:text-box>
          <text:list text:style-name="a907">
            <text:list-item>
              <text:p text:style-name="a906" text:class-names="" text:cond-style-name=""><text:span text:style-name="a905" text:class-names="">マスター テキストの書式設定</text:span></text:p>
            </text:list-item>
          </text:list>
          <text:list text:style-name="a912">
            <text:list-item>
              <text:list text:style-name="a912">
                <text:list-item>
                  <text:p text:style-name="a911" text:class-names="" text:cond-style-name=""><text:span text:style-name="a908" text:class-names="">第<text:s text:c="1"/></text:span><text:span text:style-name="a909" text:class-names="">2<text:s text:c="1"/></text:span><text:span text:style-name="a910" text:class-names="">レベル</text:span></text:p>
                </text:list-item>
              </text:list>
            </text:list-item>
          </text:list>
          <text:list text:style-name="a917">
            <text:list-item>
              <text:list text:style-name="a917">
                <text:list-item>
                  <text:list text:style-name="a917">
                    <text:list-item>
                      <text:p text:style-name="a916" text:class-names="" text:cond-style-name=""><text:span text:style-name="a913" text:class-names="">第<text:s text:c="1"/></text:span><text:span text:style-name="a914" text:class-names="">3<text:s text:c="1"/></text:span><text:span text:style-name="a915" text:class-names="">レベル</text:span></text:p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p text:style-name="a921" text:class-names="" text:cond-style-name=""><text:span text:style-name="a918" text:class-names="">第<text:s text:c="1"/></text:span><text:span text:style-name="a919" text:class-names="">4<text:s text:c="1"/></text:span><text:span text:style-name="a9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list text:style-name="a928">
                            <text:list-item>
                              <text:p text:style-name="a927" text:class-names="" text:cond-style-name=""><text:span text:style-name="a923" text:class-names="">第<text:s text:c="1"/></text:span><text:span text:style-name="a924" text:class-names="">5<text:s text:c="1"/></text:span><text:span text:style-name="a925" text:class-names="">レベル</text:span><text:span text:style-name="a9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34" draw:name="Date Placeholder 3" svg:x="1.2in" svg:y="7.06451in" svg:width="2.70371in" svg:height="0.39931in" presentation:class="date-time" presentation:placeholder="false">
        <draw:text-box>
          <text:p text:style-name="a933" text:class-names="" text:cond-style-name=""><text:span text:style-name="a930" text:class-names=""><text:date text:fixed="false" style:data-style-name="a931">2018/1/15</text:date></text:span><text:span text:style-name="a932" text:class-names=""/></text:p>
        </draw:text-box>
        <svg:title/>
        <svg:desc/>
      </draw:frame>
      <draw:frame draw:id="id113" presentation:style-name="a937" draw:name="Footer Placeholder 4" svg:x="4.06286in" svg:y="6.64874in" svg:width="5.27428in" svg:height="0.39931in" presentation:class="footer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14" presentation:style-name="a941" draw:name="Slide Number Placeholder 5" svg:x="10.35314in" svg:y="7.06451in" svg:width="1.98072in" svg:height="0.39931in" presentation:class="page-number" presentation:placeholder="false">
        <draw:text-box>
          <text:p text:style-name="a940" text:class-names="" text:cond-style-name=""><text:span text:style-name="a938" text:class-names=""><text:page-number style:num-format="1" text:fixed="false">‹#›</text:page-number></text:span><text:span text:style-name="a939" text:class-names=""/></text:p>
        </draw:text-box>
        <svg:title/>
        <svg:desc/>
      </draw:frame>
      <presentation:notes style:page-layout-name="pageLayout2" draw:style-name="a981">
        <draw:frame draw:id="id8" presentation:style-name="a944" draw:name="ヘッダー プレースホルダー 1" svg:x="0in" svg:y="0in" svg:width="3.25in" svg:height="0.50174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9" draw:name="日付プレースホルダー 2" svg:x="4.24826in" svg:y="0in" svg:width="3.25in" svg:height="0.50174in" presentation:class="date-time" presentation:placeholder="false">
          <draw:text-box>
            <text:p text:style-name="a948" text:class-names="" text:cond-style-name=""><text:span text:style-name="a945" text:class-names=""><text:date text:fixed="false" style:data-style-name="a946">2018/1/15</text:date></text:span><text:span text:style-name="a9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950" draw:name="スライド イメージ プレースホルダー 3">
          <svg:title/>
          <svg:desc/>
        </draw:page-thumbnail>
        <draw:frame draw:id="id11" presentation:style-name="a973" draw:name="ノート プレースホルダー 4" svg:x="0.75in" svg:y="4.8125in" svg:width="6in" svg:height="3.9375in" presentation:class="notes" presentation:placeholder="false">
          <draw:text-box>
            <text:p text:style-name="a952" text:class-names="" text:cond-style-name=""><text:span text:style-name="a951" text:class-names="">マスター テキストの書式設定</text:span></text:p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3" text:class-names="">第<text:s text:c="1"/></text:span><text:span text:style-name="a954" text:class-names="">2<text:s text:c="1"/></text:span><text:span text:style-name="a955" text:class-names="">レベル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58" text:class-names="">第<text:s text:c="1"/></text:span><text:span text:style-name="a959" text:class-names="">3<text:s text:c="1"/></text:span><text:span text:style-name="a960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p text:style-name="a966" text:class-names="" text:cond-style-name=""><text:span text:style-name="a963" text:class-names="">第<text:s text:c="1"/></text:span><text:span text:style-name="a964" text:class-names="">4<text:s text:c="1"/></text:span><text:span text:style-name="a965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list text:style-name="a972">
                      <text:list-item>
                        <text:list text:style-name="a972">
                          <text:list-item>
                            <text:list text:style-name="a972">
                              <text:list-item>
                                <text:p text:style-name="a971" text:class-names="" text:cond-style-name=""><text:span text:style-name="a968" text:class-names="">第<text:s text:c="1"/></text:span><text:span text:style-name="a969" text:class-names="">5<text:s text:c="1"/></text:span><text:span text:style-name="a970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76" draw:name="フッター プレースホルダー 5" svg:x="0in" svg:y="9.49826in" svg:width="3.25in" svg:height="0.50174in" presentation:class="foot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3" presentation:style-name="a980" draw:name="スライド番号プレースホルダー 6" svg:x="4.24826in" svg:y="9.49826in" svg:width="3.25in" svg:height="0.50174in" presentation:class="page-number" presentation:placeholder="false">
          <draw:text-box>
            <text:p text:style-name="a979" text:class-names="" text:cond-style-name=""><text:span text:style-name="a977" text:class-names=""><text:page-number style:num-format="1" text:fixed="false">‹#›</text:page-number></text:span><text:span text:style-name="a978" text:class-names=""/></text:p>
          </draw:text-box>
          <svg:title/>
          <svg:desc/>
        </draw:frame>
      </presentation:notes>
    </style:master-page>
    <style:master-page style:name="Master2-レトロスペクト" style:page-layout-name="pageLayout1" draw:style-name="a982">
      <draw:custom-shape svg:x="0in" svg:y="6.96898in" svg:width="13.33333in" svg:height="0.56205in" draw:id="id115" draw:style-name="a985" draw:name="正方形/長方形 14">
        <svg:title/>
        <svg:desc/>
        <text:p text:style-name="a984" text:class-names="" text:cond-style-name=""><text:span text:style-name="a9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16" draw:style-name="a98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7" presentation:style-name="a990" draw:name="Title Placeholder 1" svg:x="1.2in" svg:y="0.15294in" svg:width="11in" svg:height="0.92941in" presentation:class="title" presentation:placeholder="false">
        <draw:text-box>
          <text:p text:style-name="a989" text:class-names="" text:cond-style-name=""><text:span text:style-name="a987" text:class-names="">マスター タイトルの書式設定</text:span><text:span text:style-name="a988" text:class-names=""/></text:p>
        </draw:text-box>
        <svg:title/>
        <svg:desc/>
      </draw:frame>
      <draw:frame draw:id="id118" presentation:style-name="a1015" draw:name="Text Placeholder 2" svg:x="1.2in" svg:y="1.18856in" svg:width="11in" svg:height="5.22996in" presentation:class="outline" presentation:placeholder="false">
        <draw:text-box>
          <text:list text:style-name="a993">
            <text:list-item>
              <text:p text:style-name="a992" text:class-names="" text:cond-style-name=""><text:span text:style-name="a991" text:class-names="">マスター テキストの書式設定</text:span></text:p>
            </text:list-item>
          </text:list>
          <text:list text:style-name="a998">
            <text:list-item>
              <text:list text:style-name="a998">
                <text:list-item>
                  <text:p text:style-name="a997" text:class-names="" text:cond-style-name=""><text:span text:style-name="a994" text:class-names="">第<text:s text:c="1"/></text:span><text:span text:style-name="a995" text:class-names="">2<text:s text:c="1"/></text:span><text:span text:style-name="a996" text:class-names="">レベル</text:span></text:p>
                </text:list-item>
              </text:list>
            </text:list-item>
          </text:list>
          <text:list text:style-name="a1003">
            <text:list-item>
              <text:list text:style-name="a1003">
                <text:list-item>
                  <text:list text:style-name="a1003">
                    <text:list-item>
                      <text:p text:style-name="a1002" text:class-names="" text:cond-style-name=""><text:span text:style-name="a999" text:class-names="">第<text:s text:c="1"/></text:span><text:span text:style-name="a1000" text:class-names="">3<text:s text:c="1"/></text:span><text:span text:style-name="a1001" text:class-names="">レベル</text:span></text:p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p text:style-name="a1007" text:class-names="" text:cond-style-name=""><text:span text:style-name="a1004" text:class-names="">第<text:s text:c="1"/></text:span><text:span text:style-name="a1005" text:class-names="">4<text:s text:c="1"/></text:span><text:span text:style-name="a100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list text:style-name="a1014">
                            <text:list-item>
                              <text:p text:style-name="a1013" text:class-names="" text:cond-style-name=""><text:span text:style-name="a1009" text:class-names="">第<text:s text:c="1"/></text:span><text:span text:style-name="a1010" text:class-names="">5<text:s text:c="1"/></text:span><text:span text:style-name="a1011" text:class-names="">レベル</text:span><text:span text:style-name="a10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1020" draw:name="Slide Number Placeholder 5" svg:x="10.35314in" svg:y="7.06451in" svg:width="1.98072in" svg:height="0.39931in" presentation:class="page-number" presentation:placeholder="false">
        <draw:text-box>
          <text:p text:style-name="a1019" text:class-names="" text:cond-style-name=""><text:span text:style-name="a1016" text:class-names=""><text:page-number style:num-format="1" text:fixed="false">‹#›</text:page-number></text:span><text:span text:style-name="a1017" text:class-names="">/30</text:span><text:span text:style-name="a1018" text:class-names=""/></text:p>
        </draw:text-box>
        <svg:title/>
        <svg:desc/>
      </draw:frame>
      <draw:connector draw:type="line" svg:x1="1.30526in" svg:y1="1.12406in" svg:x2="12.20526in" svg:y2="1.12406in" draw:id="id120" draw:style-name="a1021" draw:name="Straight Connector 9">
        <svg:title/>
        <svg:desc/>
      </draw:connector>
      <draw:frame draw:id="id121" draw:style-name="a1022" draw:name="図 4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22" draw:style-name="a1023" draw:name="図 15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1063">
        <draw:frame draw:id="id8" presentation:style-name="a1026" draw:name="ヘッダー プレースホルダー 1" svg:x="0in" svg:y="0in" svg:width="3.25in" svg:height="0.50174in" presentation:class="header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9" presentation:style-name="a1031" draw:name="日付プレースホルダー 2" svg:x="4.24826in" svg:y="0in" svg:width="3.25in" svg:height="0.50174in" presentation:class="date-time" presentation:placeholder="false">
          <draw:text-box>
            <text:p text:style-name="a1030" text:class-names="" text:cond-style-name=""><text:span text:style-name="a1027" text:class-names=""><text:date text:fixed="false" style:data-style-name="a1028">2018/1/15</text:date></text:span><text:span text:style-name="a102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32" draw:name="スライド イメージ プレースホルダー 3">
          <svg:title/>
          <svg:desc/>
        </draw:page-thumbnail>
        <draw:frame draw:id="id11" presentation:style-name="a1055" draw:name="ノート プレースホルダー 4" svg:x="0.75in" svg:y="4.8125in" svg:width="6in" svg:height="3.9375in" presentation:class="notes" presentation:placeholder="false">
          <draw:text-box>
            <text:p text:style-name="a1034" text:class-names="" text:cond-style-name=""><text:span text:style-name="a1033" text:class-names="">マスター テキストの書式設定</text:span></text:p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5" text:class-names="">第<text:s text:c="1"/></text:span><text:span text:style-name="a1036" text:class-names="">2<text:s text:c="1"/></text:span><text:span text:style-name="a1037" text:class-names="">レベル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p text:style-name="a1043" text:class-names="" text:cond-style-name=""><text:span text:style-name="a1040" text:class-names="">第<text:s text:c="1"/></text:span><text:span text:style-name="a1041" text:class-names="">3<text:s text:c="1"/></text:span><text:span text:style-name="a104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p text:style-name="a1048" text:class-names="" text:cond-style-name=""><text:span text:style-name="a1045" text:class-names="">第<text:s text:c="1"/></text:span><text:span text:style-name="a1046" text:class-names="">4<text:s text:c="1"/></text:span><text:span text:style-name="a104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list text:style-name="a1054">
                          <text:list-item>
                            <text:list text:style-name="a1054">
                              <text:list-item>
                                <text:p text:style-name="a1053" text:class-names="" text:cond-style-name=""><text:span text:style-name="a1050" text:class-names="">第<text:s text:c="1"/></text:span><text:span text:style-name="a1051" text:class-names="">5<text:s text:c="1"/></text:span><text:span text:style-name="a1052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58" draw:name="フッター プレースホルダー 5" svg:x="0in" svg:y="9.49826in" svg:width="3.25in" svg:height="0.50174in" presentation:class="footer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13" presentation:style-name="a1062" draw:name="スライド番号プレースホルダー 6" svg:x="4.24826in" svg:y="9.49826in" svg:width="3.25in" svg:height="0.50174in" presentation:class="page-number" presentation:placeholder="false">
          <draw:text-box>
            <text:p text:style-name="a1061" text:class-names="" text:cond-style-name=""><text:span text:style-name="a1059" text:class-names=""><text:page-number style:num-format="1" text:fixed="false">‹#›</text:page-number></text:span><text:span text:style-name="a1060" text:class-names=""/></text:p>
          </draw:text-box>
          <svg:title/>
          <svg:desc/>
        </draw:frame>
      </presentation:notes>
    </style:master-page>
    <style:master-page style:name="Master2-Layout1-title-タイトル-スライド" style:page-layout-name="pageLayout1" draw:style-name="a1064">
      <draw:custom-shape svg:width="1.96181in" svg:height="1.89661in" draw:id="id123" draw:style-name="a1067" draw:transform="translate(-0.9809in -0.94831in) rotate(-3.14159) translate(12.2in 1.06136in)" draw:name="直角三角形 12">
        <svg:title/>
        <svg:desc/>
        <text:p text:style-name="a1066" text:class-names="" text:cond-style-name=""><text:span text:style-name="a106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width="1.78346in" svg:height="1.89661in" draw:id="id124" draw:style-name="a1070" draw:transform="translate(-0.89173in -0.94831in) rotate(-1.5708) translate(1.10588in 1.00478in)" draw:name="直角三角形 9">
        <svg:title/>
        <svg:desc/>
        <text:p text:style-name="a1069" text:class-names="" text:cond-style-name=""><text:span text:style-name="a106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0in" svg:y="6.96898in" svg:width="13.33333in" svg:height="0.56205in" draw:id="id125" draw:style-name="a1073" draw:name="正方形/長方形 11">
        <svg:title/>
        <svg:desc/>
        <text:p text:style-name="a1072" text:class-names="" text:cond-style-name=""><text:span text:style-name="a10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26" draw:style-name="a10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7" presentation:style-name="a1078" draw:name="Title 1" svg:x="1.2in" svg:y="0.83in" svg:width="11in" svg:height="3.9in" presentation:class="title" presentation:placeholder="false">
        <draw:text-box>
          <text:p text:style-name="a1077" text:class-names="" text:cond-style-name=""><text:span text:style-name="a1075" text:class-names="">マスター タイトルの書式設定</text:span><text:span text:style-name="a1076" text:class-names=""/></text:p>
        </draw:text-box>
        <svg:title/>
        <svg:desc/>
      </draw:frame>
      <draw:frame draw:id="id128" presentation:style-name="a1082" draw:name="Subtitle 2" svg:x="6.87059in" svg:y="4.87272in" svg:width="5.33244in" svg:height="1.32406in" presentation:class="subtitle" presentation:placeholder="false">
        <draw:text-box>
          <text:p text:style-name="a1081" text:class-names="" text:cond-style-name=""><text:span text:style-name="a1079" text:class-names="">マスター サブタイトルの書式設定</text:span><text:span text:style-name="a1080" text:class-names=""/></text:p>
        </draw:text-box>
        <svg:title/>
        <svg:desc/>
      </draw:frame>
      <draw:frame draw:id="id129" presentation:style-name="a1087" draw:name="Date Placeholder 3" svg:x="1.2in" svg:y="7.06451in" svg:width="2.70371in" svg:height="0.39931in" presentation:class="date-time" presentation:placeholder="false">
        <draw:text-box>
          <text:p text:style-name="a1086" text:class-names="" text:cond-style-name=""><text:span text:style-name="a1083" text:class-names=""><text:date text:fixed="false" style:data-style-name="a1084">2018/1/15</text:date></text:span><text:span text:style-name="a1085" text:class-names=""/></text:p>
        </draw:text-box>
        <svg:title/>
        <svg:desc/>
      </draw:frame>
      <draw:frame draw:id="id130" presentation:style-name="a1090" draw:name="Footer Placeholder 4" svg:x="4.06286in" svg:y="6.64874in" svg:width="5.27428in" svg:height="0.39931in" presentation:class="footer" presentation:placeholder="false">
        <draw:text-box>
          <text:p text:style-name="a1089" text:class-names="" text:cond-style-name=""><text:span text:style-name="a1088" text:class-names=""/></text:p>
        </draw:text-box>
        <svg:title/>
        <svg:desc/>
      </draw:frame>
      <draw:frame draw:id="id131" presentation:style-name="a1094" draw:name="Slide Number Placeholder 5" svg:x="10.35314in" svg:y="7.06451in" svg:width="1.98072in" svg:height="0.39931in" presentation:class="page-number" presentation:placeholder="false">
        <draw:text-box>
          <text:p text:style-name="a1093" text:class-names="" text:cond-style-name=""><text:span text:style-name="a1091" text:class-names=""><text:page-number style:num-format="1" text:fixed="false">‹#›</text:page-number></text:span><text:span text:style-name="a1092" text:class-names=""/></text:p>
        </draw:text-box>
        <svg:title/>
        <svg:desc/>
      </draw:frame>
      <draw:connector draw:type="line" svg:x1="1.32071in" svg:y1="4.75in" svg:x2="12.12071in" svg:y2="4.75in" draw:id="id132" draw:style-name="a1095" draw:name="Straight Connector 8">
        <svg:title/>
        <svg:desc/>
      </draw:connector>
      <draw:frame draw:id="id133" draw:style-name="a1096" draw:name="図 6" svg:x="0.97846in" svg:y="5.03395in" svg:width="5.54715in" svg:height="1.59347in" style:rel-width="scale" style:rel-height="scale">
        <draw:image xlink:href="media/image7.png" xlink:type="simple" xlink:show="embed" xlink:actuate="onLoad"/>
        <svg:title/>
        <svg:desc/>
      </draw:frame>
      <draw:frame draw:id="id134" draw:style-name="a1097" draw:name="図 16" svg:x="0.32344in" svg:y="0.26918in" svg:width="1.56487in" svg:height="1.4712in" style:rel-width="scale" style:rel-height="scale">
        <draw:image xlink:href="media/image4.png" xlink:type="simple" xlink:show="embed" xlink:actuate="onLoad"/>
        <svg:title/>
        <svg:desc/>
      </draw:frame>
      <draw:frame draw:id="id135" draw:style-name="a1098" draw:name="図 18" svg:x="11.37907in" svg:y="0.29492in" svg:width="1.61832in" svg:height="1.56983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1138">
        <draw:frame draw:id="id8" presentation:style-name="a1101" draw:name="ヘッダー プレースホルダー 1" svg:x="0in" svg:y="0in" svg:width="3.25in" svg:height="0.50174in" presentation:class="head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9" presentation:style-name="a1106" draw:name="日付プレースホルダー 2" svg:x="4.24826in" svg:y="0in" svg:width="3.25in" svg:height="0.50174in" presentation:class="date-time" presentation:placeholder="false">
          <draw:text-box>
            <text:p text:style-name="a1105" text:class-names="" text:cond-style-name=""><text:span text:style-name="a1102" text:class-names=""><text:date text:fixed="false" style:data-style-name="a1103">2018/1/15</text:date></text:span><text:span text:style-name="a110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07" draw:name="スライド イメージ プレースホルダー 3">
          <svg:title/>
          <svg:desc/>
        </draw:page-thumbnail>
        <draw:frame draw:id="id11" presentation:style-name="a1130" draw:name="ノート プレースホルダー 4" svg:x="0.75in" svg:y="4.8125in" svg:width="6in" svg:height="3.9375in" presentation:class="notes" presentation:placeholder="false">
          <draw:text-box>
            <text:p text:style-name="a1109" text:class-names="" text:cond-style-name=""><text:span text:style-name="a1108" text:class-names="">マスター テキストの書式設定</text:span></text:p>
            <text:list text:style-name="a1114">
              <text:list-item>
                <text:list text:style-name="a1114">
                  <text:list-item>
                    <text:p text:style-name="a1113" text:class-names="" text:cond-style-name=""><text:span text:style-name="a1110" text:class-names="">第<text:s text:c="1"/></text:span><text:span text:style-name="a1111" text:class-names="">2<text:s text:c="1"/></text:span><text:span text:style-name="a1112" text:class-names="">レベル</text:span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p text:style-name="a1118" text:class-names="" text:cond-style-name=""><text:span text:style-name="a1115" text:class-names="">第<text:s text:c="1"/></text:span><text:span text:style-name="a1116" text:class-names="">3<text:s text:c="1"/></text:span><text:span text:style-name="a111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list text:style-name="a1124">
                          <text:list-item>
                            <text:p text:style-name="a1123" text:class-names="" text:cond-style-name=""><text:span text:style-name="a1120" text:class-names="">第<text:s text:c="1"/></text:span><text:span text:style-name="a1121" text:class-names="">4<text:s text:c="1"/></text:span><text:span text:style-name="a112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list text:style-name="a1129">
                          <text:list-item>
                            <text:list text:style-name="a1129">
                              <text:list-item>
                                <text:p text:style-name="a1128" text:class-names="" text:cond-style-name=""><text:span text:style-name="a1125" text:class-names="">第<text:s text:c="1"/></text:span><text:span text:style-name="a1126" text:class-names="">5<text:s text:c="1"/></text:span><text:span text:style-name="a1127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33" draw:name="フッター プレースホルダー 5" svg:x="0in" svg:y="9.49826in" svg:width="3.25in" svg:height="0.50174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3" presentation:style-name="a1137" draw:name="スライド番号プレースホルダー 6" svg:x="4.24826in" svg:y="9.49826in" svg:width="3.25in" svg:height="0.50174in" presentation:class="page-number" presentation:placeholder="false">
          <draw:text-box>
            <text:p text:style-name="a1136" text:class-names="" text:cond-style-name=""><text:span text:style-name="a1134" text:class-names=""><text:page-number style:num-format="1" text:fixed="false">‹#›</text:page-number></text:span><text:span text:style-name="a1135" text:class-names=""/></text:p>
          </draw:text-box>
          <svg:title/>
          <svg:desc/>
        </draw:frame>
      </presentation:notes>
    </style:master-page>
    <style:master-page style:name="Master2-Layout2-cust-タイトルとコンテンツ" style:page-layout-name="pageLayout1" draw:style-name="a1139">
      <draw:custom-shape svg:x="0in" svg:y="6.96898in" svg:width="13.33333in" svg:height="0.56205in" draw:id="id136" draw:layer="Master2-bg" draw:style-name="a1142" draw:name="正方形/長方形 5">
        <svg:title/>
        <svg:desc/>
        <text:p text:style-name="a1141" text:class-names="" text:cond-style-name=""><text:span text:style-name="a1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37" draw:layer="Master2-bg" draw:style-name="a11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38" draw:layer="Master2-bg" draw:style-name="a1144" draw:name="Straight Connector 9">
        <svg:title/>
        <svg:desc/>
      </draw:connector>
      <draw:frame draw:id="id139" draw:layer="Master2-bg" draw:style-name="a1145" draw:name="図 11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40" draw:layer="Master2-bg" draw:style-name="a1146" draw:name="図 12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41" presentation:style-name="a1171" draw:name="Content Placeholder 2" svg:x="1.2in" svg:y="1.18856in" svg:width="11in" svg:height="5.22996in" presentation:class="object" presentation:placeholder="false">
        <draw:text-box>
          <text:list text:style-name="a1149">
            <text:list-item>
              <text:p text:style-name="a1148" text:class-names="" text:cond-style-name=""><text:span text:style-name="a1147" text:class-names="">マスター テキストの書式設定</text:span></text:p>
            </text:list-item>
          </text:list>
          <text:list text:style-name="a1154">
            <text:list-item>
              <text:list text:style-name="a1154">
                <text:list-item>
                  <text:p text:style-name="a1153" text:class-names="" text:cond-style-name=""><text:span text:style-name="a1150" text:class-names="">第<text:s text:c="1"/></text:span><text:span text:style-name="a1151" text:class-names="">2<text:s text:c="1"/></text:span><text:span text:style-name="a1152" text:class-names="">レベル</text:span></text:p>
                </text:list-item>
              </text:list>
            </text:list-item>
          </text:list>
          <text:list text:style-name="a1159">
            <text:list-item>
              <text:list text:style-name="a1159">
                <text:list-item>
                  <text:list text:style-name="a1159">
                    <text:list-item>
                      <text:p text:style-name="a1158" text:class-names="" text:cond-style-name=""><text:span text:style-name="a1155" text:class-names="">第<text:s text:c="1"/></text:span><text:span text:style-name="a1156" text:class-names="">3<text:s text:c="1"/></text:span><text:span text:style-name="a1157" text:class-names="">レベル</text:span></text:p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p text:style-name="a1163" text:class-names="" text:cond-style-name=""><text:span text:style-name="a1160" text:class-names="">第<text:s text:c="1"/></text:span><text:span text:style-name="a1161" text:class-names="">4<text:s text:c="1"/></text:span><text:span text:style-name="a116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list text:style-name="a1170">
                            <text:list-item>
                              <text:p text:style-name="a1169" text:class-names="" text:cond-style-name=""><text:span text:style-name="a1165" text:class-names="">第<text:s text:c="1"/></text:span><text:span text:style-name="a1166" text:class-names="">5<text:s text:c="1"/></text:span><text:span text:style-name="a1167" text:class-names="">レベル</text:span><text:span text:style-name="a1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176" draw:name="日付プレースホルダー 7" svg:x="1.2in" svg:y="7.06451in" svg:width="2.70371in" svg:height="0.39931in" presentation:class="date-time" presentation:placeholder="false">
        <draw:text-box>
          <text:p text:style-name="a1175" text:class-names="" text:cond-style-name=""><text:span text:style-name="a1172" text:class-names=""><text:date text:fixed="false" style:data-style-name="a1173">2018/1/15</text:date></text:span><text:span text:style-name="a1174" text:class-names=""/></text:p>
        </draw:text-box>
        <svg:title/>
        <svg:desc/>
      </draw:frame>
      <draw:frame draw:id="id143" presentation:style-name="a1180" draw:name="スライド番号プレースホルダー 8" svg:x="10.35314in" svg:y="7.06451in" svg:width="1.98072in" svg:height="0.39931in" presentation:class="page-number" presentation:placeholder="false">
        <draw:text-box>
          <text:p text:style-name="a1179" text:class-names="" text:cond-style-name=""><text:span text:style-name="a1177" text:class-names=""><text:page-number style:num-format="1" text:fixed="false">‹#›</text:page-number></text:span><text:span text:style-name="a1178" text:class-names=""/></text:p>
        </draw:text-box>
        <svg:title/>
        <svg:desc/>
      </draw:frame>
      <draw:frame draw:id="id144" presentation:style-name="a1183" draw:name="タイトル 9" svg:x="1.2in" svg:y="0.15294in" svg:width="11in" svg:height="0.92941in" presentation:class="title" presentation:placeholder="false">
        <draw:text-box>
          <text:p text:style-name="a1182" text:class-names="" text:cond-style-name=""><text:span text:style-name="a1181" text:class-names="">マスター タイトルの書式設定</text:span></text:p>
        </draw:text-box>
        <svg:title/>
        <svg:desc/>
      </draw:frame>
      <presentation:notes style:page-layout-name="pageLayout2" draw:style-name="a1223">
        <draw:frame draw:id="id8" presentation:style-name="a1186" draw:name="ヘッダー プレースホルダー 1" svg:x="0in" svg:y="0in" svg:width="3.25in" svg:height="0.50174in" presentation:class="header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9" presentation:style-name="a1191" draw:name="日付プレースホルダー 2" svg:x="4.24826in" svg:y="0in" svg:width="3.25in" svg:height="0.50174in" presentation:class="date-time" presentation:placeholder="false">
          <draw:text-box>
            <text:p text:style-name="a1190" text:class-names="" text:cond-style-name=""><text:span text:style-name="a1187" text:class-names=""><text:date text:fixed="false" style:data-style-name="a1188">2018/1/15</text:date></text:span><text:span text:style-name="a118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92" draw:name="スライド イメージ プレースホルダー 3">
          <svg:title/>
          <svg:desc/>
        </draw:page-thumbnail>
        <draw:frame draw:id="id11" presentation:style-name="a1215" draw:name="ノート プレースホルダー 4" svg:x="0.75in" svg:y="4.8125in" svg:width="6in" svg:height="3.9375in" presentation:class="notes" presentation:placeholder="false">
          <draw:text-box>
            <text:p text:style-name="a1194" text:class-names="" text:cond-style-name=""><text:span text:style-name="a1193" text:class-names="">マスター テキストの書式設定</text:span></text:p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5" text:class-names="">第<text:s text:c="1"/></text:span><text:span text:style-name="a1196" text:class-names="">2<text:s text:c="1"/></text:span><text:span text:style-name="a1197" text:class-names="">レベル</text:span></text:p>
                  </text:list-item>
                </text:list>
              </text:list-item>
            </text:list>
            <text:list text:style-name="a1204">
              <text:list-item>
                <text:list text:style-name="a1204">
                  <text:list-item>
                    <text:list text:style-name="a1204">
                      <text:list-item>
                        <text:p text:style-name="a1203" text:class-names="" text:cond-style-name=""><text:span text:style-name="a1200" text:class-names="">第<text:s text:c="1"/></text:span><text:span text:style-name="a1201" text:class-names="">3<text:s text:c="1"/></text:span><text:span text:style-name="a120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list text:style-name="a1209">
                      <text:list-item>
                        <text:list text:style-name="a1209">
                          <text:list-item>
                            <text:p text:style-name="a1208" text:class-names="" text:cond-style-name=""><text:span text:style-name="a1205" text:class-names="">第<text:s text:c="1"/></text:span><text:span text:style-name="a1206" text:class-names="">4<text:s text:c="1"/></text:span><text:span text:style-name="a120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list text:style-name="a1214">
                          <text:list-item>
                            <text:list text:style-name="a1214">
                              <text:list-item>
                                <text:p text:style-name="a1213" text:class-names="" text:cond-style-name=""><text:span text:style-name="a1210" text:class-names="">第<text:s text:c="1"/></text:span><text:span text:style-name="a1211" text:class-names="">5<text:s text:c="1"/></text:span><text:span text:style-name="a1212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8" draw:name="フッター プレースホルダー 5" svg:x="0in" svg:y="9.49826in" svg:width="3.25in" svg:height="0.50174in" presentation:class="footer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3" presentation:style-name="a1222" draw:name="スライド番号プレースホルダー 6" svg:x="4.24826in" svg:y="9.49826in" svg:width="3.25in" svg:height="0.50174in" presentation:class="page-number" presentation:placeholder="false">
          <draw:text-box>
            <text:p text:style-name="a1221" text:class-names="" text:cond-style-name=""><text:span text:style-name="a1219" text:class-names=""><text:page-number style:num-format="1" text:fixed="false">‹#›</text:page-number></text:span><text:span text:style-name="a1220" text:class-names=""/></text:p>
          </draw:text-box>
          <svg:title/>
          <svg:desc/>
        </draw:frame>
      </presentation:notes>
    </style:master-page>
    <style:master-page style:name="Master2-Layout3-secHead-セクション見出し" style:page-layout-name="pageLayout1" draw:style-name="a1224">
      <draw:custom-shape svg:x="0.00347in" svg:y="7in" svg:width="13.32986in" svg:height="0.5in" draw:id="id145" draw:style-name="a1225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46" draw:style-name="a122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7" presentation:style-name="a1230" draw:name="Title 1" svg:x="1.2in" svg:y="0.83in" svg:width="11in" svg:height="3.9in" presentation:class="title" presentation:placeholder="false">
        <draw:text-box>
          <text:p text:style-name="a1229" text:class-names="" text:cond-style-name=""><text:span text:style-name="a1227" text:class-names="">マスター タイトルの書式設定</text:span><text:span text:style-name="a1228" text:class-names=""/></text:p>
        </draw:text-box>
        <svg:title/>
        <svg:desc/>
      </draw:frame>
      <draw:frame draw:id="id148" presentation:style-name="a1234" draw:name="Text Placeholder 2" svg:x="1.2in" svg:y="4.87in" svg:width="11in" svg:height="1.25in" presentation:class="outline" presentation:placeholder="false">
        <draw:text-box>
          <text:list text:style-name="a1233">
            <text:list-item>
              <text:p text:style-name="a1232" text:class-names="" text:cond-style-name=""><text:span text:style-name="a1231" text:class-names="">マスター テキストの書式設定</text:span></text:p>
            </text:list-item>
          </text:list>
        </draw:text-box>
        <svg:title/>
        <svg:desc/>
      </draw:frame>
      <draw:frame draw:id="id149" presentation:style-name="a1239" draw:name="Date Placeholder 3" svg:x="1.2in" svg:y="7.06451in" svg:width="2.70371in" svg:height="0.39931in" presentation:class="date-time" presentation:placeholder="false">
        <draw:text-box>
          <text:p text:style-name="a1238" text:class-names="" text:cond-style-name=""><text:span text:style-name="a1235" text:class-names=""><text:date text:fixed="false" style:data-style-name="a1236">2018/1/15</text:date></text:span><text:span text:style-name="a1237" text:class-names=""/></text:p>
        </draw:text-box>
        <svg:title/>
        <svg:desc/>
      </draw:frame>
      <draw:frame draw:id="id150" presentation:style-name="a1242" draw:name="Footer Placeholder 4" svg:x="4.06286in" svg:y="6.64874in" svg:width="5.27428in" svg:height="0.39931in" presentation:class="footer" presentation:placeholder="false">
        <draw:text-box>
          <text:p text:style-name="a1241" text:class-names="" text:cond-style-name=""><text:span text:style-name="a1240" text:class-names=""/></text:p>
        </draw:text-box>
        <svg:title/>
        <svg:desc/>
      </draw:frame>
      <draw:frame draw:id="id151" presentation:style-name="a1246" draw:name="Slide Number Placeholder 5" svg:x="10.35314in" svg:y="7.06451in" svg:width="1.98072in" svg:height="0.39931in" presentation:class="page-number" presentation:placeholder="false">
        <draw:text-box>
          <text:p text:style-name="a1245" text:class-names="" text:cond-style-name=""><text:span text:style-name="a1243" text:class-names=""><text:page-number style:num-format="1" text:fixed="false">‹#›</text:page-number></text:span><text:span text:style-name="a1244" text:class-names=""/></text:p>
        </draw:text-box>
        <svg:title/>
        <svg:desc/>
      </draw:frame>
      <draw:connector draw:type="line" svg:x1="1.32071in" svg:y1="4.75in" svg:x2="12.12071in" svg:y2="4.75in" draw:id="id152" draw:style-name="a1247" draw:name="Straight Connector 8">
        <svg:title/>
        <svg:desc/>
      </draw:connector>
      <presentation:notes style:page-layout-name="pageLayout2" draw:style-name="a1287">
        <draw:frame draw:id="id8" presentation:style-name="a1250" draw:name="ヘッダー プレースホルダー 1" svg:x="0in" svg:y="0in" svg:width="3.25in" svg:height="0.50174in" presentation:class="header" presentation:placeholder="false">
          <draw:text-box>
            <text:p text:style-name="a1249" text:class-names="" text:cond-style-name=""><text:span text:style-name="a1248" text:class-names=""/></text:p>
          </draw:text-box>
          <svg:title/>
          <svg:desc/>
        </draw:frame>
        <draw:frame draw:id="id9" presentation:style-name="a1255" draw:name="日付プレースホルダー 2" svg:x="4.24826in" svg:y="0in" svg:width="3.25in" svg:height="0.50174in" presentation:class="date-time" presentation:placeholder="false">
          <draw:text-box>
            <text:p text:style-name="a1254" text:class-names="" text:cond-style-name=""><text:span text:style-name="a1251" text:class-names=""><text:date text:fixed="false" style:data-style-name="a1252">2018/1/15</text:date></text:span><text:span text:style-name="a125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256" draw:name="スライド イメージ プレースホルダー 3">
          <svg:title/>
          <svg:desc/>
        </draw:page-thumbnail>
        <draw:frame draw:id="id11" presentation:style-name="a1279" draw:name="ノート プレースホルダー 4" svg:x="0.75in" svg:y="4.8125in" svg:width="6in" svg:height="3.9375in" presentation:class="notes" presentation:placeholder="false">
          <draw:text-box>
            <text:p text:style-name="a1258" text:class-names="" text:cond-style-name=""><text:span text:style-name="a1257" text:class-names="">マスター テキストの書式設定</text:span></text:p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59" text:class-names="">第<text:s text:c="1"/></text:span><text:span text:style-name="a1260" text:class-names="">2<text:s text:c="1"/></text:span><text:span text:style-name="a1261" text:class-names="">レベル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4" text:class-names="">第<text:s text:c="1"/></text:span><text:span text:style-name="a1265" text:class-names="">3<text:s text:c="1"/></text:span><text:span text:style-name="a1266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list text:style-name="a1273">
                      <text:list-item>
                        <text:list text:style-name="a1273">
                          <text:list-item>
                            <text:p text:style-name="a1272" text:class-names="" text:cond-style-name=""><text:span text:style-name="a1269" text:class-names="">第<text:s text:c="1"/></text:span><text:span text:style-name="a1270" text:class-names="">4<text:s text:c="1"/></text:span><text:span text:style-name="a1271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list text:style-name="a1278">
                      <text:list-item>
                        <text:list text:style-name="a1278">
                          <text:list-item>
                            <text:list text:style-name="a1278">
                              <text:list-item>
                                <text:p text:style-name="a1277" text:class-names="" text:cond-style-name=""><text:span text:style-name="a1274" text:class-names="">第<text:s text:c="1"/></text:span><text:span text:style-name="a1275" text:class-names="">5<text:s text:c="1"/></text:span><text:span text:style-name="a1276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82" draw:name="フッター プレースホルダー 5" svg:x="0in" svg:y="9.49826in" svg:width="3.25in" svg:height="0.50174in" presentation:class="footer" presentation:placeholder="false">
          <draw:text-box>
            <text:p text:style-name="a1281" text:class-names="" text:cond-style-name=""><text:span text:style-name="a1280" text:class-names=""/></text:p>
          </draw:text-box>
          <svg:title/>
          <svg:desc/>
        </draw:frame>
        <draw:frame draw:id="id13" presentation:style-name="a1286" draw:name="スライド番号プレースホルダー 6" svg:x="4.24826in" svg:y="9.49826in" svg:width="3.25in" svg:height="0.50174in" presentation:class="page-number" presentation:placeholder="false">
          <draw:text-box>
            <text:p text:style-name="a1285" text:class-names="" text:cond-style-name=""><text:span text:style-name="a1283" text:class-names=""><text:page-number style:num-format="1" text:fixed="false">‹#›</text:page-number></text:span><text:span text:style-name="a1284" text:class-names=""/></text:p>
          </draw:text-box>
          <svg:title/>
          <svg:desc/>
        </draw:frame>
      </presentation:notes>
    </style:master-page>
    <style:master-page style:name="Master2-Layout4-titleOnly-タイトルのみ" style:page-layout-name="pageLayout1" draw:style-name="a1288">
      <draw:custom-shape svg:x="0in" svg:y="6.96898in" svg:width="13.33333in" svg:height="0.56205in" draw:id="id153" draw:layer="Master2-bg" draw:style-name="a1291" draw:name="正方形/長方形 5">
        <svg:title/>
        <svg:desc/>
        <text:p text:style-name="a1290" text:class-names="" text:cond-style-name=""><text:span text:style-name="a1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54" draw:layer="Master2-bg" draw:style-name="a129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55" draw:layer="Master2-bg" draw:style-name="a1293" draw:name="Straight Connector 9">
        <svg:title/>
        <svg:desc/>
      </draw:connector>
      <draw:frame draw:id="id156" draw:layer="Master2-bg" draw:style-name="a1294" draw:name="図 8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57" draw:layer="Master2-bg" draw:style-name="a1295" draw:name="図 9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58" presentation:style-name="a1299" draw:name="Title 1" svg:x="1.2in" svg:y="0.15294in" svg:width="11in" svg:height="0.92941in" presentation:class="title" presentation:placeholder="false">
        <draw:text-box>
          <text:p text:style-name="a1298" text:class-names="" text:cond-style-name=""><text:span text:style-name="a1296" text:class-names="">マスター タイトルの書式設定</text:span><text:span text:style-name="a1297" text:class-names=""/></text:p>
        </draw:text-box>
        <svg:title/>
        <svg:desc/>
      </draw:frame>
      <draw:frame draw:id="id159" presentation:style-name="a1304" draw:name="Date Placeholder 2" svg:x="1.2in" svg:y="7.06451in" svg:width="2.70371in" svg:height="0.39931in" presentation:class="date-time" presentation:placeholder="false">
        <draw:text-box>
          <text:p text:style-name="a1303" text:class-names="" text:cond-style-name=""><text:span text:style-name="a1300" text:class-names=""><text:date text:fixed="false" style:data-style-name="a1301">2018/1/15</text:date></text:span><text:span text:style-name="a1302" text:class-names=""/></text:p>
        </draw:text-box>
        <svg:title/>
        <svg:desc/>
      </draw:frame>
      <draw:frame draw:id="id160" presentation:style-name="a1307" draw:name="Footer Placeholder 3" svg:x="4.06286in" svg:y="6.64874in" svg:width="5.27428in" svg:height="0.39931in" presentation:class="footer" presentation:placeholder="false">
        <draw:text-box>
          <text:p text:style-name="a1306" text:class-names="" text:cond-style-name=""><text:span text:style-name="a1305" text:class-names=""/></text:p>
        </draw:text-box>
        <svg:title/>
        <svg:desc/>
      </draw:frame>
      <draw:frame draw:id="id161" presentation:style-name="a1311" draw:name="Slide Number Placeholder 4" svg:x="10.35314in" svg:y="7.06451in" svg:width="1.98072in" svg:height="0.39931in" presentation:class="page-number" presentation:placeholder="false">
        <draw:text-box>
          <text:p text:style-name="a1310" text:class-names="" text:cond-style-name=""><text:span text:style-name="a1308" text:class-names=""><text:page-number style:num-format="1" text:fixed="false">‹#›</text:page-number></text:span><text:span text:style-name="a1309" text:class-names=""/></text:p>
        </draw:text-box>
        <svg:title/>
        <svg:desc/>
      </draw:frame>
      <presentation:notes style:page-layout-name="pageLayout2" draw:style-name="a1351">
        <draw:frame draw:id="id8" presentation:style-name="a1314" draw:name="ヘッダー プレースホルダー 1" svg:x="0in" svg:y="0in" svg:width="3.25in" svg:height="0.50174in" presentation:class="header" presentation:placeholder="false">
          <draw:text-box>
            <text:p text:style-name="a1313" text:class-names="" text:cond-style-name=""><text:span text:style-name="a1312" text:class-names=""/></text:p>
          </draw:text-box>
          <svg:title/>
          <svg:desc/>
        </draw:frame>
        <draw:frame draw:id="id9" presentation:style-name="a1319" draw:name="日付プレースホルダー 2" svg:x="4.24826in" svg:y="0in" svg:width="3.25in" svg:height="0.50174in" presentation:class="date-time" presentation:placeholder="false">
          <draw:text-box>
            <text:p text:style-name="a1318" text:class-names="" text:cond-style-name=""><text:span text:style-name="a1315" text:class-names=""><text:date text:fixed="false" style:data-style-name="a1316">2018/1/15</text:date></text:span><text:span text:style-name="a131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320" draw:name="スライド イメージ プレースホルダー 3">
          <svg:title/>
          <svg:desc/>
        </draw:page-thumbnail>
        <draw:frame draw:id="id11" presentation:style-name="a1343" draw:name="ノート プレースホルダー 4" svg:x="0.75in" svg:y="4.8125in" svg:width="6in" svg:height="3.9375in" presentation:class="notes" presentation:placeholder="false">
          <draw:text-box>
            <text:p text:style-name="a1322" text:class-names="" text:cond-style-name=""><text:span text:style-name="a1321" text:class-names="">マスター テキストの書式設定</text:span></text:p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3" text:class-names="">第<text:s text:c="1"/></text:span><text:span text:style-name="a1324" text:class-names="">2<text:s text:c="1"/></text:span><text:span text:style-name="a1325" text:class-names="">レベル</text:span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list text:style-name="a1332">
                      <text:list-item>
                        <text:p text:style-name="a1331" text:class-names="" text:cond-style-name=""><text:span text:style-name="a1328" text:class-names="">第<text:s text:c="1"/></text:span><text:span text:style-name="a1329" text:class-names="">3<text:s text:c="1"/></text:span><text:span text:style-name="a1330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list text:style-name="a1337">
                          <text:list-item>
                            <text:p text:style-name="a1336" text:class-names="" text:cond-style-name=""><text:span text:style-name="a1333" text:class-names="">第<text:s text:c="1"/></text:span><text:span text:style-name="a1334" text:class-names="">4<text:s text:c="1"/></text:span><text:span text:style-name="a1335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list text:style-name="a1342">
                      <text:list-item>
                        <text:list text:style-name="a1342">
                          <text:list-item>
                            <text:list text:style-name="a1342">
                              <text:list-item>
                                <text:p text:style-name="a1341" text:class-names="" text:cond-style-name=""><text:span text:style-name="a1338" text:class-names="">第<text:s text:c="1"/></text:span><text:span text:style-name="a1339" text:class-names="">5<text:s text:c="1"/></text:span><text:span text:style-name="a1340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46" draw:name="フッター プレースホルダー 5" svg:x="0in" svg:y="9.49826in" svg:width="3.25in" svg:height="0.50174in" presentation:class="footer" presentation:placeholder="false">
          <draw:text-box>
            <text:p text:style-name="a1345" text:class-names="" text:cond-style-name=""><text:span text:style-name="a1344" text:class-names=""/></text:p>
          </draw:text-box>
          <svg:title/>
          <svg:desc/>
        </draw:frame>
        <draw:frame draw:id="id13" presentation:style-name="a1350" draw:name="スライド番号プレースホルダー 6" svg:x="4.24826in" svg:y="9.49826in" svg:width="3.25in" svg:height="0.50174in" presentation:class="page-number" presentation:placeholder="false">
          <draw:text-box>
            <text:p text:style-name="a1349" text:class-names="" text:cond-style-name=""><text:span text:style-name="a1347" text:class-names=""><text:page-number style:num-format="1" text:fixed="false">‹#›</text:page-number></text:span><text:span text:style-name="a1348" text:class-names=""/></text:p>
          </draw:text-box>
          <svg:title/>
          <svg:desc/>
        </draw:frame>
      </presentation:notes>
    </style:master-page>
    <style:master-page style:name="Master2-Layout5-cust-謝辞" style:page-layout-name="pageLayout1" draw:style-name="a1352">
      <draw:custom-shape svg:x="0.00347in" svg:y="7in" svg:width="13.32986in" svg:height="0.5in" draw:id="id162" draw:style-name="a135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63" draw:style-name="a135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4" presentation:style-name="a1358" draw:name="Title 1" svg:x="1.2in" svg:y="1.18295in" svg:width="11in" svg:height="2.57706in" presentation:class="title" presentation:placeholder="false">
        <draw:text-box>
          <text:p text:style-name="a1357" text:class-names="" text:cond-style-name=""><text:span text:style-name="a1355" text:class-names="">マスター タイトルの書式設定</text:span><text:span text:style-name="a1356" text:class-names=""/></text:p>
        </draw:text-box>
        <svg:title/>
        <svg:desc/>
      </draw:frame>
      <draw:frame draw:id="id165" presentation:style-name="a1363" draw:name="Date Placeholder 3" svg:x="1.2in" svg:y="7.06451in" svg:width="2.70371in" svg:height="0.39931in" presentation:class="date-time" presentation:placeholder="false">
        <draw:text-box>
          <text:p text:style-name="a1362" text:class-names="" text:cond-style-name=""><text:span text:style-name="a1359" text:class-names=""><text:date text:fixed="false" style:data-style-name="a1360">2018/1/15</text:date></text:span><text:span text:style-name="a1361" text:class-names=""/></text:p>
        </draw:text-box>
        <svg:title/>
        <svg:desc/>
      </draw:frame>
      <draw:frame draw:id="id166" presentation:style-name="a1367" draw:name="Slide Number Placeholder 5" svg:x="10.35314in" svg:y="7.06451in" svg:width="1.98072in" svg:height="0.39931in" presentation:class="page-number" presentation:placeholder="false">
        <draw:text-box>
          <text:p text:style-name="a1366" text:class-names="" text:cond-style-name=""><text:span text:style-name="a1364" text:class-names=""><text:page-number style:num-format="1" text:fixed="false">‹#›</text:page-number></text:span><text:span text:style-name="a1365" text:class-names=""/></text:p>
        </draw:text-box>
        <svg:title/>
        <svg:desc/>
      </draw:frame>
      <draw:connector draw:type="line" svg:x1="1.32071in" svg:y1="3.77353in" svg:x2="12.12071in" svg:y2="3.77353in" draw:id="id167" draw:style-name="a1368" draw:name="Straight Connector 8">
        <svg:title/>
        <svg:desc/>
      </draw:connector>
      <draw:frame draw:id="id168" draw:style-name="a1369" draw:name="Picture 2" svg:x="5.54404in" svg:y="3.76in" svg:width="2.6089in" svg:height="3.11511in" style:rel-width="scale" style:rel-height="scale">
        <draw:image xlink:href="media/image6.png" xlink:type="simple" xlink:show="embed" xlink:actuate="onLoad"/>
        <svg:title/>
        <svg:desc>お辞儀をしている猫のイラスト</svg:desc>
      </draw:frame>
      <presentation:notes style:page-layout-name="pageLayout2" draw:style-name="a1409">
        <draw:frame draw:id="id8" presentation:style-name="a1372" draw:name="ヘッダー プレースホルダー 1" svg:x="0in" svg:y="0in" svg:width="3.25in" svg:height="0.50174in" presentation:class="header" presentation:placeholder="false">
          <draw:text-box>
            <text:p text:style-name="a1371" text:class-names="" text:cond-style-name=""><text:span text:style-name="a1370" text:class-names=""/></text:p>
          </draw:text-box>
          <svg:title/>
          <svg:desc/>
        </draw:frame>
        <draw:frame draw:id="id9" presentation:style-name="a1377" draw:name="日付プレースホルダー 2" svg:x="4.24826in" svg:y="0in" svg:width="3.25in" svg:height="0.50174in" presentation:class="date-time" presentation:placeholder="false">
          <draw:text-box>
            <text:p text:style-name="a1376" text:class-names="" text:cond-style-name=""><text:span text:style-name="a1373" text:class-names=""><text:date text:fixed="false" style:data-style-name="a1374">2018/1/15</text:date></text:span><text:span text:style-name="a137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378" draw:name="スライド イメージ プレースホルダー 3">
          <svg:title/>
          <svg:desc/>
        </draw:page-thumbnail>
        <draw:frame draw:id="id11" presentation:style-name="a1401" draw:name="ノート プレースホルダー 4" svg:x="0.75in" svg:y="4.8125in" svg:width="6in" svg:height="3.9375in" presentation:class="notes" presentation:placeholder="false">
          <draw:text-box>
            <text:p text:style-name="a1380" text:class-names="" text:cond-style-name=""><text:span text:style-name="a1379" text:class-names="">マスター テキストの書式設定</text:span></text:p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1" text:class-names="">第<text:s text:c="1"/></text:span><text:span text:style-name="a1382" text:class-names="">2<text:s text:c="1"/></text:span><text:span text:style-name="a1383" text:class-names="">レベル</text:span></text:p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list text:style-name="a1390">
                      <text:list-item>
                        <text:p text:style-name="a1389" text:class-names="" text:cond-style-name=""><text:span text:style-name="a1386" text:class-names="">第<text:s text:c="1"/></text:span><text:span text:style-name="a1387" text:class-names="">3<text:s text:c="1"/></text:span><text:span text:style-name="a1388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list text:style-name="a1395">
                      <text:list-item>
                        <text:list text:style-name="a1395">
                          <text:list-item>
                            <text:p text:style-name="a1394" text:class-names="" text:cond-style-name=""><text:span text:style-name="a1391" text:class-names="">第<text:s text:c="1"/></text:span><text:span text:style-name="a1392" text:class-names="">4<text:s text:c="1"/></text:span><text:span text:style-name="a1393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list text:style-name="a1400">
                      <text:list-item>
                        <text:list text:style-name="a1400">
                          <text:list-item>
                            <text:list text:style-name="a1400">
                              <text:list-item>
                                <text:p text:style-name="a1399" text:class-names="" text:cond-style-name=""><text:span text:style-name="a1396" text:class-names="">第<text:s text:c="1"/></text:span><text:span text:style-name="a1397" text:class-names="">5<text:s text:c="1"/></text:span><text:span text:style-name="a1398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404" draw:name="フッター プレースホルダー 5" svg:x="0in" svg:y="9.49826in" svg:width="3.25in" svg:height="0.50174in" presentation:class="footer" presentation:placeholder="false">
          <draw:text-box>
            <text:p text:style-name="a1403" text:class-names="" text:cond-style-name=""><text:span text:style-name="a1402" text:class-names=""/></text:p>
          </draw:text-box>
          <svg:title/>
          <svg:desc/>
        </draw:frame>
        <draw:frame draw:id="id13" presentation:style-name="a1408" draw:name="スライド番号プレースホルダー 6" svg:x="4.24826in" svg:y="9.49826in" svg:width="3.25in" svg:height="0.50174in" presentation:class="page-number" presentation:placeholder="false">
          <draw:text-box>
            <text:p text:style-name="a1407" text:class-names="" text:cond-style-name=""><text:span text:style-name="a1405" text:class-names=""><text:page-number style:num-format="1" text:fixed="false">‹#›</text:page-number></text:span><text:span text:style-name="a1406" text:class-names=""/></text:p>
          </draw:text-box>
          <svg:title/>
          <svg:desc/>
        </draw:frame>
      </presentation:notes>
    </style:master-page>
    <style:master-page style:name="Master2-Layout6-twoObj-2-つのコンテンツ" style:page-layout-name="pageLayout1" draw:style-name="a1410">
      <draw:custom-shape svg:x="0in" svg:y="6.96898in" svg:width="13.33333in" svg:height="0.56205in" draw:id="id169" draw:layer="Master2-bg" draw:style-name="a1413" draw:name="正方形/長方形 8">
        <svg:title/>
        <svg:desc/>
        <text:p text:style-name="a1412" text:class-names="" text:cond-style-name=""><text:span text:style-name="a14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0" draw:layer="Master2-bg" draw:style-name="a141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71" draw:layer="Master2-bg" draw:style-name="a1415" draw:name="Straight Connector 9">
        <svg:title/>
        <svg:desc/>
      </draw:connector>
      <draw:frame draw:id="id172" draw:layer="Master2-bg" draw:style-name="a1416" draw:name="図 11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73" draw:layer="Master2-bg" draw:style-name="a1417" draw:name="図 12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74" presentation:style-name="a1421" draw:name="Title 7" svg:x="1.2in" svg:y="0.31343in" svg:width="11in" svg:height="1.58657in" presentation:class="title" presentation:placeholder="false">
        <draw:text-box>
          <text:p text:style-name="a1420" text:class-names="" text:cond-style-name=""><text:span text:style-name="a1418" text:class-names="">マスター タイトルの書式設定</text:span><text:span text:style-name="a1419" text:class-names=""/></text:p>
        </draw:text-box>
        <svg:title/>
        <svg:desc/>
      </draw:frame>
      <draw:frame draw:id="id175" presentation:style-name="a1446" draw:name="Content Placeholder 2" svg:x="1.2in" svg:y="2.01852in" svg:width="5.4in" svg:height="4.4in" presentation:class="object" presentation:placeholder="false">
        <draw:text-box>
          <text:list text:style-name="a1424">
            <text:list-item>
              <text:p text:style-name="a1423" text:class-names="" text:cond-style-name=""><text:span text:style-name="a1422" text:class-names="">マスター テキストの書式設定</text:span></text:p>
            </text:list-item>
          </text:list>
          <text:list text:style-name="a1429">
            <text:list-item>
              <text:list text:style-name="a1429">
                <text:list-item>
                  <text:p text:style-name="a1428" text:class-names="" text:cond-style-name=""><text:span text:style-name="a1425" text:class-names="">第<text:s text:c="1"/></text:span><text:span text:style-name="a1426" text:class-names="">2<text:s text:c="1"/></text:span><text:span text:style-name="a1427" text:class-names="">レベル</text:span></text:p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p text:style-name="a1433" text:class-names="" text:cond-style-name=""><text:span text:style-name="a1430" text:class-names="">第<text:s text:c="1"/></text:span><text:span text:style-name="a1431" text:class-names="">3<text:s text:c="1"/></text:span><text:span text:style-name="a1432" text:class-names="">レベル</text:span></text:p>
                    </text:list-item>
                  </text:list>
                </text:list-item>
              </text:list>
            </text:list-item>
          </text:list>
          <text:list text:style-name="a1439">
            <text:list-item>
              <text:list text:style-name="a1439">
                <text:list-item>
                  <text:list text:style-name="a1439">
                    <text:list-item>
                      <text:list text:style-name="a1439">
                        <text:list-item>
                          <text:p text:style-name="a1438" text:class-names="" text:cond-style-name=""><text:span text:style-name="a1435" text:class-names="">第<text:s text:c="1"/></text:span><text:span text:style-name="a1436" text:class-names="">4<text:s text:c="1"/></text:span><text:span text:style-name="a143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5">
            <text:list-item>
              <text:list text:style-name="a1445">
                <text:list-item>
                  <text:list text:style-name="a1445">
                    <text:list-item>
                      <text:list text:style-name="a1445">
                        <text:list-item>
                          <text:list text:style-name="a1445">
                            <text:list-item>
                              <text:p text:style-name="a1444" text:class-names="" text:cond-style-name=""><text:span text:style-name="a1440" text:class-names="">第<text:s text:c="1"/></text:span><text:span text:style-name="a1441" text:class-names="">5<text:s text:c="1"/></text:span><text:span text:style-name="a1442" text:class-names="">レベル</text:span><text:span text:style-name="a14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6" presentation:style-name="a1471" draw:name="Content Placeholder 3" svg:x="6.8in" svg:y="2.01852in" svg:width="5.4in" svg:height="4.4in" presentation:class="object" presentation:placeholder="false">
        <draw:text-box>
          <text:list text:style-name="a1449">
            <text:list-item>
              <text:p text:style-name="a1448" text:class-names="" text:cond-style-name=""><text:span text:style-name="a1447" text:class-names="">マスター テキストの書式設定</text:span></text:p>
            </text:list-item>
          </text:list>
          <text:list text:style-name="a1454">
            <text:list-item>
              <text:list text:style-name="a1454">
                <text:list-item>
                  <text:p text:style-name="a1453" text:class-names="" text:cond-style-name=""><text:span text:style-name="a1450" text:class-names="">第<text:s text:c="1"/></text:span><text:span text:style-name="a1451" text:class-names="">2<text:s text:c="1"/></text:span><text:span text:style-name="a1452" text:class-names="">レベル</text:span></text:p>
                </text:list-item>
              </text:list>
            </text:list-item>
          </text:list>
          <text:list text:style-name="a1459">
            <text:list-item>
              <text:list text:style-name="a1459">
                <text:list-item>
                  <text:list text:style-name="a1459">
                    <text:list-item>
                      <text:p text:style-name="a1458" text:class-names="" text:cond-style-name=""><text:span text:style-name="a1455" text:class-names="">第<text:s text:c="1"/></text:span><text:span text:style-name="a1456" text:class-names="">3<text:s text:c="1"/></text:span><text:span text:style-name="a1457" text:class-names="">レベル</text:span></text:p>
                    </text:list-item>
                  </text:list>
                </text:list-item>
              </text:list>
            </text:list-item>
          </text:list>
          <text:list text:style-name="a1464">
            <text:list-item>
              <text:list text:style-name="a1464">
                <text:list-item>
                  <text:list text:style-name="a1464">
                    <text:list-item>
                      <text:list text:style-name="a1464">
                        <text:list-item>
                          <text:p text:style-name="a1463" text:class-names="" text:cond-style-name=""><text:span text:style-name="a1460" text:class-names="">第<text:s text:c="1"/></text:span><text:span text:style-name="a1461" text:class-names="">4<text:s text:c="1"/></text:span><text:span text:style-name="a146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0">
            <text:list-item>
              <text:list text:style-name="a1470">
                <text:list-item>
                  <text:list text:style-name="a1470">
                    <text:list-item>
                      <text:list text:style-name="a1470">
                        <text:list-item>
                          <text:list text:style-name="a1470">
                            <text:list-item>
                              <text:p text:style-name="a1469" text:class-names="" text:cond-style-name=""><text:span text:style-name="a1465" text:class-names="">第<text:s text:c="1"/></text:span><text:span text:style-name="a1466" text:class-names="">5<text:s text:c="1"/></text:span><text:span text:style-name="a1467" text:class-names="">レベル</text:span><text:span text:style-name="a14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7" presentation:style-name="a1476" draw:name="Date Placeholder 4" svg:x="1.2in" svg:y="7.06451in" svg:width="2.70371in" svg:height="0.39931in" presentation:class="date-time" presentation:placeholder="false">
        <draw:text-box>
          <text:p text:style-name="a1475" text:class-names="" text:cond-style-name=""><text:span text:style-name="a1472" text:class-names=""><text:date text:fixed="false" style:data-style-name="a1473">2018/1/15</text:date></text:span><text:span text:style-name="a1474" text:class-names=""/></text:p>
        </draw:text-box>
        <svg:title/>
        <svg:desc/>
      </draw:frame>
      <draw:frame draw:id="id178" presentation:style-name="a1479" draw:name="Footer Placeholder 5" svg:x="4.06286in" svg:y="6.64874in" svg:width="5.27428in" svg:height="0.39931in" presentation:class="footer" presentation:placeholder="false">
        <draw:text-box>
          <text:p text:style-name="a1478" text:class-names="" text:cond-style-name=""><text:span text:style-name="a1477" text:class-names=""/></text:p>
        </draw:text-box>
        <svg:title/>
        <svg:desc/>
      </draw:frame>
      <draw:frame draw:id="id179" presentation:style-name="a1483" draw:name="Slide Number Placeholder 6" svg:x="10.35314in" svg:y="7.06451in" svg:width="1.98072in" svg:height="0.39931in" presentation:class="page-number" presentation:placeholder="false">
        <draw:text-box>
          <text:p text:style-name="a1482" text:class-names="" text:cond-style-name=""><text:span text:style-name="a1480" text:class-names=""><text:page-number style:num-format="1" text:fixed="false">‹#›</text:page-number></text:span><text:span text:style-name="a1481" text:class-names=""/></text:p>
        </draw:text-box>
        <svg:title/>
        <svg:desc/>
      </draw:frame>
      <presentation:notes style:page-layout-name="pageLayout2" draw:style-name="a1523">
        <draw:frame draw:id="id8" presentation:style-name="a1486" draw:name="ヘッダー プレースホルダー 1" svg:x="0in" svg:y="0in" svg:width="3.25in" svg:height="0.50174in" presentation:class="header" presentation:placeholder="false">
          <draw:text-box>
            <text:p text:style-name="a1485" text:class-names="" text:cond-style-name=""><text:span text:style-name="a1484" text:class-names=""/></text:p>
          </draw:text-box>
          <svg:title/>
          <svg:desc/>
        </draw:frame>
        <draw:frame draw:id="id9" presentation:style-name="a1491" draw:name="日付プレースホルダー 2" svg:x="4.24826in" svg:y="0in" svg:width="3.25in" svg:height="0.50174in" presentation:class="date-time" presentation:placeholder="false">
          <draw:text-box>
            <text:p text:style-name="a1490" text:class-names="" text:cond-style-name=""><text:span text:style-name="a1487" text:class-names=""><text:date text:fixed="false" style:data-style-name="a1488">2018/1/15</text:date></text:span><text:span text:style-name="a148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492" draw:name="スライド イメージ プレースホルダー 3">
          <svg:title/>
          <svg:desc/>
        </draw:page-thumbnail>
        <draw:frame draw:id="id11" presentation:style-name="a1515" draw:name="ノート プレースホルダー 4" svg:x="0.75in" svg:y="4.8125in" svg:width="6in" svg:height="3.9375in" presentation:class="notes" presentation:placeholder="false">
          <draw:text-box>
            <text:p text:style-name="a1494" text:class-names="" text:cond-style-name=""><text:span text:style-name="a1493" text:class-names="">マスター テキストの書式設定</text:span></text:p>
            <text:list text:style-name="a1499">
              <text:list-item>
                <text:list text:style-name="a1499">
                  <text:list-item>
                    <text:p text:style-name="a1498" text:class-names="" text:cond-style-name=""><text:span text:style-name="a1495" text:class-names="">第<text:s text:c="1"/></text:span><text:span text:style-name="a1496" text:class-names="">2<text:s text:c="1"/></text:span><text:span text:style-name="a1497" text:class-names="">レベル</text:span></text:p>
                  </text:list-item>
                </text:list>
              </text:list-item>
            </text:list>
            <text:list text:style-name="a1504">
              <text:list-item>
                <text:list text:style-name="a1504">
                  <text:list-item>
                    <text:list text:style-name="a1504">
                      <text:list-item>
                        <text:p text:style-name="a1503" text:class-names="" text:cond-style-name=""><text:span text:style-name="a1500" text:class-names="">第<text:s text:c="1"/></text:span><text:span text:style-name="a1501" text:class-names="">3<text:s text:c="1"/></text:span><text:span text:style-name="a1502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509">
              <text:list-item>
                <text:list text:style-name="a1509">
                  <text:list-item>
                    <text:list text:style-name="a1509">
                      <text:list-item>
                        <text:list text:style-name="a1509">
                          <text:list-item>
                            <text:p text:style-name="a1508" text:class-names="" text:cond-style-name=""><text:span text:style-name="a1505" text:class-names="">第<text:s text:c="1"/></text:span><text:span text:style-name="a1506" text:class-names="">4<text:s text:c="1"/></text:span><text:span text:style-name="a1507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list text:style-name="a1514">
                      <text:list-item>
                        <text:list text:style-name="a1514">
                          <text:list-item>
                            <text:list text:style-name="a1514">
                              <text:list-item>
                                <text:p text:style-name="a1513" text:class-names="" text:cond-style-name=""><text:span text:style-name="a1510" text:class-names="">第<text:s text:c="1"/></text:span><text:span text:style-name="a1511" text:class-names="">5<text:s text:c="1"/></text:span><text:span text:style-name="a1512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518" draw:name="フッター プレースホルダー 5" svg:x="0in" svg:y="9.49826in" svg:width="3.25in" svg:height="0.50174in" presentation:class="footer" presentation:placeholder="false">
          <draw:text-box>
            <text:p text:style-name="a1517" text:class-names="" text:cond-style-name=""><text:span text:style-name="a1516" text:class-names=""/></text:p>
          </draw:text-box>
          <svg:title/>
          <svg:desc/>
        </draw:frame>
        <draw:frame draw:id="id13" presentation:style-name="a1522" draw:name="スライド番号プレースホルダー 6" svg:x="4.24826in" svg:y="9.49826in" svg:width="3.25in" svg:height="0.50174in" presentation:class="page-number" presentation:placeholder="false">
          <draw:text-box>
            <text:p text:style-name="a1521" text:class-names="" text:cond-style-name=""><text:span text:style-name="a1519" text:class-names=""><text:page-number style:num-format="1" text:fixed="false">‹#›</text:page-number></text:span><text:span text:style-name="a1520" text:class-names=""/></text:p>
          </draw:text-box>
          <svg:title/>
          <svg:desc/>
        </draw:frame>
      </presentation:notes>
    </style:master-page>
    <style:master-page style:name="Master2-Layout7-twoTxTwoObj-比較" style:page-layout-name="pageLayout1" draw:style-name="a1524">
      <draw:custom-shape svg:x="0in" svg:y="6.96898in" svg:width="13.33333in" svg:height="0.56205in" draw:id="id180" draw:layer="Master2-bg" draw:style-name="a1527" draw:name="正方形/長方形 10">
        <svg:title/>
        <svg:desc/>
        <text:p text:style-name="a1526" text:class-names="" text:cond-style-name=""><text:span text:style-name="a15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81" draw:layer="Master2-bg" draw:style-name="a152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182" draw:layer="Master2-bg" draw:style-name="a1529" draw:name="Straight Connector 9">
        <svg:title/>
        <svg:desc/>
      </draw:connector>
      <draw:frame draw:id="id183" draw:layer="Master2-bg" draw:style-name="a1530" draw:name="図 13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184" draw:layer="Master2-bg" draw:style-name="a1531" draw:name="図 14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185" presentation:style-name="a1535" draw:name="Title 9" svg:x="1.2in" svg:y="0.31343in" svg:width="11in" svg:height="1.58657in" presentation:class="title" presentation:placeholder="false">
        <draw:text-box>
          <text:p text:style-name="a1534" text:class-names="" text:cond-style-name=""><text:span text:style-name="a1532" text:class-names="">マスター タイトルの書式設定</text:span><text:span text:style-name="a1533" text:class-names=""/></text:p>
        </draw:text-box>
        <svg:title/>
        <svg:desc/>
      </draw:frame>
      <draw:frame draw:id="id186" presentation:style-name="a1539" draw:name="Text Placeholder 2" svg:x="1.2in" svg:y="2.01887in" svg:width="5.4in" svg:height="0.80521in" presentation:class="outline" presentation:placeholder="false">
        <draw:text-box>
          <text:list text:style-name="a1538">
            <text:list-item>
              <text:p text:style-name="a1537" text:class-names="" text:cond-style-name=""><text:span text:style-name="a1536" text:class-names="">マスター テキストの書式設定</text:span></text:p>
            </text:list-item>
          </text:list>
        </draw:text-box>
        <svg:title/>
        <svg:desc/>
      </draw:frame>
      <draw:frame draw:id="id187" presentation:style-name="a1564" draw:name="Content Placeholder 3" svg:x="1.2in" svg:y="2.82407in" svg:width="5.4in" svg:height="3.69444in" presentation:class="object" presentation:placeholder="false">
        <draw:text-box>
          <text:list text:style-name="a1542">
            <text:list-item>
              <text:p text:style-name="a1541" text:class-names="" text:cond-style-name=""><text:span text:style-name="a1540" text:class-names="">マスター テキストの書式設定</text:span></text:p>
            </text:list-item>
          </text:list>
          <text:list text:style-name="a1547">
            <text:list-item>
              <text:list text:style-name="a1547">
                <text:list-item>
                  <text:p text:style-name="a1546" text:class-names="" text:cond-style-name=""><text:span text:style-name="a1543" text:class-names="">第<text:s text:c="1"/></text:span><text:span text:style-name="a1544" text:class-names="">2<text:s text:c="1"/></text:span><text:span text:style-name="a1545" text:class-names="">レベル</text:span></text:p>
                </text:list-item>
              </text:list>
            </text:list-item>
          </text:list>
          <text:list text:style-name="a1552">
            <text:list-item>
              <text:list text:style-name="a1552">
                <text:list-item>
                  <text:list text:style-name="a1552">
                    <text:list-item>
                      <text:p text:style-name="a1551" text:class-names="" text:cond-style-name=""><text:span text:style-name="a1548" text:class-names="">第<text:s text:c="1"/></text:span><text:span text:style-name="a1549" text:class-names="">3<text:s text:c="1"/></text:span><text:span text:style-name="a1550" text:class-names="">レベル</text:span></text:p>
                    </text:list-item>
                  </text:list>
                </text:list-item>
              </text:list>
            </text:list-item>
          </text:list>
          <text:list text:style-name="a1557">
            <text:list-item>
              <text:list text:style-name="a1557">
                <text:list-item>
                  <text:list text:style-name="a1557">
                    <text:list-item>
                      <text:list text:style-name="a1557">
                        <text:list-item>
                          <text:p text:style-name="a1556" text:class-names="" text:cond-style-name=""><text:span text:style-name="a1553" text:class-names="">第<text:s text:c="1"/></text:span><text:span text:style-name="a1554" text:class-names="">4<text:s text:c="1"/></text:span><text:span text:style-name="a1555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3">
            <text:list-item>
              <text:list text:style-name="a1563">
                <text:list-item>
                  <text:list text:style-name="a1563">
                    <text:list-item>
                      <text:list text:style-name="a1563">
                        <text:list-item>
                          <text:list text:style-name="a1563">
                            <text:list-item>
                              <text:p text:style-name="a1562" text:class-names="" text:cond-style-name=""><text:span text:style-name="a1558" text:class-names="">第<text:s text:c="1"/></text:span><text:span text:style-name="a1559" text:class-names="">5<text:s text:c="1"/></text:span><text:span text:style-name="a1560" text:class-names="">レベル</text:span><text:span text:style-name="a15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8" presentation:style-name="a1568" draw:name="Text Placeholder 4" svg:x="6.8in" svg:y="2.01887in" svg:width="5.4in" svg:height="0.80521in" presentation:class="outline" presentation:placeholder="false">
        <draw:text-box>
          <text:list text:style-name="a1567">
            <text:list-item>
              <text:p text:style-name="a1566" text:class-names="" text:cond-style-name=""><text:span text:style-name="a1565" text:class-names="">マスター テキストの書式設定</text:span></text:p>
            </text:list-item>
          </text:list>
        </draw:text-box>
        <svg:title/>
        <svg:desc/>
      </draw:frame>
      <draw:frame draw:id="id189" presentation:style-name="a1593" draw:name="Content Placeholder 5" svg:x="6.8in" svg:y="2.82407in" svg:width="5.4in" svg:height="3.69444in" presentation:class="object" presentation:placeholder="false">
        <draw:text-box>
          <text:list text:style-name="a1571">
            <text:list-item>
              <text:p text:style-name="a1570" text:class-names="" text:cond-style-name=""><text:span text:style-name="a1569" text:class-names="">マスター テキストの書式設定</text:span></text:p>
            </text:list-item>
          </text:list>
          <text:list text:style-name="a1576">
            <text:list-item>
              <text:list text:style-name="a1576">
                <text:list-item>
                  <text:p text:style-name="a1575" text:class-names="" text:cond-style-name=""><text:span text:style-name="a1572" text:class-names="">第<text:s text:c="1"/></text:span><text:span text:style-name="a1573" text:class-names="">2<text:s text:c="1"/></text:span><text:span text:style-name="a1574" text:class-names="">レベル</text:span></text:p>
                </text:list-item>
              </text:list>
            </text:list-item>
          </text:list>
          <text:list text:style-name="a1581">
            <text:list-item>
              <text:list text:style-name="a1581">
                <text:list-item>
                  <text:list text:style-name="a1581">
                    <text:list-item>
                      <text:p text:style-name="a1580" text:class-names="" text:cond-style-name=""><text:span text:style-name="a1577" text:class-names="">第<text:s text:c="1"/></text:span><text:span text:style-name="a1578" text:class-names="">3<text:s text:c="1"/></text:span><text:span text:style-name="a1579" text:class-names="">レベル</text:span></text:p>
                    </text:list-item>
                  </text:list>
                </text:list-item>
              </text:list>
            </text:list-item>
          </text:list>
          <text:list text:style-name="a1586">
            <text:list-item>
              <text:list text:style-name="a1586">
                <text:list-item>
                  <text:list text:style-name="a1586">
                    <text:list-item>
                      <text:list text:style-name="a1586">
                        <text:list-item>
                          <text:p text:style-name="a1585" text:class-names="" text:cond-style-name=""><text:span text:style-name="a1582" text:class-names="">第<text:s text:c="1"/></text:span><text:span text:style-name="a1583" text:class-names="">4<text:s text:c="1"/></text:span><text:span text:style-name="a158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2">
            <text:list-item>
              <text:list text:style-name="a1592">
                <text:list-item>
                  <text:list text:style-name="a1592">
                    <text:list-item>
                      <text:list text:style-name="a1592">
                        <text:list-item>
                          <text:list text:style-name="a1592">
                            <text:list-item>
                              <text:p text:style-name="a1591" text:class-names="" text:cond-style-name=""><text:span text:style-name="a1587" text:class-names="">第<text:s text:c="1"/></text:span><text:span text:style-name="a1588" text:class-names="">5<text:s text:c="1"/></text:span><text:span text:style-name="a1589" text:class-names="">レベル</text:span><text:span text:style-name="a15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0" presentation:style-name="a1598" draw:name="Date Placeholder 6" svg:x="1.2in" svg:y="7.06451in" svg:width="2.70371in" svg:height="0.39931in" presentation:class="date-time" presentation:placeholder="false">
        <draw:text-box>
          <text:p text:style-name="a1597" text:class-names="" text:cond-style-name=""><text:span text:style-name="a1594" text:class-names=""><text:date text:fixed="false" style:data-style-name="a1595">2018/1/15</text:date></text:span><text:span text:style-name="a1596" text:class-names=""/></text:p>
        </draw:text-box>
        <svg:title/>
        <svg:desc/>
      </draw:frame>
      <draw:frame draw:id="id191" presentation:style-name="a1601" draw:name="Footer Placeholder 7" svg:x="4.06286in" svg:y="6.64874in" svg:width="5.27428in" svg:height="0.39931in" presentation:class="footer" presentation:placeholder="false">
        <draw:text-box>
          <text:p text:style-name="a1600" text:class-names="" text:cond-style-name=""><text:span text:style-name="a1599" text:class-names=""/></text:p>
        </draw:text-box>
        <svg:title/>
        <svg:desc/>
      </draw:frame>
      <draw:frame draw:id="id192" presentation:style-name="a1605" draw:name="Slide Number Placeholder 8" svg:x="10.35314in" svg:y="7.06451in" svg:width="1.98072in" svg:height="0.39931in" presentation:class="page-number" presentation:placeholder="false">
        <draw:text-box>
          <text:p text:style-name="a1604" text:class-names="" text:cond-style-name=""><text:span text:style-name="a1602" text:class-names=""><text:page-number style:num-format="1" text:fixed="false">‹#›</text:page-number></text:span><text:span text:style-name="a1603" text:class-names=""/></text:p>
        </draw:text-box>
        <svg:title/>
        <svg:desc/>
      </draw:frame>
      <presentation:notes style:page-layout-name="pageLayout2" draw:style-name="a1645">
        <draw:frame draw:id="id8" presentation:style-name="a1608" draw:name="ヘッダー プレースホルダー 1" svg:x="0in" svg:y="0in" svg:width="3.25in" svg:height="0.50174in" presentation:class="head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9" presentation:style-name="a1613" draw:name="日付プレースホルダー 2" svg:x="4.24826in" svg:y="0in" svg:width="3.25in" svg:height="0.50174in" presentation:class="date-time" presentation:placeholder="false">
          <draw:text-box>
            <text:p text:style-name="a1612" text:class-names="" text:cond-style-name=""><text:span text:style-name="a1609" text:class-names=""><text:date text:fixed="false" style:data-style-name="a1610">2018/1/15</text:date></text:span><text:span text:style-name="a161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14" draw:name="スライド イメージ プレースホルダー 3">
          <svg:title/>
          <svg:desc/>
        </draw:page-thumbnail>
        <draw:frame draw:id="id11" presentation:style-name="a1637" draw:name="ノート プレースホルダー 4" svg:x="0.75in" svg:y="4.8125in" svg:width="6in" svg:height="3.9375in" presentation:class="notes" presentation:placeholder="false">
          <draw:text-box>
            <text:p text:style-name="a1616" text:class-names="" text:cond-style-name=""><text:span text:style-name="a1615" text:class-names="">マスター テキストの書式設定</text:span></text:p>
            <text:list text:style-name="a1621">
              <text:list-item>
                <text:list text:style-name="a1621">
                  <text:list-item>
                    <text:p text:style-name="a1620" text:class-names="" text:cond-style-name=""><text:span text:style-name="a1617" text:class-names="">第<text:s text:c="1"/></text:span><text:span text:style-name="a1618" text:class-names="">2<text:s text:c="1"/></text:span><text:span text:style-name="a1619" text:class-names="">レベル</text:span></text:p>
                  </text:list-item>
                </text:list>
              </text:list-item>
            </text:list>
            <text:list text:style-name="a1626">
              <text:list-item>
                <text:list text:style-name="a1626">
                  <text:list-item>
                    <text:list text:style-name="a1626">
                      <text:list-item>
                        <text:p text:style-name="a1625" text:class-names="" text:cond-style-name=""><text:span text:style-name="a1622" text:class-names="">第<text:s text:c="1"/></text:span><text:span text:style-name="a1623" text:class-names="">3<text:s text:c="1"/></text:span><text:span text:style-name="a1624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631">
              <text:list-item>
                <text:list text:style-name="a1631">
                  <text:list-item>
                    <text:list text:style-name="a1631">
                      <text:list-item>
                        <text:list text:style-name="a1631">
                          <text:list-item>
                            <text:p text:style-name="a1630" text:class-names="" text:cond-style-name=""><text:span text:style-name="a1627" text:class-names="">第<text:s text:c="1"/></text:span><text:span text:style-name="a1628" text:class-names="">4<text:s text:c="1"/></text:span><text:span text:style-name="a1629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6">
              <text:list-item>
                <text:list text:style-name="a1636">
                  <text:list-item>
                    <text:list text:style-name="a1636">
                      <text:list-item>
                        <text:list text:style-name="a1636">
                          <text:list-item>
                            <text:list text:style-name="a1636">
                              <text:list-item>
                                <text:p text:style-name="a1635" text:class-names="" text:cond-style-name=""><text:span text:style-name="a1632" text:class-names="">第<text:s text:c="1"/></text:span><text:span text:style-name="a1633" text:class-names="">5<text:s text:c="1"/></text:span><text:span text:style-name="a1634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640" draw:name="フッター プレースホルダー 5" svg:x="0in" svg:y="9.49826in" svg:width="3.25in" svg:height="0.50174in" presentation:class="footer" presentation:placeholder="false">
          <draw:text-box>
            <text:p text:style-name="a1639" text:class-names="" text:cond-style-name=""><text:span text:style-name="a1638" text:class-names=""/></text:p>
          </draw:text-box>
          <svg:title/>
          <svg:desc/>
        </draw:frame>
        <draw:frame draw:id="id13" presentation:style-name="a1644" draw:name="スライド番号プレースホルダー 6" svg:x="4.24826in" svg:y="9.49826in" svg:width="3.25in" svg:height="0.50174in" presentation:class="page-number" presentation:placeholder="false">
          <draw:text-box>
            <text:p text:style-name="a1643" text:class-names="" text:cond-style-name=""><text:span text:style-name="a1641" text:class-names=""><text:page-number style:num-format="1" text:fixed="false">‹#›</text:page-number></text:span><text:span text:style-name="a1642" text:class-names=""/></text:p>
          </draw:text-box>
          <svg:title/>
          <svg:desc/>
        </draw:frame>
      </presentation:notes>
    </style:master-page>
    <style:master-page style:name="Master2-Layout8-blank-白紙" style:page-layout-name="pageLayout1" draw:style-name="a1646">
      <draw:custom-shape svg:x="0.00347in" svg:y="7in" svg:width="13.32986in" svg:height="0.5in" draw:id="id193" draw:style-name="a1647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94" draw:style-name="a1648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5" presentation:style-name="a1653" draw:name="Date Placeholder 6" svg:x="1.2in" svg:y="7.06451in" svg:width="2.70371in" svg:height="0.39931in" presentation:class="date-time" presentation:placeholder="false">
        <draw:text-box>
          <text:p text:style-name="a1652" text:class-names="" text:cond-style-name=""><text:span text:style-name="a1649" text:class-names=""><text:date text:fixed="false" style:data-style-name="a1650">2018/1/15</text:date></text:span><text:span text:style-name="a1651" text:class-names=""/></text:p>
        </draw:text-box>
        <svg:title/>
        <svg:desc/>
      </draw:frame>
      <draw:frame draw:id="id196" presentation:style-name="a1656" draw:name="Footer Placeholder 7" svg:x="4.06286in" svg:y="6.64874in" svg:width="5.27428in" svg:height="0.39931in" presentation:class="footer" presentation:placeholder="false">
        <draw:text-box>
          <text:p text:style-name="a1655" text:class-names="" text:cond-style-name=""><text:span text:style-name="a1654" text:class-names=""/></text:p>
        </draw:text-box>
        <svg:title/>
        <svg:desc/>
      </draw:frame>
      <draw:frame draw:id="id197" presentation:style-name="a1660" draw:name="Slide Number Placeholder 8" svg:x="10.35314in" svg:y="7.06451in" svg:width="1.98072in" svg:height="0.39931in" presentation:class="page-number" presentation:placeholder="false">
        <draw:text-box>
          <text:p text:style-name="a1659" text:class-names="" text:cond-style-name=""><text:span text:style-name="a1657" text:class-names=""><text:page-number style:num-format="1" text:fixed="false">‹#›</text:page-number></text:span><text:span text:style-name="a1658" text:class-names=""/></text:p>
        </draw:text-box>
        <svg:title/>
        <svg:desc/>
      </draw:frame>
      <draw:frame draw:id="id198" draw:style-name="a1661" draw:name="図 9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presentation:notes style:page-layout-name="pageLayout2" draw:style-name="a1701">
        <draw:frame draw:id="id8" presentation:style-name="a1664" draw:name="ヘッダー プレースホルダー 1" svg:x="0in" svg:y="0in" svg:width="3.25in" svg:height="0.50174in" presentation:class="header" presentation:placeholder="false">
          <draw:text-box>
            <text:p text:style-name="a1663" text:class-names="" text:cond-style-name=""><text:span text:style-name="a1662" text:class-names=""/></text:p>
          </draw:text-box>
          <svg:title/>
          <svg:desc/>
        </draw:frame>
        <draw:frame draw:id="id9" presentation:style-name="a1669" draw:name="日付プレースホルダー 2" svg:x="4.24826in" svg:y="0in" svg:width="3.25in" svg:height="0.50174in" presentation:class="date-time" presentation:placeholder="false">
          <draw:text-box>
            <text:p text:style-name="a1668" text:class-names="" text:cond-style-name=""><text:span text:style-name="a1665" text:class-names=""><text:date text:fixed="false" style:data-style-name="a1666">2018/1/15</text:date></text:span><text:span text:style-name="a166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70" draw:name="スライド イメージ プレースホルダー 3">
          <svg:title/>
          <svg:desc/>
        </draw:page-thumbnail>
        <draw:frame draw:id="id11" presentation:style-name="a1693" draw:name="ノート プレースホルダー 4" svg:x="0.75in" svg:y="4.8125in" svg:width="6in" svg:height="3.9375in" presentation:class="notes" presentation:placeholder="false">
          <draw:text-box>
            <text:p text:style-name="a1672" text:class-names="" text:cond-style-name=""><text:span text:style-name="a1671" text:class-names="">マスター テキストの書式設定</text:span></text:p>
            <text:list text:style-name="a1677">
              <text:list-item>
                <text:list text:style-name="a1677">
                  <text:list-item>
                    <text:p text:style-name="a1676" text:class-names="" text:cond-style-name=""><text:span text:style-name="a1673" text:class-names="">第<text:s text:c="1"/></text:span><text:span text:style-name="a1674" text:class-names="">2<text:s text:c="1"/></text:span><text:span text:style-name="a1675" text:class-names="">レベル</text:span></text:p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list text:style-name="a1682">
                      <text:list-item>
                        <text:p text:style-name="a1681" text:class-names="" text:cond-style-name=""><text:span text:style-name="a1678" text:class-names="">第<text:s text:c="1"/></text:span><text:span text:style-name="a1679" text:class-names="">3<text:s text:c="1"/></text:span><text:span text:style-name="a1680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687">
              <text:list-item>
                <text:list text:style-name="a1687">
                  <text:list-item>
                    <text:list text:style-name="a1687">
                      <text:list-item>
                        <text:list text:style-name="a1687">
                          <text:list-item>
                            <text:p text:style-name="a1686" text:class-names="" text:cond-style-name=""><text:span text:style-name="a1683" text:class-names="">第<text:s text:c="1"/></text:span><text:span text:style-name="a1684" text:class-names="">4<text:s text:c="1"/></text:span><text:span text:style-name="a1685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2">
              <text:list-item>
                <text:list text:style-name="a1692">
                  <text:list-item>
                    <text:list text:style-name="a1692">
                      <text:list-item>
                        <text:list text:style-name="a1692">
                          <text:list-item>
                            <text:list text:style-name="a1692">
                              <text:list-item>
                                <text:p text:style-name="a1691" text:class-names="" text:cond-style-name=""><text:span text:style-name="a1688" text:class-names="">第<text:s text:c="1"/></text:span><text:span text:style-name="a1689" text:class-names="">5<text:s text:c="1"/></text:span><text:span text:style-name="a1690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696" draw:name="フッター プレースホルダー 5" svg:x="0in" svg:y="9.49826in" svg:width="3.25in" svg:height="0.50174in" presentation:class="footer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13" presentation:style-name="a1700" draw:name="スライド番号プレースホルダー 6" svg:x="4.24826in" svg:y="9.49826in" svg:width="3.25in" svg:height="0.50174in" presentation:class="page-number" presentation:placeholder="false">
          <draw:text-box>
            <text:p text:style-name="a1699" text:class-names="" text:cond-style-name=""><text:span text:style-name="a1697" text:class-names=""><text:page-number style:num-format="1" text:fixed="false">‹#›</text:page-number></text:span><text:span text:style-name="a1698" text:class-names=""/></text:p>
          </draw:text-box>
          <svg:title/>
          <svg:desc/>
        </draw:frame>
      </presentation:notes>
    </style:master-page>
    <style:master-page style:name="Master2-Layout9-objTx-タイトル付きの&#10;コンテンツ" style:page-layout-name="pageLayout1" draw:style-name="a1702">
      <draw:custom-shape svg:x="0.00002in" svg:y="0in" svg:width="4.43in" svg:height="7.5in" draw:id="id199" draw:style-name="a17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200" draw:style-name="a170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1" presentation:style-name="a1708" draw:name="Title 1" svg:x="0.5in" svg:y="0.65in" svg:width="3.5in" svg:height="2.5in" presentation:class="title" presentation:placeholder="false">
        <draw:text-box>
          <text:p text:style-name="a1707" text:class-names="" text:cond-style-name=""><text:span text:style-name="a1705" text:class-names="">マスター タイトルの書式設定</text:span><text:span text:style-name="a1706" text:class-names=""/></text:p>
        </draw:text-box>
        <svg:title/>
        <svg:desc/>
      </draw:frame>
      <draw:frame draw:id="id202" presentation:style-name="a1733" draw:name="Content Placeholder 2" svg:x="5.25in" svg:y="0.8in" svg:width="7.1in" svg:height="5.75in" presentation:class="object" presentation:placeholder="false">
        <draw:text-box>
          <text:list text:style-name="a1711">
            <text:list-item>
              <text:p text:style-name="a1710" text:class-names="" text:cond-style-name=""><text:span text:style-name="a1709" text:class-names="">マスター テキストの書式設定</text:span></text:p>
            </text:list-item>
          </text:list>
          <text:list text:style-name="a1716">
            <text:list-item>
              <text:list text:style-name="a1716">
                <text:list-item>
                  <text:p text:style-name="a1715" text:class-names="" text:cond-style-name=""><text:span text:style-name="a1712" text:class-names="">第<text:s text:c="1"/></text:span><text:span text:style-name="a1713" text:class-names="">2<text:s text:c="1"/></text:span><text:span text:style-name="a1714" text:class-names="">レベル</text:span></text:p>
                </text:list-item>
              </text:list>
            </text:list-item>
          </text:list>
          <text:list text:style-name="a1721">
            <text:list-item>
              <text:list text:style-name="a1721">
                <text:list-item>
                  <text:list text:style-name="a1721">
                    <text:list-item>
                      <text:p text:style-name="a1720" text:class-names="" text:cond-style-name=""><text:span text:style-name="a1717" text:class-names="">第<text:s text:c="1"/></text:span><text:span text:style-name="a1718" text:class-names="">3<text:s text:c="1"/></text:span><text:span text:style-name="a1719" text:class-names="">レベル</text:span></text:p>
                    </text:list-item>
                  </text:list>
                </text:list-item>
              </text:list>
            </text:list-item>
          </text:list>
          <text:list text:style-name="a1726">
            <text:list-item>
              <text:list text:style-name="a1726">
                <text:list-item>
                  <text:list text:style-name="a1726">
                    <text:list-item>
                      <text:list text:style-name="a1726">
                        <text:list-item>
                          <text:p text:style-name="a1725" text:class-names="" text:cond-style-name=""><text:span text:style-name="a1722" text:class-names="">第<text:s text:c="1"/></text:span><text:span text:style-name="a1723" text:class-names="">4<text:s text:c="1"/></text:span><text:span text:style-name="a172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2">
            <text:list-item>
              <text:list text:style-name="a1732">
                <text:list-item>
                  <text:list text:style-name="a1732">
                    <text:list-item>
                      <text:list text:style-name="a1732">
                        <text:list-item>
                          <text:list text:style-name="a1732">
                            <text:list-item>
                              <text:p text:style-name="a1731" text:class-names="" text:cond-style-name=""><text:span text:style-name="a1727" text:class-names="">第<text:s text:c="1"/></text:span><text:span text:style-name="a1728" text:class-names="">5<text:s text:c="1"/></text:span><text:span text:style-name="a1729" text:class-names="">レベル</text:span><text:span text:style-name="a17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1737" draw:name="Text Placeholder 3" svg:x="0.5in" svg:y="3.2in" svg:width="3.5in" svg:height="3.69545in" presentation:class="outline" presentation:placeholder="false">
        <draw:text-box>
          <text:list text:style-name="a1736">
            <text:list-item>
              <text:p text:style-name="a1735" text:class-names="" text:cond-style-name=""><text:span text:style-name="a1734" text:class-names="">マスター テキストの書式設定</text:span></text:p>
            </text:list-item>
          </text:list>
        </draw:text-box>
        <svg:title/>
        <svg:desc/>
      </draw:frame>
      <draw:frame draw:id="id204" presentation:style-name="a1742" draw:name="Date Placeholder 4" svg:x="0.50909in" svg:y="7.06451in" svg:width="2.86364in" svg:height="0.39931in" presentation:class="date-time" presentation:placeholder="false">
        <draw:text-box>
          <text:p text:style-name="a1741" text:class-names="" text:cond-style-name=""><text:span text:style-name="a1738" text:class-names=""><text:date text:fixed="false" style:data-style-name="a1739">2018/1/15</text:date></text:span><text:span text:style-name="a1740" text:class-names=""/></text:p>
        </draw:text-box>
        <svg:title/>
        <svg:desc/>
      </draw:frame>
      <draw:frame draw:id="id205" presentation:style-name="a1745" draw:name="Footer Placeholder 5" svg:x="5.25in" svg:y="7.06451in" svg:width="5.08333in" svg:height="0.39931in" presentation:class="footer" presentation:placeholder="false">
        <draw:text-box>
          <text:p text:style-name="a1744" text:class-names="" text:cond-style-name=""><text:span text:style-name="a1743" text:class-names=""/></text:p>
        </draw:text-box>
        <svg:title/>
        <svg:desc/>
      </draw:frame>
      <draw:frame draw:id="id206" presentation:style-name="a1749" draw:name="Slide Number Placeholder 6" svg:x="10.35314in" svg:y="7.06451in" svg:width="1.98072in" svg:height="0.39931in" presentation:class="page-number" presentation:placeholder="false">
        <draw:text-box>
          <text:p text:style-name="a1748" text:class-names="" text:cond-style-name=""><text:span text:style-name="a1746" text:class-names=""><text:page-number style:num-format="1" text:fixed="false">‹#›</text:page-number></text:span><text:span text:style-name="a1747" text:class-names=""/></text:p>
        </draw:text-box>
        <svg:title/>
        <svg:desc/>
      </draw:frame>
      <presentation:notes style:page-layout-name="pageLayout2" draw:style-name="a1789">
        <draw:frame draw:id="id8" presentation:style-name="a1752" draw:name="ヘッダー プレースホルダー 1" svg:x="0in" svg:y="0in" svg:width="3.25in" svg:height="0.50174in" presentation:class="header" presentation:placeholder="false">
          <draw:text-box>
            <text:p text:style-name="a1751" text:class-names="" text:cond-style-name=""><text:span text:style-name="a1750" text:class-names=""/></text:p>
          </draw:text-box>
          <svg:title/>
          <svg:desc/>
        </draw:frame>
        <draw:frame draw:id="id9" presentation:style-name="a1757" draw:name="日付プレースホルダー 2" svg:x="4.24826in" svg:y="0in" svg:width="3.25in" svg:height="0.50174in" presentation:class="date-time" presentation:placeholder="false">
          <draw:text-box>
            <text:p text:style-name="a1756" text:class-names="" text:cond-style-name=""><text:span text:style-name="a1753" text:class-names=""><text:date text:fixed="false" style:data-style-name="a1754">2018/1/15</text:date></text:span><text:span text:style-name="a175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58" draw:name="スライド イメージ プレースホルダー 3">
          <svg:title/>
          <svg:desc/>
        </draw:page-thumbnail>
        <draw:frame draw:id="id11" presentation:style-name="a1781" draw:name="ノート プレースホルダー 4" svg:x="0.75in" svg:y="4.8125in" svg:width="6in" svg:height="3.9375in" presentation:class="notes" presentation:placeholder="false">
          <draw:text-box>
            <text:p text:style-name="a1760" text:class-names="" text:cond-style-name=""><text:span text:style-name="a1759" text:class-names="">マスター テキストの書式設定</text:span></text:p>
            <text:list text:style-name="a1765">
              <text:list-item>
                <text:list text:style-name="a1765">
                  <text:list-item>
                    <text:p text:style-name="a1764" text:class-names="" text:cond-style-name=""><text:span text:style-name="a1761" text:class-names="">第<text:s text:c="1"/></text:span><text:span text:style-name="a1762" text:class-names="">2<text:s text:c="1"/></text:span><text:span text:style-name="a1763" text:class-names="">レベル</text:span></text:p>
                  </text:list-item>
                </text:list>
              </text:list-item>
            </text:list>
            <text:list text:style-name="a1770">
              <text:list-item>
                <text:list text:style-name="a1770">
                  <text:list-item>
                    <text:list text:style-name="a1770">
                      <text:list-item>
                        <text:p text:style-name="a1769" text:class-names="" text:cond-style-name=""><text:span text:style-name="a1766" text:class-names="">第<text:s text:c="1"/></text:span><text:span text:style-name="a1767" text:class-names="">3<text:s text:c="1"/></text:span><text:span text:style-name="a1768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775">
              <text:list-item>
                <text:list text:style-name="a1775">
                  <text:list-item>
                    <text:list text:style-name="a1775">
                      <text:list-item>
                        <text:list text:style-name="a1775">
                          <text:list-item>
                            <text:p text:style-name="a1774" text:class-names="" text:cond-style-name=""><text:span text:style-name="a1771" text:class-names="">第<text:s text:c="1"/></text:span><text:span text:style-name="a1772" text:class-names="">4<text:s text:c="1"/></text:span><text:span text:style-name="a1773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0">
              <text:list-item>
                <text:list text:style-name="a1780">
                  <text:list-item>
                    <text:list text:style-name="a1780">
                      <text:list-item>
                        <text:list text:style-name="a1780">
                          <text:list-item>
                            <text:list text:style-name="a1780">
                              <text:list-item>
                                <text:p text:style-name="a1779" text:class-names="" text:cond-style-name=""><text:span text:style-name="a1776" text:class-names="">第<text:s text:c="1"/></text:span><text:span text:style-name="a1777" text:class-names="">5<text:s text:c="1"/></text:span><text:span text:style-name="a1778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784" draw:name="フッター プレースホルダー 5" svg:x="0in" svg:y="9.49826in" svg:width="3.25in" svg:height="0.50174in" presentation:class="footer" presentation:placeholder="false">
          <draw:text-box>
            <text:p text:style-name="a1783" text:class-names="" text:cond-style-name=""><text:span text:style-name="a1782" text:class-names=""/></text:p>
          </draw:text-box>
          <svg:title/>
          <svg:desc/>
        </draw:frame>
        <draw:frame draw:id="id13" presentation:style-name="a1788" draw:name="スライド番号プレースホルダー 6" svg:x="4.24826in" svg:y="9.49826in" svg:width="3.25in" svg:height="0.50174in" presentation:class="page-number" presentation:placeholder="false">
          <draw:text-box>
            <text:p text:style-name="a1787" text:class-names="" text:cond-style-name=""><text:span text:style-name="a1785" text:class-names=""><text:page-number style:num-format="1" text:fixed="false">‹#›</text:page-number></text:span><text:span text:style-name="a1786" text:class-names=""/></text:p>
          </draw:text-box>
          <svg:title/>
          <svg:desc/>
        </draw:frame>
      </presentation:notes>
    </style:master-page>
    <style:master-page style:name="Master2-Layout10-vertTx-タイトルと&#10;縦書きテキスト" style:page-layout-name="pageLayout1" draw:style-name="a1790">
      <draw:custom-shape svg:x="0in" svg:y="6.96898in" svg:width="13.33333in" svg:height="0.56205in" draw:id="id207" draw:layer="Master2-bg" draw:style-name="a1793" draw:name="正方形/長方形 6">
        <svg:title/>
        <svg:desc/>
        <text:p text:style-name="a1792" text:class-names="" text:cond-style-name=""><text:span text:style-name="a17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208" draw:layer="Master2-bg" draw:style-name="a179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12406in" svg:x2="12.20526in" svg:y2="1.12406in" draw:id="id209" draw:layer="Master2-bg" draw:style-name="a1795" draw:name="Straight Connector 9">
        <svg:title/>
        <svg:desc/>
      </draw:connector>
      <draw:frame draw:id="id210" draw:layer="Master2-bg" draw:style-name="a1796" draw:name="図 9" svg:x="0.13363in" svg:y="6.892in" svg:width="2.84656in" svg:height="0.8177in" style:rel-width="scale" style:rel-height="scale">
        <draw:image xlink:href="media/image7.png" xlink:type="simple" xlink:show="embed" xlink:actuate="onLoad"/>
        <svg:title/>
        <svg:desc/>
      </draw:frame>
      <draw:frame draw:id="id211" draw:layer="Master2-bg" draw:style-name="a1797" draw:name="図 10" svg:x="11.88132in" svg:y="0.26763in" svg:width="1.29577in" svg:height="0.72033in" style:rel-width="scale" style:rel-height="scale">
        <draw:image xlink:href="media/image2.png" xlink:type="simple" xlink:show="embed" xlink:actuate="onLoad"/>
        <svg:title/>
        <svg:desc/>
      </draw:frame>
      <draw:frame draw:id="id212" presentation:style-name="a1801" draw:name="Title 1" svg:x="1.2in" svg:y="0.15294in" svg:width="11in" svg:height="0.92941in" presentation:class="title" presentation:placeholder="false">
        <draw:text-box>
          <text:p text:style-name="a1800" text:class-names="" text:cond-style-name=""><text:span text:style-name="a1798" text:class-names="">マスター タイトルの書式設定</text:span><text:span text:style-name="a1799" text:class-names=""/></text:p>
        </draw:text-box>
        <svg:title/>
        <svg:desc/>
      </draw:frame>
      <draw:frame draw:id="id213" presentation:style-name="a1826" draw:name="Vertical Text Placeholder 2" svg:x="1.2in" svg:y="1.18856in" svg:width="11in" svg:height="5.22996in" presentation:class="outline" presentation:placeholder="false">
        <draw:text-box>
          <text:list text:style-name="a1804">
            <text:list-item>
              <text:p text:style-name="a1803" text:class-names="" text:cond-style-name=""><text:span text:style-name="a1802" text:class-names="">マスター テキストの書式設定</text:span></text:p>
            </text:list-item>
          </text:list>
          <text:list text:style-name="a1809">
            <text:list-item>
              <text:list text:style-name="a1809">
                <text:list-item>
                  <text:p text:style-name="a1808" text:class-names="" text:cond-style-name=""><text:span text:style-name="a1805" text:class-names="">第<text:s text:c="1"/></text:span><text:span text:style-name="a1806" text:class-names="">2<text:s text:c="1"/></text:span><text:span text:style-name="a1807" text:class-names="">レベル</text:span></text:p>
                </text:list-item>
              </text:list>
            </text:list-item>
          </text:list>
          <text:list text:style-name="a1814">
            <text:list-item>
              <text:list text:style-name="a1814">
                <text:list-item>
                  <text:list text:style-name="a1814">
                    <text:list-item>
                      <text:p text:style-name="a1813" text:class-names="" text:cond-style-name=""><text:span text:style-name="a1810" text:class-names="">第<text:s text:c="1"/></text:span><text:span text:style-name="a1811" text:class-names="">3<text:s text:c="1"/></text:span><text:span text:style-name="a1812" text:class-names="">レベル</text:span></text:p>
                    </text:list-item>
                  </text:list>
                </text:list-item>
              </text:list>
            </text:list-item>
          </text:list>
          <text:list text:style-name="a1819">
            <text:list-item>
              <text:list text:style-name="a1819">
                <text:list-item>
                  <text:list text:style-name="a1819">
                    <text:list-item>
                      <text:list text:style-name="a1819">
                        <text:list-item>
                          <text:p text:style-name="a1818" text:class-names="" text:cond-style-name=""><text:span text:style-name="a1815" text:class-names="">第<text:s text:c="1"/></text:span><text:span text:style-name="a1816" text:class-names="">4<text:s text:c="1"/></text:span><text:span text:style-name="a18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5">
            <text:list-item>
              <text:list text:style-name="a1825">
                <text:list-item>
                  <text:list text:style-name="a1825">
                    <text:list-item>
                      <text:list text:style-name="a1825">
                        <text:list-item>
                          <text:list text:style-name="a1825">
                            <text:list-item>
                              <text:p text:style-name="a1824" text:class-names="" text:cond-style-name=""><text:span text:style-name="a1820" text:class-names="">第<text:s text:c="1"/></text:span><text:span text:style-name="a1821" text:class-names="">5<text:s text:c="1"/></text:span><text:span text:style-name="a1822" text:class-names="">レベル</text:span><text:span text:style-name="a1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831" draw:name="Date Placeholder 3" svg:x="1.2in" svg:y="7.06451in" svg:width="2.70371in" svg:height="0.39931in" presentation:class="date-time" presentation:placeholder="false">
        <draw:text-box>
          <text:p text:style-name="a1830" text:class-names="" text:cond-style-name=""><text:span text:style-name="a1827" text:class-names=""><text:date text:fixed="false" style:data-style-name="a1828">2018/1/15</text:date></text:span><text:span text:style-name="a1829" text:class-names=""/></text:p>
        </draw:text-box>
        <svg:title/>
        <svg:desc/>
      </draw:frame>
      <draw:frame draw:id="id215" presentation:style-name="a1834" draw:name="Footer Placeholder 4" svg:x="4.06286in" svg:y="6.64874in" svg:width="5.27428in" svg:height="0.39931in" presentation:class="footer" presentation:placeholder="false">
        <draw:text-box>
          <text:p text:style-name="a1833" text:class-names="" text:cond-style-name=""><text:span text:style-name="a1832" text:class-names=""/></text:p>
        </draw:text-box>
        <svg:title/>
        <svg:desc/>
      </draw:frame>
      <draw:frame draw:id="id216" presentation:style-name="a1838" draw:name="Slide Number Placeholder 5" svg:x="10.35314in" svg:y="7.06451in" svg:width="1.98072in" svg:height="0.39931in" presentation:class="page-number" presentation:placeholder="false">
        <draw:text-box>
          <text:p text:style-name="a1837" text:class-names="" text:cond-style-name=""><text:span text:style-name="a1835" text:class-names=""><text:page-number style:num-format="1" text:fixed="false">‹#›</text:page-number></text:span><text:span text:style-name="a1836" text:class-names=""/></text:p>
        </draw:text-box>
        <svg:title/>
        <svg:desc/>
      </draw:frame>
      <presentation:notes style:page-layout-name="pageLayout2" draw:style-name="a1878">
        <draw:frame draw:id="id8" presentation:style-name="a1841" draw:name="ヘッダー プレースホルダー 1" svg:x="0in" svg:y="0in" svg:width="3.25in" svg:height="0.50174in" presentation:class="header" presentation:placeholder="false">
          <draw:text-box>
            <text:p text:style-name="a1840" text:class-names="" text:cond-style-name=""><text:span text:style-name="a1839" text:class-names=""/></text:p>
          </draw:text-box>
          <svg:title/>
          <svg:desc/>
        </draw:frame>
        <draw:frame draw:id="id9" presentation:style-name="a1846" draw:name="日付プレースホルダー 2" svg:x="4.24826in" svg:y="0in" svg:width="3.25in" svg:height="0.50174in" presentation:class="date-time" presentation:placeholder="false">
          <draw:text-box>
            <text:p text:style-name="a1845" text:class-names="" text:cond-style-name=""><text:span text:style-name="a1842" text:class-names=""><text:date text:fixed="false" style:data-style-name="a1843">2018/1/15</text:date></text:span><text:span text:style-name="a184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847" draw:name="スライド イメージ プレースホルダー 3">
          <svg:title/>
          <svg:desc/>
        </draw:page-thumbnail>
        <draw:frame draw:id="id11" presentation:style-name="a1870" draw:name="ノート プレースホルダー 4" svg:x="0.75in" svg:y="4.8125in" svg:width="6in" svg:height="3.9375in" presentation:class="notes" presentation:placeholder="false">
          <draw:text-box>
            <text:p text:style-name="a1849" text:class-names="" text:cond-style-name=""><text:span text:style-name="a1848" text:class-names="">マスター テキストの書式設定</text:span></text:p>
            <text:list text:style-name="a1854">
              <text:list-item>
                <text:list text:style-name="a1854">
                  <text:list-item>
                    <text:p text:style-name="a1853" text:class-names="" text:cond-style-name=""><text:span text:style-name="a1850" text:class-names="">第<text:s text:c="1"/></text:span><text:span text:style-name="a1851" text:class-names="">2<text:s text:c="1"/></text:span><text:span text:style-name="a1852" text:class-names="">レベル</text:span></text:p>
                  </text:list-item>
                </text:list>
              </text:list-item>
            </text:list>
            <text:list text:style-name="a1859">
              <text:list-item>
                <text:list text:style-name="a1859">
                  <text:list-item>
                    <text:list text:style-name="a1859">
                      <text:list-item>
                        <text:p text:style-name="a1858" text:class-names="" text:cond-style-name=""><text:span text:style-name="a1855" text:class-names="">第<text:s text:c="1"/></text:span><text:span text:style-name="a1856" text:class-names="">3<text:s text:c="1"/></text:span><text:span text:style-name="a1857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864">
              <text:list-item>
                <text:list text:style-name="a1864">
                  <text:list-item>
                    <text:list text:style-name="a1864">
                      <text:list-item>
                        <text:list text:style-name="a1864">
                          <text:list-item>
                            <text:p text:style-name="a1863" text:class-names="" text:cond-style-name=""><text:span text:style-name="a1860" text:class-names="">第<text:s text:c="1"/></text:span><text:span text:style-name="a1861" text:class-names="">4<text:s text:c="1"/></text:span><text:span text:style-name="a1862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9">
              <text:list-item>
                <text:list text:style-name="a1869">
                  <text:list-item>
                    <text:list text:style-name="a1869">
                      <text:list-item>
                        <text:list text:style-name="a1869">
                          <text:list-item>
                            <text:list text:style-name="a1869">
                              <text:list-item>
                                <text:p text:style-name="a1868" text:class-names="" text:cond-style-name=""><text:span text:style-name="a1865" text:class-names="">第<text:s text:c="1"/></text:span><text:span text:style-name="a1866" text:class-names="">5<text:s text:c="1"/></text:span><text:span text:style-name="a1867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73" draw:name="フッター プレースホルダー 5" svg:x="0in" svg:y="9.49826in" svg:width="3.25in" svg:height="0.50174in" presentation:class="footer" presentation:placeholder="false">
          <draw:text-box>
            <text:p text:style-name="a1872" text:class-names="" text:cond-style-name=""><text:span text:style-name="a1871" text:class-names=""/></text:p>
          </draw:text-box>
          <svg:title/>
          <svg:desc/>
        </draw:frame>
        <draw:frame draw:id="id13" presentation:style-name="a1877" draw:name="スライド番号プレースホルダー 6" svg:x="4.24826in" svg:y="9.49826in" svg:width="3.25in" svg:height="0.50174in" presentation:class="page-number" presentation:placeholder="false">
          <draw:text-box>
            <text:p text:style-name="a1876" text:class-names="" text:cond-style-name=""><text:span text:style-name="a1874" text:class-names=""><text:page-number style:num-format="1" text:fixed="false">‹#›</text:page-number></text:span><text:span text:style-name="a1875" text:class-names=""/></text:p>
          </draw:text-box>
          <svg:title/>
          <svg:desc/>
        </draw:frame>
      </presentation:notes>
    </style:master-page>
    <style:master-page style:name="Master2-Layout11-vertTitleAndTx-縦書きタイトルと&#10;縦書きテキスト" style:page-layout-name="pageLayout1" draw:style-name="a1879">
      <draw:custom-shape svg:x="0.00347in" svg:y="7in" svg:width="13.32986in" svg:height="0.5in" draw:id="id217" draw:style-name="a188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18" draw:style-name="a188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9" presentation:style-name="a1885" draw:name="Vertical Title 1" svg:x="9.54167in" svg:y="0.45361in" svg:width="2.875in" svg:height="6.29639in" presentation:class="title" presentation:placeholder="false">
        <draw:text-box>
          <text:p text:style-name="a1884" text:class-names="" text:cond-style-name=""><text:span text:style-name="a1882" text:class-names="">マスター タイトルの書式設定</text:span><text:span text:style-name="a1883" text:class-names=""/></text:p>
        </draw:text-box>
        <svg:title/>
        <svg:desc/>
      </draw:frame>
      <draw:frame draw:id="id220" presentation:style-name="a1910" draw:name="Vertical Text Placeholder 2" svg:x="0.91667in" svg:y="0.45361in" svg:width="8.45833in" svg:height="6.29639in" presentation:class="outline" presentation:placeholder="false">
        <draw:text-box>
          <text:list text:style-name="a1888">
            <text:list-item>
              <text:p text:style-name="a1887" text:class-names="" text:cond-style-name=""><text:span text:style-name="a1886" text:class-names="">マスター テキストの書式設定</text:span></text:p>
            </text:list-item>
          </text:list>
          <text:list text:style-name="a1893">
            <text:list-item>
              <text:list text:style-name="a1893">
                <text:list-item>
                  <text:p text:style-name="a1892" text:class-names="" text:cond-style-name=""><text:span text:style-name="a1889" text:class-names="">第<text:s text:c="1"/></text:span><text:span text:style-name="a1890" text:class-names="">2<text:s text:c="1"/></text:span><text:span text:style-name="a1891" text:class-names="">レベル</text:span></text:p>
                </text:list-item>
              </text:list>
            </text:list-item>
          </text:list>
          <text:list text:style-name="a1898">
            <text:list-item>
              <text:list text:style-name="a1898">
                <text:list-item>
                  <text:list text:style-name="a1898">
                    <text:list-item>
                      <text:p text:style-name="a1897" text:class-names="" text:cond-style-name=""><text:span text:style-name="a1894" text:class-names="">第<text:s text:c="1"/></text:span><text:span text:style-name="a1895" text:class-names="">3<text:s text:c="1"/></text:span><text:span text:style-name="a1896" text:class-names="">レベル</text:span></text:p>
                    </text:list-item>
                  </text:list>
                </text:list-item>
              </text:list>
            </text:list-item>
          </text:list>
          <text:list text:style-name="a1903">
            <text:list-item>
              <text:list text:style-name="a1903">
                <text:list-item>
                  <text:list text:style-name="a1903">
                    <text:list-item>
                      <text:list text:style-name="a1903">
                        <text:list-item>
                          <text:p text:style-name="a1902" text:class-names="" text:cond-style-name=""><text:span text:style-name="a1899" text:class-names="">第<text:s text:c="1"/></text:span><text:span text:style-name="a1900" text:class-names="">4<text:s text:c="1"/></text:span><text:span text:style-name="a190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9">
            <text:list-item>
              <text:list text:style-name="a1909">
                <text:list-item>
                  <text:list text:style-name="a1909">
                    <text:list-item>
                      <text:list text:style-name="a1909">
                        <text:list-item>
                          <text:list text:style-name="a1909">
                            <text:list-item>
                              <text:p text:style-name="a1908" text:class-names="" text:cond-style-name=""><text:span text:style-name="a1904" text:class-names="">第<text:s text:c="1"/></text:span><text:span text:style-name="a1905" text:class-names="">5<text:s text:c="1"/></text:span><text:span text:style-name="a1906" text:class-names="">レベル</text:span><text:span text:style-name="a19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1" presentation:style-name="a1915" draw:name="Date Placeholder 3" svg:x="1.2in" svg:y="7.06451in" svg:width="2.70371in" svg:height="0.39931in" presentation:class="date-time" presentation:placeholder="false">
        <draw:text-box>
          <text:p text:style-name="a1914" text:class-names="" text:cond-style-name=""><text:span text:style-name="a1911" text:class-names=""><text:date text:fixed="false" style:data-style-name="a1912">2018/1/15</text:date></text:span><text:span text:style-name="a1913" text:class-names=""/></text:p>
        </draw:text-box>
        <svg:title/>
        <svg:desc/>
      </draw:frame>
      <draw:frame draw:id="id222" presentation:style-name="a1918" draw:name="Footer Placeholder 4" svg:x="4.06286in" svg:y="6.64874in" svg:width="5.27428in" svg:height="0.39931in" presentation:class="footer" presentation:placeholder="false">
        <draw:text-box>
          <text:p text:style-name="a1917" text:class-names="" text:cond-style-name=""><text:span text:style-name="a1916" text:class-names=""/></text:p>
        </draw:text-box>
        <svg:title/>
        <svg:desc/>
      </draw:frame>
      <draw:frame draw:id="id223" presentation:style-name="a1922" draw:name="Slide Number Placeholder 5" svg:x="10.35314in" svg:y="7.06451in" svg:width="1.98072in" svg:height="0.39931in" presentation:class="page-number" presentation:placeholder="false">
        <draw:text-box>
          <text:p text:style-name="a1921" text:class-names="" text:cond-style-name=""><text:span text:style-name="a1919" text:class-names=""><text:page-number style:num-format="1" text:fixed="false">‹#›</text:page-number></text:span><text:span text:style-name="a1920" text:class-names=""/></text:p>
        </draw:text-box>
        <svg:title/>
        <svg:desc/>
      </draw:frame>
      <presentation:notes style:page-layout-name="pageLayout2" draw:style-name="a1962">
        <draw:frame draw:id="id8" presentation:style-name="a1925" draw:name="ヘッダー プレースホルダー 1" svg:x="0in" svg:y="0in" svg:width="3.25in" svg:height="0.50174in" presentation:class="header" presentation:placeholder="false">
          <draw:text-box>
            <text:p text:style-name="a1924" text:class-names="" text:cond-style-name=""><text:span text:style-name="a1923" text:class-names=""/></text:p>
          </draw:text-box>
          <svg:title/>
          <svg:desc/>
        </draw:frame>
        <draw:frame draw:id="id9" presentation:style-name="a1930" draw:name="日付プレースホルダー 2" svg:x="4.24826in" svg:y="0in" svg:width="3.25in" svg:height="0.50174in" presentation:class="date-time" presentation:placeholder="false">
          <draw:text-box>
            <text:p text:style-name="a1929" text:class-names="" text:cond-style-name=""><text:span text:style-name="a1926" text:class-names=""><text:date text:fixed="false" style:data-style-name="a1927">2018/1/15</text:date></text:span><text:span text:style-name="a192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931" draw:name="スライド イメージ プレースホルダー 3">
          <svg:title/>
          <svg:desc/>
        </draw:page-thumbnail>
        <draw:frame draw:id="id11" presentation:style-name="a1954" draw:name="ノート プレースホルダー 4" svg:x="0.75in" svg:y="4.8125in" svg:width="6in" svg:height="3.9375in" presentation:class="notes" presentation:placeholder="false">
          <draw:text-box>
            <text:p text:style-name="a1933" text:class-names="" text:cond-style-name=""><text:span text:style-name="a1932" text:class-names="">マスター テキストの書式設定</text:span></text:p>
            <text:list text:style-name="a1938">
              <text:list-item>
                <text:list text:style-name="a1938">
                  <text:list-item>
                    <text:p text:style-name="a1937" text:class-names="" text:cond-style-name=""><text:span text:style-name="a1934" text:class-names="">第<text:s text:c="1"/></text:span><text:span text:style-name="a1935" text:class-names="">2<text:s text:c="1"/></text:span><text:span text:style-name="a1936" text:class-names="">レベル</text:span></text:p>
                  </text:list-item>
                </text:list>
              </text:list-item>
            </text:list>
            <text:list text:style-name="a1943">
              <text:list-item>
                <text:list text:style-name="a1943">
                  <text:list-item>
                    <text:list text:style-name="a1943">
                      <text:list-item>
                        <text:p text:style-name="a1942" text:class-names="" text:cond-style-name=""><text:span text:style-name="a1939" text:class-names="">第<text:s text:c="1"/></text:span><text:span text:style-name="a1940" text:class-names="">3<text:s text:c="1"/></text:span><text:span text:style-name="a1941" text:class-names="">レベル</text:span></text:p>
                      </text:list-item>
                    </text:list>
                  </text:list-item>
                </text:list>
              </text:list-item>
            </text:list>
            <text:list text:style-name="a1948">
              <text:list-item>
                <text:list text:style-name="a1948">
                  <text:list-item>
                    <text:list text:style-name="a1948">
                      <text:list-item>
                        <text:list text:style-name="a1948">
                          <text:list-item>
                            <text:p text:style-name="a1947" text:class-names="" text:cond-style-name=""><text:span text:style-name="a1944" text:class-names="">第<text:s text:c="1"/></text:span><text:span text:style-name="a1945" text:class-names="">4<text:s text:c="1"/></text:span><text:span text:style-name="a1946" text:class-names="">レベル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3">
              <text:list-item>
                <text:list text:style-name="a1953">
                  <text:list-item>
                    <text:list text:style-name="a1953">
                      <text:list-item>
                        <text:list text:style-name="a1953">
                          <text:list-item>
                            <text:list text:style-name="a1953">
                              <text:list-item>
                                <text:p text:style-name="a1952" text:class-names="" text:cond-style-name=""><text:span text:style-name="a1949" text:class-names="">第<text:s text:c="1"/></text:span><text:span text:style-name="a1950" text:class-names="">5<text:s text:c="1"/></text:span><text:span text:style-name="a1951" text:class-names="">レベル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57" draw:name="フッター プレースホルダー 5" svg:x="0in" svg:y="9.49826in" svg:width="3.25in" svg:height="0.50174in" presentation:class="footer" presentation:placeholder="false">
          <draw:text-box>
            <text:p text:style-name="a1956" text:class-names="" text:cond-style-name=""><text:span text:style-name="a1955" text:class-names=""/></text:p>
          </draw:text-box>
          <svg:title/>
          <svg:desc/>
        </draw:frame>
        <draw:frame draw:id="id13" presentation:style-name="a1961" draw:name="スライド番号プレースホルダー 6" svg:x="4.24826in" svg:y="9.49826in" svg:width="3.25in" svg:height="0.50174in" presentation:class="page-number" presentation:placeholder="false">
          <draw:text-box>
            <text:p text:style-name="a1960" text:class-names="" text:cond-style-name=""><text:span text:style-name="a1958" text:class-names=""><text:page-number style:num-format="1" text:fixed="false">‹#›</text:page-number></text:span><text:span text:style-name="a1959" text:class-names=""/></text:p>
          </draw:text-box>
          <svg:title/>
          <svg:desc/>
        </draw:frame>
      </presentation:notes>
    </style:master-page>
    <style:handout-master style:page-layout-name="pageLayout3" draw:style-name="a1963">
      <draw:frame draw:id="id224" presentation:style-name="a1966" draw:name="ヘッダー プレースホルダー 1" svg:x="0in" svg:y="0in" svg:width="3.25in" svg:height="0.50174in" presentation:class="header" presentation:placeholder="false">
        <draw:text-box>
          <text:p text:style-name="a1965" text:class-names="" text:cond-style-name=""><text:span text:style-name="a1964" text:class-names=""/></text:p>
        </draw:text-box>
        <svg:title/>
        <svg:desc/>
      </draw:frame>
      <draw:frame draw:id="id225" presentation:style-name="a1971" draw:name="日付プレースホルダー 2" svg:x="4.24826in" svg:y="0in" svg:width="3.25in" svg:height="0.50174in" presentation:class="date-time" presentation:placeholder="false">
        <draw:text-box>
          <text:p text:style-name="a1970" text:class-names="" text:cond-style-name=""><text:span text:style-name="a1967" text:class-names=""><text:date text:fixed="false" style:data-style-name="a1968">2018/1/15</text:date></text:span><text:span text:style-name="a1969" text:class-names=""/></text:p>
        </draw:text-box>
        <svg:title/>
        <svg:desc/>
      </draw:frame>
      <draw:frame draw:id="id226" presentation:style-name="a1974" draw:name="フッター プレースホルダー 3" svg:x="0in" svg:y="9.49826in" svg:width="3.25in" svg:height="0.50174in" presentation:class="footer" presentation:placeholder="false">
        <draw:text-box>
          <text:p text:style-name="a1973" text:class-names="" text:cond-style-name=""><text:span text:style-name="a1972" text:class-names=""/></text:p>
        </draw:text-box>
        <svg:title/>
        <svg:desc/>
      </draw:frame>
      <draw:frame draw:id="id227" presentation:style-name="a1978" draw:name="スライド番号プレースホルダー 4" svg:x="4.24826in" svg:y="9.49826in" svg:width="3.25in" svg:height="0.50174in" presentation:class="page-number" presentation:placeholder="false">
        <draw:text-box>
          <text:p text:style-name="a1977" text:class-names="" text:cond-style-name=""><text:span text:style-name="a1975" text:class-names=""><text:page-number style:num-format="1" text:fixed="false">‹#›</text:page-number></text:span><text:span text:style-name="a1976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テスト設計コンテスト’18資料</dc:title>
    <meta:initial-creator>てすにゃんV3</meta:initial-creator>
    <dc:creator>Odan Tomohiro</dc:creator>
    <meta:creation-date>2015-08-30T12:58:51Z</meta:creation-date>
    <dc:date>2018-01-28T14:48:43Z</dc:date>
    <meta:print-date>2017-12-25T12:02:10Z</meta:print-date>
    <meta:template xlink:href="Retrospect" xlink:type="simple"/>
    <meta:editing-cycles>532</meta:editing-cycles>
    <meta:editing-duration>PT1980388S</meta:editing-duration>
    <meta:document-statistic meta:paragraph-count="75" meta:word-count="119"/>
  </office:meta>
</office:document-meta>
</file>